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83cm"/>
    </style:style>
    <style:style style:name="co2" style:family="table-column">
      <style:table-column-properties fo:break-before="auto" style:column-width="2.044cm"/>
    </style:style>
    <style:style style:name="co3" style:family="table-column">
      <style:table-column-properties fo:break-before="auto" style:column-width="1.974cm"/>
    </style:style>
    <style:style style:name="co4" style:family="table-column">
      <style:table-column-properties fo:break-before="auto" style:column-width="0.559cm"/>
    </style:style>
    <style:style style:name="co5" style:family="table-column">
      <style:table-column-properties fo:break-before="auto" style:column-width="2.297cm"/>
    </style:style>
    <style:style style:name="co6" style:family="table-column">
      <style:table-column-properties fo:break-before="auto" style:column-width="2.314cm"/>
    </style:style>
    <style:style style:name="co7" style:family="table-column">
      <style:table-column-properties fo:break-before="auto" style:column-width="1.388cm"/>
    </style:style>
    <style:style style:name="co8" style:family="table-column">
      <style:table-column-properties fo:break-before="auto" style:column-width="2.191cm"/>
    </style:style>
    <style:style style:name="co9" style:family="table-column">
      <style:table-column-properties fo:break-before="auto" style:column-width="1.358cm"/>
    </style:style>
    <style:style style:name="co10" style:family="table-column">
      <style:table-column-properties fo:break-before="auto" style:column-width="2.438cm"/>
    </style:style>
    <style:style style:name="co11" style:family="table-column">
      <style:table-column-properties fo:break-before="auto" style:column-width="2.185cm"/>
    </style:style>
    <style:style style:name="co12" style:family="table-column">
      <style:table-column-properties fo:break-before="auto" style:column-width="3.087cm"/>
    </style:style>
    <style:style style:name="co13" style:family="table-column">
      <style:table-column-properties fo:break-before="auto" style:column-width="2.838cm"/>
    </style:style>
    <style:style style:name="co14" style:family="table-column">
      <style:table-column-properties fo:break-before="auto" style:column-width="4.35cm"/>
    </style:style>
    <style:style style:name="co15" style:family="table-column">
      <style:table-column-properties fo:break-before="auto" style:column-width="2.808cm"/>
    </style:style>
    <style:style style:name="co16" style:family="table-column">
      <style:table-column-properties fo:break-before="auto" style:column-width="3.547cm"/>
    </style:style>
    <style:style style:name="co17" style:family="table-column">
      <style:table-column-properties fo:break-before="auto" style:column-width="2.097cm"/>
    </style:style>
    <style:style style:name="co18" style:family="table-column">
      <style:table-column-properties fo:break-before="auto" style:column-width="0.956cm"/>
    </style:style>
    <style:style style:name="co19" style:family="table-column">
      <style:table-column-properties fo:break-before="auto" style:column-width="1.171cm"/>
    </style:style>
    <style:style style:name="co20" style:family="table-column">
      <style:table-column-properties fo:break-before="auto" style:column-width="3.117cm"/>
    </style:style>
    <style:style style:name="co21" style:family="table-column">
      <style:table-column-properties fo:break-before="auto" style:column-width="2.9cm"/>
    </style:style>
    <style:style style:name="co22" style:family="table-column">
      <style:table-column-properties fo:break-before="auto" style:column-width="2.282cm"/>
    </style:style>
    <style:style style:name="co23" style:family="table-column">
      <style:table-column-properties fo:break-before="auto" style:column-width="2.267cm"/>
    </style:style>
    <style:style style:name="co24" style:family="table-column">
      <style:table-column-properties fo:break-before="auto" style:column-width="2.464cm"/>
    </style:style>
    <style:style style:name="ro1" style:family="table-row">
      <style:table-row-properties style:row-height="0.44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002" number:language="en" number:country="NZ">
      <number:number number:decimal-places="2" number:min-integer-digits="1"/>
    </number:number-style>
    <style:style style:name="ce1" style:family="table-cell" style:parent-style-name="Default">
      <style:table-cell-properties fo:background-color="#d7e4bd"/>
    </style:style>
    <style:style style:name="ce2" style:family="table-cell" style:parent-style-name="Default" style:data-style-name="N8002"/>
    <style:style style:name="ce3" style:family="table-cell" style:parent-style-name="Default">
      <style:table-cell-properties fo:background-color="#00cc33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number-columns-repeated="5" table:default-cell-style-name="Default"/>
        <table:table-column table:style-name="co6" table:number-columns-repeated="3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default-cell-style-name="Default"/>
        <table:table-column table:style-name="co6" table:default-cell-style-name="Default"/>
        <table:table-column table:style-name="co9" table:default-cell-style-name="Default"/>
        <table:table-column table:style-name="co6" table:number-columns-repeated="3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3" table:default-cell-style-name="ce1"/>
        <table:table-column table:style-name="co12" table:number-columns-repeated="2" table:default-cell-style-name="ce2"/>
        <table:table-column table:style-name="co3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3" table:number-columns-repeated="2" table:default-cell-style-name="Default"/>
        <table:table-column table:style-name="co6" table:default-cell-style-name="Default"/>
        <table:table-column table:style-name="co22" table:number-columns-repeated="2" table:default-cell-style-name="Default"/>
        <table:table-column table:style-name="co3" table:number-columns-repeated="980" table:default-cell-style-name="Default"/>
        <table:table-row table:style-name="ro1">
          <table:table-cell table:number-columns-repeated="11"/>
          <table:table-cell office:value-type="string">
            <text:p>Length</text:p>
          </table:table-cell>
          <table:table-cell/>
          <table:table-cell office:value-type="string">
            <text:p>Azimuth</text:p>
          </table:table-cell>
          <table:table-cell table:number-columns-repeated="14"/>
          <table:table-cell office:value-type="string">
            <text:p>Ortho Projection Reduction </text:p>
          </table:table-cell>
          <table:table-cell table:number-columns-repeated="995"/>
        </table:table-row>
        <table:table-row table:style-name="ro1">
          <table:table-cell office:value-type="string">
            <text:p>GO1</text:p>
          </table:table-cell>
          <table:table-cell office:value-type="string">
            <text:p>X-Sect 1S</text:p>
          </table:table-cell>
          <table:table-cell office:value-type="float" office:value="1379618.21">
            <text:p>1379618.21</text:p>
          </table:table-cell>
          <table:table-cell office:value-type="float" office:value="4903677.37">
            <text:p>4903677.37</text:p>
          </table:table-cell>
          <table:table-cell office:value-type="float" office:value="0">
            <text:p>0</text:p>
          </table:table-cell>
          <table:table-cell office:value-type="string">
            <text:p>X-Sect 1E</text:p>
          </table:table-cell>
          <table:table-cell office:value-type="float" office:value="1379459.9">
            <text:p>1379459.9</text:p>
          </table:table-cell>
          <table:table-cell office:value-type="float" office:value="4904051.13">
            <text:p>4904051.13</text:p>
          </table:table-cell>
          <table:table-cell office:value-type="float" office:value="0">
            <text:p>0</text:p>
          </table:table-cell>
          <table:table-cell table:formula="of:=[.G2]-[.C2]" office:value-type="float" office:value="-158.310000000056">
            <text:p>-158.3100000001</text:p>
          </table:table-cell>
          <table:table-cell table:formula="of:=[.H2]-[.D2]" office:value-type="float" office:value="373.759999999776">
            <text:p>373.7599999998</text:p>
          </table:table-cell>
          <table:table-cell table:formula="of:=([.J2]^2+[.K2]^2)^0.5" office:value-type="float" office:value="405.90466085012">
            <text:p>405.9046608501</text:p>
          </table:table-cell>
          <table:table-cell table:formula="of:=DEGREES(ATAN(([.G2]-[.C2] )/(  [.H2]-[.D2]  )))" office:value-type="float" office:value="-22.9556004073813">
            <text:p>-22.9556004074</text:p>
          </table:table-cell>
          <table:table-cell table:formula="of:=MOD([.M2];360)" office:value-type="float" office:value="337.044399592619">
            <text:p>337.0443995926</text:p>
          </table:table-cell>
          <table:table-cell table:number-columns-repeated="14"/>
          <table:table-cell office:value-type="string">
            <text:p>Orthogonal Line equations.</text:p>
          </table:table-cell>
          <table:table-cell table:number-columns-repeated="99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2"/>
          <table:table-cell office:value-type="string">
            <text:p>Offset</text:p>
          </table:table-cell>
          <table:table-cell office:value-type="string">
            <text:p>Elevation</text:p>
          </table:table-cell>
          <table:table-cell office:value-type="string">
            <text:p>Northing</text:p>
          </table:table-cell>
          <table:table-cell office:value-type="string">
            <text:p>Easting</text:p>
          </table:table-cell>
          <table:table-cell office:value-type="string">
            <text:p>Code</text:p>
          </table:table-cell>
          <table:table-cell/>
          <table:table-cell office:value-type="string">
            <text:p>topo</text:p>
          </table:table-cell>
          <table:table-cell table:number-columns-repeated="99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ce1" table:number-columns-repeated="5"/>
          <table:table-cell table:style-name="ce2" table:number-columns-repeated="2"/>
          <table:table-cell table:number-columns-repeated="7"/>
          <table:table-cell table:style-name="ce2"/>
          <table:table-cell table:number-columns-repeated="998"/>
        </table:table-row>
        <table:table-row table:style-name="ro1">
          <table:table-cell table:number-columns-repeated="28"/>
          <table:table-cell office:value-type="string">
            <text:p>Line</text:p>
          </table:table-cell>
          <table:table-cell table:number-columns-repeated="995"/>
        </table:table-row>
        <table:table-row table:style-name="ro1">
          <table:table-cell office:value-type="string">
            <text:p>XS04-S</text:p>
          </table:table-cell>
          <table:table-cell office:value-type="float" office:value="4912777.7">
            <text:p>4912777.7</text:p>
          </table:table-cell>
          <table:table-cell office:value-type="float" office:value="1387798.47">
            <text:p>1387798.47</text:p>
          </table:table-cell>
          <table:table-cell/>
          <table:table-cell office:value-type="string">
            <text:p>XS04-E</text:p>
          </table:table-cell>
          <table:table-cell office:value-type="float" office:value="4912584.12">
            <text:p>4912584.12</text:p>
          </table:table-cell>
          <table:table-cell office:value-type="float" office:value="1387343.17">
            <text:p>1387343.17</text:p>
          </table:table-cell>
          <table:table-cell table:formula="of:=-1/[.I8]" office:value-type="float" office:value="-2.35199917346767">
            <text:p>-2.3519991735</text:p>
          </table:table-cell>
          <table:table-cell table:formula="of:=([.F8]-[.B8])/([.G8]-[.C8])" office:value-type="float" office:value="0.425170217439171">
            <text:p>0.4251702174</text:p>
          </table:table-cell>
          <table:table-cell table:formula="of:=[.M8]-[.N8]*[.H8]" office:value-type="float" office:value="8175613.96366805">
            <text:p>8175613.96366805</text:p>
          </table:table-cell>
          <table:table-cell table:formula="of:=[.B8]-[.B8]*[.I8]" office:value-type="float" office:value="2824010.93706069">
            <text:p>2824010.93706069</text:p>
          </table:table-cell>
          <table:table-cell table:style-name="ce1" office:value-type="string">
            <text:p>xs04r_100</text:p>
          </table:table-cell>
          <table:table-cell table:style-name="ce1" office:value-type="float" office:value="4912584.078">
            <text:p>4912584.078</text:p>
          </table:table-cell>
          <table:table-cell table:style-name="ce1" office:value-type="float" office:value="1387343.126">
            <text:p>1387343.126</text:p>
          </table:table-cell>
          <table:table-cell table:style-name="ce1" office:value-type="float" office:value="11.642">
            <text:p>11.642</text:p>
          </table:table-cell>
          <table:table-cell table:style-name="ce1" office:value-type="string">
            <text:p>so</text:p>
          </table:table-cell>
          <table:table-cell table:style-name="ce2" table:formula="of:=-(  [.J8]-[.K8] )/( [.H8]-[.I8])" office:value-type="float" office:value="1926999.1395303">
            <text:p>1926999.14</text:p>
          </table:table-cell>
          <table:table-cell table:style-name="ce2" table:formula="of:=[.H$17]*[.Q8]+[.J8]" office:value-type="float" office:value="8175613.96366805">
            <text:p>8175613.96</text:p>
          </table:table-cell>
          <table:table-cell table:formula="of:=(([.N8]- [.C8])^2 +([.M8]-[.B8])^2)^0.5" office:value-type="float" office:value="494.800603496204">
            <text:p>494.8006034962</text:p>
          </table:table-cell>
          <table:table-cell table:number-columns-repeated="2"/>
          <table:table-cell table:formula="of:=[.L8]" office:value-type="string" office:string-value="xs04r_100">
            <text:p>xs04r_100</text:p>
          </table:table-cell>
          <table:table-cell table:formula="of:=[.S8]" office:value-type="float" office:value="494.800603496204">
            <text:p>494.8006034962</text:p>
          </table:table-cell>
          <table:table-cell table:formula="of:=[.O8]" office:value-type="float" office:value="11.642">
            <text:p>11.642</text:p>
          </table:table-cell>
          <table:table-cell table:formula="of:=[.M8]" office:value-type="float" office:value="4912584.078">
            <text:p>4912584.078</text:p>
          </table:table-cell>
          <table:table-cell table:style-name="ce2" table:formula="of:=[.N8]" office:value-type="float" office:value="1387343.126">
            <text:p>1387343.13</text:p>
          </table:table-cell>
          <table:table-cell table:formula="of:=[.P8]" office:value-type="string" office:string-value="so">
            <text:p>so</text:p>
          </table:table-cell>
          <table:table-cell table:number-columns-repeated="997"/>
        </table:table-row>
        <table:table-row table:style-name="ro1" table:number-rows-repeated="3">
          <table:table-cell table:number-columns-repeated="1024"/>
        </table:table-row>
        <table:table-row table:style-name="ro1" table:number-rows-repeated="5">
          <table:table-cell table:number-columns-repeated="41"/>
          <table:table-cell table:style-name="ce2"/>
          <table:table-cell table:number-columns-repeated="982"/>
        </table:table-row>
        <table:table-row table:style-name="ro1">
          <table:table-cell table:number-columns-repeated="7"/>
          <table:table-cell/>
          <table:table-cell table:number-columns-repeated="8"/>
          <table:table-cell office:value-type="string">
            <text:p>XS04-S</text:p>
          </table:table-cell>
          <table:table-cell office:value-type="float" office:value="1387798.47">
            <text:p>1387798.47</text:p>
          </table:table-cell>
          <table:table-cell office:value-type="float" office:value="4912777.7">
            <text:p>4912777.7</text:p>
          </table:table-cell>
          <table:table-cell office:value-type="float" office:value="0">
            <text:p>0</text:p>
          </table:table-cell>
          <table:table-cell office:value-type="string">
            <text:p>XS04-E</text:p>
          </table:table-cell>
          <table:table-cell office:value-type="float" office:value="1387343.17">
            <text:p>1387343.17</text:p>
          </table:table-cell>
          <table:table-cell office:value-type="float" office:value="4912584.12">
            <text:p>4912584.12</text:p>
          </table:table-cell>
          <table:table-cell table:formula="of:=-1/[.Y17]" office:value-type="float" office:value="-2.35199917346767">
            <text:p>-2.3519991735</text:p>
          </table:table-cell>
          <table:table-cell table:formula="of:=([.W17]-[.S17])/([.V17]-[.R17])" office:value-type="float" office:value="0.425170217439171">
            <text:p>0.4251702174</text:p>
          </table:table-cell>
          <table:table-cell table:formula="of:=[Shots.B3]-[Shots.C3]*[.X17]" office:value-type="float" office:value="8175613.96366805">
            <text:p>8175613.96366805</text:p>
          </table:table-cell>
          <table:table-cell table:formula="of:=[.S17]-[.R17]*[.Y17]" office:value-type="float" office:value="4322727.12274835">
            <text:p>4322727.12274835</text:p>
          </table:table-cell>
          <table:table-cell table:style-name="Default" table:number-columns-repeated="5"/>
          <table:table-cell table:formula="of:=-(  [.Z17]-[.AA17] )/( [.X17]-[.Y17])" office:value-type="float" office:value="1387343.11761286">
            <text:p>1387343.12</text:p>
          </table:table-cell>
          <table:table-cell table:formula="of:=[.X$17]*[.AG17]+[.Z17]" office:value-type="float" office:value="4912584.09772655">
            <text:p>4912584.10</text:p>
          </table:table-cell>
          <table:table-cell table:formula="of:=(([Shots.C3]-[.R17])^2 +([Shots.B3]-[.S17])^2)^0.5" office:value-type="float" office:value="494.800603496204">
            <text:p>494.8006034962</text:p>
          </table:table-cell>
          <table:table-cell table:number-columns-repeated="2"/>
          <table:table-cell table:formula="of:=[Shots.A3]" office:value-type="string" office:string-value="xs04r_100">
            <text:p>xs04r_100</text:p>
          </table:table-cell>
          <table:table-cell table:formula="of:=[.AI17]" office:value-type="float" office:value="494.800603496204">
            <text:p>494.8006034962</text:p>
          </table:table-cell>
          <table:table-cell table:formula="of:=[Shots.D3]" office:value-type="float" office:value="11.642">
            <text:p>11.642</text:p>
          </table:table-cell>
          <table:table-cell table:formula="of:=[Shots.B3]" office:value-type="float" office:value="4912584.078">
            <text:p>4912584.078</text:p>
          </table:table-cell>
          <table:table-cell table:style-name="ce2" table:formula="of:=[Shots.C3]" office:value-type="float" office:value="1387343.126">
            <text:p>1387343.13</text:p>
          </table:table-cell>
          <table:table-cell table:formula="of:=[Shots.E3]" office:value-type="string" office:string-value="so">
            <text:p>so</text:p>
          </table:table-cell>
          <table:table-cell table:number-columns-repeated="981"/>
        </table:table-row>
        <table:table-row table:style-name="ro1">
          <table:table-cell table:number-columns-repeated="16"/>
          <table:table-cell office:value-type="string">
            <text:p>XS04-S</text:p>
          </table:table-cell>
          <table:table-cell office:value-type="float" office:value="1387798.47">
            <text:p>1387798.47</text:p>
          </table:table-cell>
          <table:table-cell office:value-type="float" office:value="4912777.7">
            <text:p>4912777.7</text:p>
          </table:table-cell>
          <table:table-cell office:value-type="float" office:value="0">
            <text:p>0</text:p>
          </table:table-cell>
          <table:table-cell office:value-type="string">
            <text:p>XS04-E</text:p>
          </table:table-cell>
          <table:table-cell office:value-type="float" office:value="1387343.17">
            <text:p>1387343.17</text:p>
          </table:table-cell>
          <table:table-cell office:value-type="float" office:value="4912584.12">
            <text:p>4912584.12</text:p>
          </table:table-cell>
          <table:table-cell table:formula="of:=-1/[.Y18]" office:value-type="float" office:value="-2.35199917346767">
            <text:p>-2.3519991735</text:p>
          </table:table-cell>
          <table:table-cell table:formula="of:=([.W18]-[.S18])/([.V18]-[.R18])" office:value-type="float" office:value="0.425170217439171">
            <text:p>0.4251702174</text:p>
          </table:table-cell>
          <table:table-cell table:formula="of:=[Shots.B4]-[Shots.C4]*[.X18]" office:value-type="float" office:value="8175642.52705156">
            <text:p>8175642.52705156</text:p>
          </table:table-cell>
          <table:table-cell table:formula="of:=[.S18]-[.R18]*[.Y18]" office:value-type="float" office:value="4322727.12274835">
            <text:p>4322727.12274835</text:p>
          </table:table-cell>
          <table:table-cell table:style-name="Default" table:number-columns-repeated="5"/>
          <table:table-cell table:formula="of:=-(   [.Z18]-[.AA18]    )/(      [.X18]-[.Y18])" office:value-type="float" office:value="1387353.40268355">
            <text:p>1387353.40</text:p>
          </table:table-cell>
          <table:table-cell table:formula="of:=[.#REF!$17]*[.AG18]+[.Z18]" office:value-type="float" office:value="0">
            <text:p>#REF!</text:p>
          </table:table-cell>
          <table:table-cell table:formula="of:=(([Shots.C4]-[.R18])^2 +([Shots.B4]-[.S18])^2)^0.5" office:value-type="float" office:value="483.624513424288">
            <text:p>483.6245134243</text:p>
          </table:table-cell>
          <table:table-cell table:number-columns-repeated="2"/>
          <table:table-cell table:formula="of:=[Shots.A4]" office:value-type="string" office:string-value="xs04r_101">
            <text:p>xs04r_101</text:p>
          </table:table-cell>
          <table:table-cell table:formula="of:=[.AI18]" office:value-type="float" office:value="483.624513424288">
            <text:p>483.6245134243</text:p>
          </table:table-cell>
          <table:table-cell table:formula="of:=[Shots.D4]" office:value-type="float" office:value="11.765">
            <text:p>11.765</text:p>
          </table:table-cell>
          <table:table-cell table:formula="of:=[Shots.B4]" office:value-type="float" office:value="4912588.484">
            <text:p>4912588.484</text:p>
          </table:table-cell>
          <table:table-cell table:style-name="ce2" table:formula="of:=[Shots.C4]" office:value-type="float" office:value="1387353.397">
            <text:p>1387353.40</text:p>
          </table:table-cell>
          <table:table-cell table:formula="of:=[Shots.E4]" office:value-type="string" office:string-value="f+bb">
            <text:p>f+bb</text:p>
          </table:table-cell>
          <table:table-cell table:number-columns-repeated="981"/>
        </table:table-row>
        <table:table-row table:style-name="ro1">
          <table:table-cell table:number-columns-repeated="16"/>
          <table:table-cell office:value-type="string">
            <text:p>XS04-S</text:p>
          </table:table-cell>
          <table:table-cell office:value-type="float" office:value="1387798.47">
            <text:p>1387798.47</text:p>
          </table:table-cell>
          <table:table-cell office:value-type="float" office:value="4912777.7">
            <text:p>4912777.7</text:p>
          </table:table-cell>
          <table:table-cell office:value-type="float" office:value="0">
            <text:p>0</text:p>
          </table:table-cell>
          <table:table-cell office:value-type="string">
            <text:p>XS04-E</text:p>
          </table:table-cell>
          <table:table-cell office:value-type="float" office:value="1387343.17">
            <text:p>1387343.17</text:p>
          </table:table-cell>
          <table:table-cell office:value-type="float" office:value="4912584.12">
            <text:p>4912584.12</text:p>
          </table:table-cell>
          <table:table-cell table:formula="of:=-1/[.Y19]" office:value-type="float" office:value="-2.35199917346767">
            <text:p>-2.3519991735</text:p>
          </table:table-cell>
          <table:table-cell table:formula="of:=([.W19]-[.S19])/([.V19]-[.R19])" office:value-type="float" office:value="0.425170217439171">
            <text:p>0.4251702174</text:p>
          </table:table-cell>
          <table:table-cell table:formula="of:=[Shots.B5]-[Shots.C5]*[.X19]" office:value-type="float" office:value="8175662.37151773">
            <text:p>8175662.37151773</text:p>
          </table:table-cell>
          <table:table-cell table:formula="of:=[.S19]-[.R19]*[.Y19]" office:value-type="float" office:value="4322727.12274835">
            <text:p>4322727.12274835</text:p>
          </table:table-cell>
          <table:table-cell table:style-name="Default" table:number-columns-repeated="5"/>
          <table:table-cell table:formula="of:=-(   [.Z19]-[.AA19]    )/(      [.X19]-[.Y19])" office:value-type="float" office:value="1387360.54825639">
            <text:p>1387360.55</text:p>
          </table:table-cell>
          <table:table-cell table:formula="of:=[.#REF!$17]*[.AG19]+[.Z19]" office:value-type="float" office:value="0">
            <text:p>#REF!</text:p>
          </table:table-cell>
          <table:table-cell table:formula="of:=(([Shots.C5]-[.R19])^2 +([Shots.B5]-[.S19])^2)^0.5" office:value-type="float" office:value="475.859959005791">
            <text:p>475.8599590058</text:p>
          </table:table-cell>
          <table:table-cell table:number-columns-repeated="2"/>
          <table:table-cell table:formula="of:=[Shots.A5]" office:value-type="string" office:string-value="xs04r_102">
            <text:p>xs04r_102</text:p>
          </table:table-cell>
          <table:table-cell table:formula="of:=[.AI19]" office:value-type="float" office:value="475.859959005791">
            <text:p>475.8599590058</text:p>
          </table:table-cell>
          <table:table-cell table:formula="of:=[Shots.D5]" office:value-type="float" office:value="13.874">
            <text:p>13.874</text:p>
          </table:table-cell>
          <table:table-cell table:formula="of:=[Shots.B5]" office:value-type="float" office:value="4912591.721">
            <text:p>4912591.721</text:p>
          </table:table-cell>
          <table:table-cell table:style-name="ce2" table:formula="of:=[Shots.C5]" office:value-type="float" office:value="1387360.458">
            <text:p>1387360.46</text:p>
          </table:table-cell>
          <table:table-cell table:formula="of:=[Shots.E5]" office:value-type="string" office:string-value="tb">
            <text:p>tb</text:p>
          </table:table-cell>
          <table:table-cell table:style-name="ce2"/>
          <table:table-cell table:number-columns-repeated="980"/>
        </table:table-row>
        <table:table-row table:style-name="ro1">
          <table:table-cell table:number-columns-repeated="16"/>
          <table:table-cell office:value-type="string">
            <text:p>XS04-S</text:p>
          </table:table-cell>
          <table:table-cell office:value-type="float" office:value="1387798.47">
            <text:p>1387798.47</text:p>
          </table:table-cell>
          <table:table-cell office:value-type="float" office:value="4912777.7">
            <text:p>4912777.7</text:p>
          </table:table-cell>
          <table:table-cell office:value-type="float" office:value="0">
            <text:p>0</text:p>
          </table:table-cell>
          <table:table-cell office:value-type="string">
            <text:p>XS04-E</text:p>
          </table:table-cell>
          <table:table-cell office:value-type="float" office:value="1387343.17">
            <text:p>1387343.17</text:p>
          </table:table-cell>
          <table:table-cell office:value-type="float" office:value="4912584.12">
            <text:p>4912584.12</text:p>
          </table:table-cell>
          <table:table-cell table:formula="of:=-1/[.Y20]" office:value-type="float" office:value="-2.35199917346767">
            <text:p>-2.3519991735</text:p>
          </table:table-cell>
          <table:table-cell table:formula="of:=([.W20]-[.S20])/([.V20]-[.R20])" office:value-type="float" office:value="0.425170217439171">
            <text:p>0.4251702174</text:p>
          </table:table-cell>
          <table:table-cell table:formula="of:=[Shots.B6]-[Shots.C6]*[.X20]" office:value-type="float" office:value="8175665.75122069">
            <text:p>8175665.75122069</text:p>
          </table:table-cell>
          <table:table-cell table:formula="of:=[.S20]-[.R20]*[.Y20]" office:value-type="float" office:value="4322727.12274835">
            <text:p>4322727.12274835</text:p>
          </table:table-cell>
          <table:table-cell table:style-name="Default" table:number-columns-repeated="5"/>
          <table:table-cell table:formula="of:=-(   [.Z20]-[.AA20]    )/(      [.X20]-[.Y20])" office:value-type="float" office:value="1387361.76521599">
            <text:p>1387361.77</text:p>
          </table:table-cell>
          <table:table-cell table:formula="of:=[.#REF!$17]*[.AG20]+[.Z20]" office:value-type="float" office:value="0">
            <text:p>#REF!</text:p>
          </table:table-cell>
          <table:table-cell table:formula="of:=(([Shots.C6]-[.R20])^2 +([Shots.B6]-[.S20])^2)^0.5" office:value-type="float" office:value="474.53753648781">
            <text:p>474.5375364878</text:p>
          </table:table-cell>
          <table:table-cell table:number-columns-repeated="2"/>
          <table:table-cell table:formula="of:=[Shots.A6]" office:value-type="string" office:string-value="xs04r_103">
            <text:p>xs04r_103</text:p>
          </table:table-cell>
          <table:table-cell table:formula="of:=[.AI20]" office:value-type="float" office:value="474.53753648781">
            <text:p>474.5375364878</text:p>
          </table:table-cell>
          <table:table-cell table:formula="of:=[Shots.D6]" office:value-type="float" office:value="13.965">
            <text:p>13.965</text:p>
          </table:table-cell>
          <table:table-cell table:formula="of:=[Shots.B6]" office:value-type="float" office:value="4912592.156">
            <text:p>4912592.156</text:p>
          </table:table-cell>
          <table:table-cell table:style-name="ce2" table:formula="of:=[Shots.C6]" office:value-type="float" office:value="1387361.71">
            <text:p>1387361.71</text:p>
          </table:table-cell>
          <table:table-cell table:formula="of:=[Shots.E6]" office:value-type="string" office:string-value="so">
            <text:p>so</text:p>
          </table:table-cell>
          <table:table-cell table:style-name="ce2"/>
          <table:table-cell table:number-columns-repeated="980"/>
        </table:table-row>
        <table:table-row table:style-name="ro1">
          <table:table-cell table:number-columns-repeated="16"/>
          <table:table-cell office:value-type="string">
            <text:p>XS04-S</text:p>
          </table:table-cell>
          <table:table-cell office:value-type="float" office:value="1387798.47">
            <text:p>1387798.47</text:p>
          </table:table-cell>
          <table:table-cell office:value-type="float" office:value="4912777.7">
            <text:p>4912777.7</text:p>
          </table:table-cell>
          <table:table-cell office:value-type="float" office:value="0">
            <text:p>0</text:p>
          </table:table-cell>
          <table:table-cell office:value-type="string">
            <text:p>XS04-E</text:p>
          </table:table-cell>
          <table:table-cell office:value-type="float" office:value="1387343.17">
            <text:p>1387343.17</text:p>
          </table:table-cell>
          <table:table-cell office:value-type="float" office:value="4912584.12">
            <text:p>4912584.12</text:p>
          </table:table-cell>
          <table:table-cell table:formula="of:=-1/[.Y21]" office:value-type="float" office:value="-2.35199917346767">
            <text:p>-2.3519991735</text:p>
          </table:table-cell>
          <table:table-cell table:formula="of:=([.W21]-[.S21])/([.V21]-[.R21])" office:value-type="float" office:value="0.425170217439171">
            <text:p>0.4251702174</text:p>
          </table:table-cell>
          <table:table-cell table:formula="of:=[Shots.B7]-[Shots.C7]*[.X21]" office:value-type="float" office:value="8175668.94605973">
            <text:p>8175668.94605973</text:p>
          </table:table-cell>
          <table:table-cell table:formula="of:=[.S21]-[.R21]*[.Y21]" office:value-type="float" office:value="4322727.12274835">
            <text:p>4322727.12274835</text:p>
          </table:table-cell>
          <table:table-cell table:style-name="Default" table:number-columns-repeated="5"/>
          <table:table-cell table:formula="of:=-(   [.Z21]-[.AA21]    )/(      [.X21]-[.Y21])" office:value-type="float" office:value="1387362.91561">
            <text:p>1387362.92</text:p>
          </table:table-cell>
          <table:table-cell table:formula="of:=[.#REF!$17]*[.AG21]+[.Z21]" office:value-type="float" office:value="0">
            <text:p>#REF!</text:p>
          </table:table-cell>
          <table:table-cell table:formula="of:=(([Shots.C7]-[.R21])^2 +([Shots.B7]-[.S21])^2)^0.5" office:value-type="float" office:value="473.287468987925">
            <text:p>473.2874689879</text:p>
          </table:table-cell>
          <table:table-cell table:number-columns-repeated="2"/>
          <table:table-cell table:formula="of:=[Shots.A7]" office:value-type="string" office:string-value="xs04r_104">
            <text:p>xs04r_104</text:p>
          </table:table-cell>
          <table:table-cell table:formula="of:=[.AI21]" office:value-type="float" office:value="473.287468987925">
            <text:p>473.2874689879</text:p>
          </table:table-cell>
          <table:table-cell table:formula="of:=[Shots.D7]" office:value-type="float" office:value="13.93">
            <text:p>13.93</text:p>
          </table:table-cell>
          <table:table-cell table:formula="of:=[Shots.B7]" office:value-type="float" office:value="4912592.599">
            <text:p>4912592.599</text:p>
          </table:table-cell>
          <table:table-cell table:style-name="ce2" table:formula="of:=[Shots.C7]" office:value-type="float" office:value="1387362.88">
            <text:p>1387362.88</text:p>
          </table:table-cell>
          <table:table-cell table:formula="of:=[Shots.E7]" office:value-type="string" office:string-value="tb">
            <text:p>tb</text:p>
          </table:table-cell>
          <table:table-cell table:style-name="ce2"/>
          <table:table-cell table:number-columns-repeated="980"/>
        </table:table-row>
        <table:table-row table:style-name="ro1">
          <table:table-cell table:number-columns-repeated="16"/>
          <table:table-cell office:value-type="string">
            <text:p>XS04-S</text:p>
          </table:table-cell>
          <table:table-cell office:value-type="float" office:value="1387798.47">
            <text:p>1387798.47</text:p>
          </table:table-cell>
          <table:table-cell office:value-type="float" office:value="4912777.7">
            <text:p>4912777.7</text:p>
          </table:table-cell>
          <table:table-cell office:value-type="float" office:value="0">
            <text:p>0</text:p>
          </table:table-cell>
          <table:table-cell office:value-type="string">
            <text:p>XS04-E</text:p>
          </table:table-cell>
          <table:table-cell office:value-type="float" office:value="1387343.17">
            <text:p>1387343.17</text:p>
          </table:table-cell>
          <table:table-cell office:value-type="float" office:value="4912584.12">
            <text:p>4912584.12</text:p>
          </table:table-cell>
          <table:table-cell table:formula="of:=-1/[.Y22]" office:value-type="float" office:value="-2.35199917346767">
            <text:p>-2.3519991735</text:p>
          </table:table-cell>
          <table:table-cell table:formula="of:=([.W22]-[.S22])/([.V22]-[.R22])" office:value-type="float" office:value="0.425170217439171">
            <text:p>0.4251702174</text:p>
          </table:table-cell>
          <table:table-cell table:formula="of:=[Shots.B8]-[Shots.C8]*[.X22]" office:value-type="float" office:value="8175682.77514372">
            <text:p>8175682.77514372</text:p>
          </table:table-cell>
          <table:table-cell table:formula="of:=[.S22]-[.R22]*[.Y22]" office:value-type="float" office:value="4322727.12274835">
            <text:p>4322727.12274835</text:p>
          </table:table-cell>
          <table:table-cell table:style-name="Default" table:number-columns-repeated="5"/>
          <table:table-cell table:formula="of:=-(   [.Z22]-[.AA22]    )/(      [.X22]-[.Y22])" office:value-type="float" office:value="1387367.89517086">
            <text:p>1387367.90</text:p>
          </table:table-cell>
          <table:table-cell table:formula="of:=[.#REF!$17]*[.AG22]+[.Z22]" office:value-type="float" office:value="0">
            <text:p>#REF!</text:p>
          </table:table-cell>
          <table:table-cell table:formula="of:=(([Shots.C8]-[.R22])^2 +([Shots.B8]-[.S22])^2)^0.5" office:value-type="float" office:value="467.876713185269">
            <text:p>467.8767131853</text:p>
          </table:table-cell>
          <table:table-cell table:number-columns-repeated="2"/>
          <table:table-cell table:formula="of:=[Shots.A8]" office:value-type="string" office:string-value="xs04r_105">
            <text:p>xs04r_105</text:p>
          </table:table-cell>
          <table:table-cell table:formula="of:=[.AI22]" office:value-type="float" office:value="467.876713185269">
            <text:p>467.8767131853</text:p>
          </table:table-cell>
          <table:table-cell table:formula="of:=[Shots.D8]" office:value-type="float" office:value="12.337">
            <text:p>12.337</text:p>
          </table:table-cell>
          <table:table-cell table:formula="of:=[Shots.B8]" office:value-type="float" office:value="4912595.035">
            <text:p>4912595.035</text:p>
          </table:table-cell>
          <table:table-cell table:style-name="ce2" table:formula="of:=[Shots.C8]" office:value-type="float" office:value="1387367.724">
            <text:p>1387367.72</text:p>
          </table:table-cell>
          <table:table-cell table:formula="of:=[Shots.E8]" office:value-type="string" office:string-value="bb">
            <text:p>bb</text:p>
          </table:table-cell>
          <table:table-cell table:style-name="ce2"/>
          <table:table-cell table:number-columns-repeated="980"/>
        </table:table-row>
        <table:table-row table:style-name="ro1">
          <table:table-cell table:number-columns-repeated="16"/>
          <table:table-cell office:value-type="string">
            <text:p>XS04-S</text:p>
          </table:table-cell>
          <table:table-cell office:value-type="float" office:value="1387798.47">
            <text:p>1387798.47</text:p>
          </table:table-cell>
          <table:table-cell office:value-type="float" office:value="4912777.7">
            <text:p>4912777.7</text:p>
          </table:table-cell>
          <table:table-cell office:value-type="float" office:value="0">
            <text:p>0</text:p>
          </table:table-cell>
          <table:table-cell office:value-type="string">
            <text:p>XS04-E</text:p>
          </table:table-cell>
          <table:table-cell office:value-type="float" office:value="1387343.17">
            <text:p>1387343.17</text:p>
          </table:table-cell>
          <table:table-cell office:value-type="float" office:value="4912584.12">
            <text:p>4912584.12</text:p>
          </table:table-cell>
          <table:table-cell table:formula="of:=-1/[.Y23]" office:value-type="float" office:value="-2.35199917346767">
            <text:p>-2.3519991735</text:p>
          </table:table-cell>
          <table:table-cell table:formula="of:=([.W23]-[.S23])/([.V23]-[.R23])" office:value-type="float" office:value="0.425170217439171">
            <text:p>0.4251702174</text:p>
          </table:table-cell>
          <table:table-cell table:formula="of:=[Shots.B9]-[Shots.C9]*[.X23]" office:value-type="float" office:value="8175687.84627008">
            <text:p>8175687.84627008</text:p>
          </table:table-cell>
          <table:table-cell table:formula="of:=[.S23]-[.R23]*[.Y23]" office:value-type="float" office:value="4322727.12274835">
            <text:p>4322727.12274835</text:p>
          </table:table-cell>
          <table:table-cell table:style-name="Default" table:number-columns-repeated="5"/>
          <table:table-cell table:formula="of:=-(   [.Z23]-[.AA23]    )/(      [.X23]-[.Y23])" office:value-type="float" office:value="1387369.72117628">
            <text:p>1387369.72</text:p>
          </table:table-cell>
          <table:table-cell table:formula="of:=[.#REF!$17]*[.AG23]+[.Z23]" office:value-type="float" office:value="0">
            <text:p>#REF!</text:p>
          </table:table-cell>
          <table:table-cell table:formula="of:=(([Shots.C9]-[.R23])^2 +([Shots.B9]-[.S23])^2)^0.5" office:value-type="float" office:value="465.892312699987">
            <text:p>465.8923127</text:p>
          </table:table-cell>
          <table:table-cell table:number-columns-repeated="2"/>
          <table:table-cell table:formula="of:=[Shots.A9]" office:value-type="string" office:string-value="xs04r_106">
            <text:p>xs04r_106</text:p>
          </table:table-cell>
          <table:table-cell table:formula="of:=[.AI23]" office:value-type="float" office:value="465.892312699987">
            <text:p>465.8923127</text:p>
          </table:table-cell>
          <table:table-cell table:formula="of:=[Shots.D9]" office:value-type="float" office:value="12.223">
            <text:p>12.223</text:p>
          </table:table-cell>
          <table:table-cell table:formula="of:=[Shots.B9]" office:value-type="float" office:value="4912595.428">
            <text:p>4912595.428</text:p>
          </table:table-cell>
          <table:table-cell table:style-name="ce2" table:formula="of:=[Shots.C9]" office:value-type="float" office:value="1387369.713">
            <text:p>1387369.71</text:p>
          </table:table-cell>
          <table:table-cell table:formula="of:=[Shots.E9]" office:value-type="string" office:string-value="f">
            <text:p>f</text:p>
          </table:table-cell>
          <table:table-cell table:style-name="ce2"/>
          <table:table-cell table:number-columns-repeated="980"/>
        </table:table-row>
        <table:table-row table:style-name="ro1">
          <table:table-cell table:number-columns-repeated="16"/>
          <table:table-cell office:value-type="string">
            <text:p>XS04-S</text:p>
          </table:table-cell>
          <table:table-cell office:value-type="float" office:value="1387798.47">
            <text:p>1387798.47</text:p>
          </table:table-cell>
          <table:table-cell office:value-type="float" office:value="4912777.7">
            <text:p>4912777.7</text:p>
          </table:table-cell>
          <table:table-cell office:value-type="float" office:value="0">
            <text:p>0</text:p>
          </table:table-cell>
          <table:table-cell office:value-type="string">
            <text:p>XS04-E</text:p>
          </table:table-cell>
          <table:table-cell office:value-type="float" office:value="1387343.17">
            <text:p>1387343.17</text:p>
          </table:table-cell>
          <table:table-cell office:value-type="float" office:value="4912584.12">
            <text:p>4912584.12</text:p>
          </table:table-cell>
          <table:table-cell table:formula="of:=-1/[.Y24]" office:value-type="float" office:value="-2.35199917346767">
            <text:p>-2.3519991735</text:p>
          </table:table-cell>
          <table:table-cell table:formula="of:=([.W24]-[.S24])/([.V24]-[.R24])" office:value-type="float" office:value="0.425170217439171">
            <text:p>0.4251702174</text:p>
          </table:table-cell>
          <table:table-cell table:formula="of:=[Shots.B10]-[Shots.C10]*[.X24]" office:value-type="float" office:value="8175696.52898751">
            <text:p>8175696.52898751</text:p>
          </table:table-cell>
          <table:table-cell table:formula="of:=[.S24]-[.R24]*[.Y24]" office:value-type="float" office:value="4322727.12274835">
            <text:p>4322727.12274835</text:p>
          </table:table-cell>
          <table:table-cell table:style-name="Default" table:number-columns-repeated="5"/>
          <table:table-cell table:formula="of:=-(   [.Z24]-[.AA24]    )/(      [.X24]-[.Y24])" office:value-type="float" office:value="1387372.84763931">
            <text:p>1387372.85</text:p>
          </table:table-cell>
          <table:table-cell table:formula="of:=[.#REF!$17]*[.AG24]+[.Z24]" office:value-type="float" office:value="0">
            <text:p>#REF!</text:p>
          </table:table-cell>
          <table:table-cell table:formula="of:=(([Shots.C10]-[.R24])^2 +([Shots.B10]-[.S24])^2)^0.5" office:value-type="float" office:value="462.495000864802">
            <text:p>462.4950008648</text:p>
          </table:table-cell>
          <table:table-cell table:number-columns-repeated="2"/>
          <table:table-cell table:formula="of:=[Shots.A10]" office:value-type="string" office:string-value="xs04r_107">
            <text:p>xs04r_107</text:p>
          </table:table-cell>
          <table:table-cell table:formula="of:=[.AI24]" office:value-type="float" office:value="462.495000864802">
            <text:p>462.4950008648</text:p>
          </table:table-cell>
          <table:table-cell table:formula="of:=[Shots.D10]" office:value-type="float" office:value="12.153">
            <text:p>12.153</text:p>
          </table:table-cell>
          <table:table-cell table:formula="of:=[Shots.B10]" office:value-type="float" office:value="4912596.796">
            <text:p>4912596.796</text:p>
          </table:table-cell>
          <table:table-cell table:style-name="ce2" table:formula="of:=[Shots.C10]" office:value-type="float" office:value="1387372.823">
            <text:p>1387372.82</text:p>
          </table:table-cell>
          <table:table-cell table:formula="of:=[Shots.E10]" office:value-type="string" office:string-value="re">
            <text:p>re</text:p>
          </table:table-cell>
          <table:table-cell table:style-name="ce2"/>
          <table:table-cell table:number-columns-repeated="980"/>
        </table:table-row>
        <table:table-row table:style-name="ro1">
          <table:table-cell table:number-columns-repeated="16"/>
          <table:table-cell office:value-type="string">
            <text:p>XS04-S</text:p>
          </table:table-cell>
          <table:table-cell office:value-type="float" office:value="1387798.47">
            <text:p>1387798.47</text:p>
          </table:table-cell>
          <table:table-cell office:value-type="float" office:value="4912777.7">
            <text:p>4912777.7</text:p>
          </table:table-cell>
          <table:table-cell office:value-type="float" office:value="0">
            <text:p>0</text:p>
          </table:table-cell>
          <table:table-cell office:value-type="string">
            <text:p>XS04-E</text:p>
          </table:table-cell>
          <table:table-cell office:value-type="float" office:value="1387343.17">
            <text:p>1387343.17</text:p>
          </table:table-cell>
          <table:table-cell office:value-type="float" office:value="4912584.12">
            <text:p>4912584.12</text:p>
          </table:table-cell>
          <table:table-cell table:formula="of:=-1/[.Y25]" office:value-type="float" office:value="-2.35199917346767">
            <text:p>-2.3519991735</text:p>
          </table:table-cell>
          <table:table-cell table:formula="of:=([.W25]-[.S25])/([.V25]-[.R25])" office:value-type="float" office:value="0.425170217439171">
            <text:p>0.4251702174</text:p>
          </table:table-cell>
          <table:table-cell table:formula="of:=[Shots.B11]-[Shots.C11]*[.X25]" office:value-type="float" office:value="8175706.43612853">
            <text:p>8175706.43612853</text:p>
          </table:table-cell>
          <table:table-cell table:formula="of:=[.S25]-[.R25]*[.Y25]" office:value-type="float" office:value="4322727.12274835">
            <text:p>4322727.12274835</text:p>
          </table:table-cell>
          <table:table-cell table:style-name="Default" table:number-columns-repeated="5"/>
          <table:table-cell table:formula="of:=-(   [.Z25]-[.AA25]    )/(      [.X25]-[.Y25])" office:value-type="float" office:value="1387376.4149914">
            <text:p>1387376.41</text:p>
          </table:table-cell>
          <table:table-cell table:formula="of:=[.#REF!$17]*[.AG25]+[.Z25]" office:value-type="float" office:value="0">
            <text:p>#REF!</text:p>
          </table:table-cell>
          <table:table-cell table:formula="of:=(([Shots.C11]-[.R25])^2 +([Shots.B11]-[.S25])^2)^0.5" office:value-type="float" office:value="458.618596820041">
            <text:p>458.61859682</text:p>
          </table:table-cell>
          <table:table-cell table:number-columns-repeated="2"/>
          <table:table-cell table:formula="of:=[Shots.A11]" office:value-type="string" office:string-value="xs04r_108">
            <text:p>xs04r_108</text:p>
          </table:table-cell>
          <table:table-cell table:formula="of:=[.AI25]" office:value-type="float" office:value="458.618596820041">
            <text:p>458.61859682</text:p>
          </table:table-cell>
          <table:table-cell table:formula="of:=[Shots.D11]" office:value-type="float" office:value="12.232">
            <text:p>12.232</text:p>
          </table:table-cell>
          <table:table-cell table:formula="of:=[Shots.B11]" office:value-type="float" office:value="4912598.243">
            <text:p>4912598.243</text:p>
          </table:table-cell>
          <table:table-cell table:style-name="ce2" table:formula="of:=[Shots.C11]" office:value-type="float" office:value="1387376.42">
            <text:p>1387376.42</text:p>
          </table:table-cell>
          <table:table-cell table:formula="of:=[Shots.E11]" office:value-type="string" office:string-value="cl">
            <text:p>cl</text:p>
          </table:table-cell>
          <table:table-cell table:style-name="ce2"/>
          <table:table-cell table:number-columns-repeated="980"/>
        </table:table-row>
        <table:table-row table:style-name="ro1">
          <table:table-cell table:number-columns-repeated="16"/>
          <table:table-cell office:value-type="string">
            <text:p>XS04-S</text:p>
          </table:table-cell>
          <table:table-cell office:value-type="float" office:value="1387798.47">
            <text:p>1387798.47</text:p>
          </table:table-cell>
          <table:table-cell office:value-type="float" office:value="4912777.7">
            <text:p>4912777.7</text:p>
          </table:table-cell>
          <table:table-cell office:value-type="float" office:value="0">
            <text:p>0</text:p>
          </table:table-cell>
          <table:table-cell office:value-type="string">
            <text:p>XS04-E</text:p>
          </table:table-cell>
          <table:table-cell office:value-type="float" office:value="1387343.17">
            <text:p>1387343.17</text:p>
          </table:table-cell>
          <table:table-cell office:value-type="float" office:value="4912584.12">
            <text:p>4912584.12</text:p>
          </table:table-cell>
          <table:table-cell table:formula="of:=-1/[.Y26]" office:value-type="float" office:value="-2.35199917346767">
            <text:p>-2.3519991735</text:p>
          </table:table-cell>
          <table:table-cell table:formula="of:=([.W26]-[.S26])/([.V26]-[.R26])" office:value-type="float" office:value="0.425170217439171">
            <text:p>0.4251702174</text:p>
          </table:table-cell>
          <table:table-cell table:formula="of:=[Shots.B12]-[Shots.C12]*[.X26]" office:value-type="float" office:value="8175713.58874244">
            <text:p>8175713.58874244</text:p>
          </table:table-cell>
          <table:table-cell table:formula="of:=[.S26]-[.R26]*[.Y26]" office:value-type="float" office:value="4322727.12274835">
            <text:p>4322727.12274835</text:p>
          </table:table-cell>
          <table:table-cell table:style-name="Default" table:number-columns-repeated="5"/>
          <table:table-cell table:formula="of:=-(   [.Z26]-[.AA26]    )/(      [.X26]-[.Y26])" office:value-type="float" office:value="1387378.99049649">
            <text:p>1387378.99</text:p>
          </table:table-cell>
          <table:table-cell table:formula="of:=[.#REF!$17]*[.AG26]+[.Z26]" office:value-type="float" office:value="0">
            <text:p>#REF!</text:p>
          </table:table-cell>
          <table:table-cell table:formula="of:=(([Shots.C12]-[.R26])^2 +([Shots.B12]-[.S26])^2)^0.5" office:value-type="float" office:value="455.819979743134">
            <text:p>455.8199797431</text:p>
          </table:table-cell>
          <table:table-cell table:number-columns-repeated="2"/>
          <table:table-cell table:formula="of:=[Shots.A12]" office:value-type="string" office:string-value="xs04r_109">
            <text:p>xs04r_109</text:p>
          </table:table-cell>
          <table:table-cell table:formula="of:=[.AI26]" office:value-type="float" office:value="455.819979743134">
            <text:p>455.8199797431</text:p>
          </table:table-cell>
          <table:table-cell table:formula="of:=[Shots.D12]" office:value-type="float" office:value="12.139">
            <text:p>12.139</text:p>
          </table:table-cell>
          <table:table-cell table:formula="of:=[Shots.B12]" office:value-type="float" office:value="4912599.438">
            <text:p>4912599.438</text:p>
          </table:table-cell>
          <table:table-cell table:style-name="ce2" table:formula="of:=[Shots.C12]" office:value-type="float" office:value="1387378.953">
            <text:p>1387378.95</text:p>
          </table:table-cell>
          <table:table-cell table:formula="of:=[Shots.E12]" office:value-type="string" office:string-value="XS04_E-XS04_S">
            <text:p>XS04_E-XS04_S</text:p>
          </table:table-cell>
          <table:table-cell table:style-name="ce2"/>
          <table:table-cell table:number-columns-repeated="980"/>
        </table:table-row>
        <table:table-row table:style-name="ro1">
          <table:table-cell table:number-columns-repeated="16"/>
          <table:table-cell office:value-type="string">
            <text:p>XS04-S</text:p>
          </table:table-cell>
          <table:table-cell office:value-type="float" office:value="1387798.47">
            <text:p>1387798.47</text:p>
          </table:table-cell>
          <table:table-cell office:value-type="float" office:value="4912777.7">
            <text:p>4912777.7</text:p>
          </table:table-cell>
          <table:table-cell office:value-type="float" office:value="0">
            <text:p>0</text:p>
          </table:table-cell>
          <table:table-cell office:value-type="string">
            <text:p>XS04-E</text:p>
          </table:table-cell>
          <table:table-cell office:value-type="float" office:value="1387343.17">
            <text:p>1387343.17</text:p>
          </table:table-cell>
          <table:table-cell office:value-type="float" office:value="4912584.12">
            <text:p>4912584.12</text:p>
          </table:table-cell>
          <table:table-cell table:formula="of:=-1/[.Y27]" office:value-type="float" office:value="-2.35199917346767">
            <text:p>-2.3519991735</text:p>
          </table:table-cell>
          <table:table-cell table:formula="of:=([.W27]-[.S27])/([.V27]-[.R27])" office:value-type="float" office:value="0.425170217439171">
            <text:p>0.4251702174</text:p>
          </table:table-cell>
          <table:table-cell table:formula="of:=[Shots.B13]-[Shots.C13]*[.X27]" office:value-type="float" office:value="8175750.02174761">
            <text:p>8175750.02174761</text:p>
          </table:table-cell>
          <table:table-cell table:formula="of:=[.S27]-[.R27]*[.Y27]" office:value-type="float" office:value="4322727.12274835">
            <text:p>4322727.12274835</text:p>
          </table:table-cell>
          <table:table-cell table:style-name="Default" table:number-columns-repeated="5"/>
          <table:table-cell table:formula="of:=-(   [.Z27]-[.AA27]    )/(      [.X27]-[.Y27])" office:value-type="float" office:value="1387392.10925161">
            <text:p>1387392.11</text:p>
          </table:table-cell>
          <table:table-cell table:formula="of:=[.#REF!$17]*[.AG27]+[.Z27]" office:value-type="float" office:value="0">
            <text:p>#REF!</text:p>
          </table:table-cell>
          <table:table-cell table:formula="of:=(([Shots.C13]-[.R27])^2 +([Shots.B13]-[.S27])^2)^0.5" office:value-type="float" office:value="441.564724091478">
            <text:p>441.5647240915</text:p>
          </table:table-cell>
          <table:table-cell table:number-columns-repeated="2"/>
          <table:table-cell table:formula="of:=[Shots.A13]" office:value-type="string" office:string-value="xs04r_110">
            <text:p>xs04r_110</text:p>
          </table:table-cell>
          <table:table-cell table:formula="of:=[.AI27]" office:value-type="float" office:value="441.564724091478">
            <text:p>441.5647240915</text:p>
          </table:table-cell>
          <table:table-cell table:formula="of:=[Shots.D13]" office:value-type="float" office:value="11.975">
            <text:p>11.975</text:p>
          </table:table-cell>
          <table:table-cell table:formula="of:=[Shots.B13]" office:value-type="float" office:value="4912605.041">
            <text:p>4912605.041</text:p>
          </table:table-cell>
          <table:table-cell table:style-name="ce2" table:formula="of:=[Shots.C13]" office:value-type="float" office:value="1387392.061">
            <text:p>1387392.06</text:p>
          </table:table-cell>
          <table:table-cell table:formula="of:=[Shots.E13]" office:value-type="string" office:string-value="f">
            <text:p>f</text:p>
          </table:table-cell>
          <table:table-cell table:style-name="ce2"/>
          <table:table-cell table:number-columns-repeated="980"/>
        </table:table-row>
        <table:table-row table:style-name="ro1">
          <table:table-cell table:number-columns-repeated="16"/>
          <table:table-cell office:value-type="string">
            <text:p>XS04-S</text:p>
          </table:table-cell>
          <table:table-cell office:value-type="float" office:value="1387798.47">
            <text:p>1387798.47</text:p>
          </table:table-cell>
          <table:table-cell office:value-type="float" office:value="4912777.7">
            <text:p>4912777.7</text:p>
          </table:table-cell>
          <table:table-cell office:value-type="float" office:value="0">
            <text:p>0</text:p>
          </table:table-cell>
          <table:table-cell office:value-type="string">
            <text:p>XS04-E</text:p>
          </table:table-cell>
          <table:table-cell office:value-type="float" office:value="1387343.17">
            <text:p>1387343.17</text:p>
          </table:table-cell>
          <table:table-cell office:value-type="float" office:value="4912584.12">
            <text:p>4912584.12</text:p>
          </table:table-cell>
          <table:table-cell table:formula="of:=-1/[.Y28]" office:value-type="float" office:value="-2.35199917346767">
            <text:p>-2.3519991735</text:p>
          </table:table-cell>
          <table:table-cell table:formula="of:=([.W28]-[.S28])/([.V28]-[.R28])" office:value-type="float" office:value="0.425170217439171">
            <text:p>0.4251702174</text:p>
          </table:table-cell>
          <table:table-cell table:formula="of:=[Shots.B14]-[Shots.C14]*[.X28]" office:value-type="float" office:value="8175788.787168">
            <text:p>8175788.787168</text:p>
          </table:table-cell>
          <table:table-cell table:formula="of:=[.S28]-[.R28]*[.Y28]" office:value-type="float" office:value="4322727.12274835">
            <text:p>4322727.12274835</text:p>
          </table:table-cell>
          <table:table-cell table:style-name="Default" table:number-columns-repeated="5"/>
          <table:table-cell table:formula="of:=-(   [.Z28]-[.AA28]    )/(      [.X28]-[.Y28])" office:value-type="float" office:value="1387406.06786016">
            <text:p>1387406.07</text:p>
          </table:table-cell>
          <table:table-cell table:formula="of:=[.#REF!$17]*[.AG28]+[.Z28]" office:value-type="float" office:value="0">
            <text:p>#REF!</text:p>
          </table:table-cell>
          <table:table-cell table:formula="of:=(([Shots.C14]-[.R28])^2 +([Shots.B14]-[.S28])^2)^0.5" office:value-type="float" office:value="426.396841156439">
            <text:p>426.3968411564</text:p>
          </table:table-cell>
          <table:table-cell table:number-columns-repeated="2"/>
          <table:table-cell table:formula="of:=[Shots.A14]" office:value-type="string" office:string-value="xs04r_111">
            <text:p>xs04r_111</text:p>
          </table:table-cell>
          <table:table-cell table:formula="of:=[.AI28]" office:value-type="float" office:value="426.396841156439">
            <text:p>426.3968411564</text:p>
          </table:table-cell>
          <table:table-cell table:formula="of:=[Shots.D14]" office:value-type="float" office:value="11.065">
            <text:p>11.065</text:p>
          </table:table-cell>
          <table:table-cell table:formula="of:=[Shots.B14]" office:value-type="float" office:value="4912610.782">
            <text:p>4912610.782</text:p>
          </table:table-cell>
          <table:table-cell table:style-name="ce2" table:formula="of:=[Shots.C14]" office:value-type="float" office:value="1387406.102">
            <text:p>1387406.10</text:p>
          </table:table-cell>
          <table:table-cell table:formula="of:=[Shots.E14]" office:value-type="string" office:string-value="f">
            <text:p>f</text:p>
          </table:table-cell>
          <table:table-cell table:style-name="ce2"/>
          <table:table-cell table:number-columns-repeated="980"/>
        </table:table-row>
        <table:table-row table:style-name="ro1">
          <table:table-cell table:number-columns-repeated="16"/>
          <table:table-cell office:value-type="string">
            <text:p>XS04-S</text:p>
          </table:table-cell>
          <table:table-cell office:value-type="float" office:value="1387798.47">
            <text:p>1387798.47</text:p>
          </table:table-cell>
          <table:table-cell office:value-type="float" office:value="4912777.7">
            <text:p>4912777.7</text:p>
          </table:table-cell>
          <table:table-cell office:value-type="float" office:value="0">
            <text:p>0</text:p>
          </table:table-cell>
          <table:table-cell office:value-type="string">
            <text:p>XS04-E</text:p>
          </table:table-cell>
          <table:table-cell office:value-type="float" office:value="1387343.17">
            <text:p>1387343.17</text:p>
          </table:table-cell>
          <table:table-cell office:value-type="float" office:value="4912584.12">
            <text:p>4912584.12</text:p>
          </table:table-cell>
          <table:table-cell table:formula="of:=-1/[.Y29]" office:value-type="float" office:value="-2.35199917346767">
            <text:p>-2.3519991735</text:p>
          </table:table-cell>
          <table:table-cell table:formula="of:=([.W29]-[.S29])/([.V29]-[.R29])" office:value-type="float" office:value="0.425170217439171">
            <text:p>0.4251702174</text:p>
          </table:table-cell>
          <table:table-cell table:formula="of:=[Shots.B15]-[Shots.C15]*[.X29]" office:value-type="float" office:value="8175811.15313732">
            <text:p>8175811.15313732</text:p>
          </table:table-cell>
          <table:table-cell table:formula="of:=[.S29]-[.R29]*[.Y29]" office:value-type="float" office:value="4322727.12274835">
            <text:p>4322727.12274835</text:p>
          </table:table-cell>
          <table:table-cell table:style-name="Default" table:number-columns-repeated="5"/>
          <table:table-cell table:formula="of:=-(   [.Z29]-[.AA29]    )/(      [.X29]-[.Y29])" office:value-type="float" office:value="1387414.12137299">
            <text:p>1387414.12</text:p>
          </table:table-cell>
          <table:table-cell table:formula="of:=[.#REF!$17]*[.AG29]+[.Z29]" office:value-type="float" office:value="0">
            <text:p>#REF!</text:p>
          </table:table-cell>
          <table:table-cell table:formula="of:=(([Shots.C15]-[.R29])^2 +([Shots.B15]-[.S29])^2)^0.5" office:value-type="float" office:value="417.645662045091">
            <text:p>417.6456620451</text:p>
          </table:table-cell>
          <table:table-cell table:number-columns-repeated="2"/>
          <table:table-cell table:formula="of:=[Shots.A15]" office:value-type="string" office:string-value="xs04r_112">
            <text:p>xs04r_112</text:p>
          </table:table-cell>
          <table:table-cell table:formula="of:=[.AI29]" office:value-type="float" office:value="417.645662045091">
            <text:p>417.6456620451</text:p>
          </table:table-cell>
          <table:table-cell table:formula="of:=[Shots.D15]" office:value-type="float" office:value="10.242">
            <text:p>10.242</text:p>
          </table:table-cell>
          <table:table-cell table:formula="of:=[Shots.B15]" office:value-type="float" office:value="4912614.125">
            <text:p>4912614.125</text:p>
          </table:table-cell>
          <table:table-cell table:style-name="ce2" table:formula="of:=[Shots.C15]" office:value-type="float" office:value="1387414.19">
            <text:p>1387414.19</text:p>
          </table:table-cell>
          <table:table-cell table:formula="of:=[Shots.E15]" office:value-type="string" office:string-value="tb rvr">
            <text:p>tb rvr</text:p>
          </table:table-cell>
          <table:table-cell table:style-name="ce2"/>
          <table:table-cell table:number-columns-repeated="980"/>
        </table:table-row>
        <table:table-row table:style-name="ro1">
          <table:table-cell table:number-columns-repeated="16"/>
          <table:table-cell office:value-type="string">
            <text:p>XS04-S</text:p>
          </table:table-cell>
          <table:table-cell office:value-type="float" office:value="1387798.47">
            <text:p>1387798.47</text:p>
          </table:table-cell>
          <table:table-cell office:value-type="float" office:value="4912777.7">
            <text:p>4912777.7</text:p>
          </table:table-cell>
          <table:table-cell office:value-type="float" office:value="0">
            <text:p>0</text:p>
          </table:table-cell>
          <table:table-cell office:value-type="string">
            <text:p>XS04-E</text:p>
          </table:table-cell>
          <table:table-cell office:value-type="float" office:value="1387343.17">
            <text:p>1387343.17</text:p>
          </table:table-cell>
          <table:table-cell office:value-type="float" office:value="4912584.12">
            <text:p>4912584.12</text:p>
          </table:table-cell>
          <table:table-cell table:formula="of:=-1/[.Y30]" office:value-type="float" office:value="-2.35199917346767">
            <text:p>-2.3519991735</text:p>
          </table:table-cell>
          <table:table-cell table:formula="of:=([.W30]-[.S30])/([.V30]-[.R30])" office:value-type="float" office:value="0.425170217439171">
            <text:p>0.4251702174</text:p>
          </table:table-cell>
          <table:table-cell table:formula="of:=[Shots.B16]-[Shots.C16]*[.X30]" office:value-type="float" office:value="8175815.92555502">
            <text:p>8175815.92555502</text:p>
          </table:table-cell>
          <table:table-cell table:formula="of:=[.S30]-[.R30]*[.Y30]" office:value-type="float" office:value="4322727.12274835">
            <text:p>4322727.12274835</text:p>
          </table:table-cell>
          <table:table-cell table:style-name="Default" table:number-columns-repeated="5"/>
          <table:table-cell table:formula="of:=-(   [.Z30]-[.AA30]    )/(      [.X30]-[.Y30])" office:value-type="float" office:value="1387415.83981973">
            <text:p>1387415.84</text:p>
          </table:table-cell>
          <table:table-cell table:formula="of:=[.#REF!$17]*[.AG30]+[.Z30]" office:value-type="float" office:value="0">
            <text:p>#REF!</text:p>
          </table:table-cell>
          <table:table-cell table:formula="of:=(([Shots.C16]-[.R30])^2 +([Shots.B16]-[.S30])^2)^0.5" office:value-type="float" office:value="415.886806583508">
            <text:p>415.8868065835</text:p>
          </table:table-cell>
          <table:table-cell table:number-columns-repeated="2"/>
          <table:table-cell table:formula="of:=[Shots.A16]" office:value-type="string" office:string-value="xs04r_113">
            <text:p>xs04r_113</text:p>
          </table:table-cell>
          <table:table-cell table:formula="of:=[.AI30]" office:value-type="float" office:value="415.886806583508">
            <text:p>415.8868065835</text:p>
          </table:table-cell>
          <table:table-cell table:formula="of:=[Shots.D16]" office:value-type="float" office:value="10.116">
            <text:p>10.116</text:p>
          </table:table-cell>
          <table:table-cell table:formula="of:=[Shots.B16]" office:value-type="float" office:value="4912623.759">
            <text:p>4912623.759</text:p>
          </table:table-cell>
          <table:table-cell table:style-name="ce2" table:formula="of:=[Shots.C16]" office:value-type="float" office:value="1387412.123">
            <text:p>1387412.12</text:p>
          </table:table-cell>
          <table:table-cell table:formula="of:=[Shots.E16]" office:value-type="string" office:string-value="tb for bank grade">
            <text:p>tb for bank grade</text:p>
          </table:table-cell>
          <table:table-cell table:style-name="ce2"/>
          <table:table-cell table:number-columns-repeated="980"/>
        </table:table-row>
        <table:table-row table:style-name="ro1">
          <table:table-cell table:number-columns-repeated="16"/>
          <table:table-cell office:value-type="string">
            <text:p>XS24-S</text:p>
          </table:table-cell>
          <table:table-cell office:value-type="float" office:value="1386785.43">
            <text:p>1386785.43</text:p>
          </table:table-cell>
          <table:table-cell office:value-type="float" office:value="4917123.78">
            <text:p>4917123.78</text:p>
          </table:table-cell>
          <table:table-cell office:value-type="float" office:value="0">
            <text:p>0</text:p>
          </table:table-cell>
          <table:table-cell office:value-type="string">
            <text:p>XS24-E</text:p>
          </table:table-cell>
          <table:table-cell office:value-type="float" office:value="1386283.88">
            <text:p>1386283.88</text:p>
          </table:table-cell>
          <table:table-cell office:value-type="float" office:value="4916881.08">
            <text:p>4916881.08</text:p>
          </table:table-cell>
          <table:table-cell table:formula="of:=-1/[.Y31]" office:value-type="float" office:value="-2.06654305727096">
            <text:p>-2.0665430573</text:p>
          </table:table-cell>
          <table:table-cell table:formula="of:=([.W31]-[.S31])/([.V31]-[.R31])" office:value-type="float" office:value="0.483899910278464">
            <text:p>0.4838999103</text:p>
          </table:table-cell>
          <table:table-cell table:formula="of:=[Shots.B17]-[Shots.C17]*[.X31]" office:value-type="float" office:value="7782531.85966597">
            <text:p>7782531.85966597</text:p>
          </table:table-cell>
          <table:table-cell table:formula="of:=[.S31]-[.R31]*[.Y31]" office:value-type="float" office:value="4246058.43484752">
            <text:p>4246058.43484752</text:p>
          </table:table-cell>
          <table:table-cell table:style-name="Default" table:number-columns-repeated="5"/>
          <table:table-cell table:formula="of:=-(   [.Z31]-[.AA31]    )/(      [.X31]-[.Y31])" office:value-type="float" office:value="1386611.45134974">
            <text:p>1386611.45</text:p>
          </table:table-cell>
          <table:table-cell table:formula="of:=[.#REF!$17]*[.AG31]+[.Z31]" office:value-type="float" office:value="0">
            <text:p>#REF!</text:p>
          </table:table-cell>
          <table:table-cell table:formula="of:=(([Shots.C17]-[.R31])^2 +([Shots.B17]-[.S31])^2)^0.5" office:value-type="float" office:value="193.277612785476">
            <text:p>193.2776127855</text:p>
          </table:table-cell>
          <table:table-cell table:number-columns-repeated="2"/>
          <table:table-cell table:formula="of:=[Shots.A17]" office:value-type="string" office:string-value="xs24r_bw1">
            <text:p>xs24r_bw1</text:p>
          </table:table-cell>
          <table:table-cell table:formula="of:=[.AI31]" office:value-type="float" office:value="193.277612785476">
            <text:p>193.2776127855</text:p>
          </table:table-cell>
          <table:table-cell table:formula="of:=[Shots.D17]" office:value-type="float" office:value="10.625">
            <text:p>10.625</text:p>
          </table:table-cell>
          <table:table-cell table:formula="of:=[Shots.B17]" office:value-type="float" office:value="4917039.64">
            <text:p>4917039.64</text:p>
          </table:table-cell>
          <table:table-cell table:style-name="ce2" table:formula="of:=[Shots.C17]" office:value-type="float" office:value="1386611.428">
            <text:p>1386611.43</text:p>
          </table:table-cell>
          <table:table-cell table:formula="of:=[Shots.E17]" office:value-type="string" office:string-value="bb+g">
            <text:p>bb+g</text:p>
          </table:table-cell>
          <table:table-cell table:style-name="ce2"/>
          <table:table-cell table:number-columns-repeated="980"/>
        </table:table-row>
        <table:table-row table:style-name="ro1">
          <table:table-cell table:number-columns-repeated="16"/>
          <table:table-cell office:value-type="string">
            <text:p>XS24-S</text:p>
          </table:table-cell>
          <table:table-cell office:value-type="float" office:value="1386785.43">
            <text:p>1386785.43</text:p>
          </table:table-cell>
          <table:table-cell office:value-type="float" office:value="4917123.78">
            <text:p>4917123.78</text:p>
          </table:table-cell>
          <table:table-cell office:value-type="float" office:value="0">
            <text:p>0</text:p>
          </table:table-cell>
          <table:table-cell office:value-type="string">
            <text:p>XS24-E</text:p>
          </table:table-cell>
          <table:table-cell office:value-type="float" office:value="1386283.88">
            <text:p>1386283.88</text:p>
          </table:table-cell>
          <table:table-cell office:value-type="float" office:value="4916881.08">
            <text:p>4916881.08</text:p>
          </table:table-cell>
          <table:table-cell table:formula="of:=-1/[.Y32]" office:value-type="float" office:value="-2.06654305727096">
            <text:p>-2.0665430573</text:p>
          </table:table-cell>
          <table:table-cell table:formula="of:=([.W32]-[.S32])/([.V32]-[.R32])" office:value-type="float" office:value="0.483899910278464">
            <text:p>0.4838999103</text:p>
          </table:table-cell>
          <table:table-cell table:formula="of:=[Shots.B18]-[Shots.C18]*[.X32]" office:value-type="float" office:value="7782553.19915999">
            <text:p>7782553.19915999</text:p>
          </table:table-cell>
          <table:table-cell table:formula="of:=[.S32]-[.R32]*[.Y32]" office:value-type="float" office:value="4246058.43484752">
            <text:p>4246058.43484752</text:p>
          </table:table-cell>
          <table:table-cell table:style-name="Default" table:number-columns-repeated="5"/>
          <table:table-cell table:formula="of:=-(   [.Z32]-[.AA32]    )/(      [.X32]-[.Y32])" office:value-type="float" office:value="1386619.81832532">
            <text:p>1386619.82</text:p>
          </table:table-cell>
          <table:table-cell table:formula="of:=[.#REF!$17]*[.AG32]+[.Z32]" office:value-type="float" office:value="0">
            <text:p>#REF!</text:p>
          </table:table-cell>
          <table:table-cell table:formula="of:=(([Shots.C18]-[.R32])^2 +([Shots.B18]-[.S32])^2)^0.5" office:value-type="float" office:value="183.982509527428">
            <text:p>183.9825095274</text:p>
          </table:table-cell>
          <table:table-cell table:number-columns-repeated="2"/>
          <table:table-cell table:formula="of:=[Shots.A18]" office:value-type="string" office:string-value="xs24r_bw2">
            <text:p>xs24r_bw2</text:p>
          </table:table-cell>
          <table:table-cell table:formula="of:=[.AI32]" office:value-type="float" office:value="183.982509527428">
            <text:p>183.9825095274</text:p>
          </table:table-cell>
          <table:table-cell table:formula="of:=[Shots.D18]" office:value-type="float" office:value="10.206">
            <text:p>10.206</text:p>
          </table:table-cell>
          <table:table-cell table:formula="of:=[Shots.B18]" office:value-type="float" office:value="4917043.604">
            <text:p>4917043.604</text:p>
          </table:table-cell>
          <table:table-cell table:style-name="ce2" table:formula="of:=[Shots.C18]" office:value-type="float" office:value="1386619.836">
            <text:p>1386619.84</text:p>
          </table:table-cell>
          <table:table-cell table:formula="of:=[Shots.E18]" office:value-type="string" office:string-value="g">
            <text:p>g</text:p>
          </table:table-cell>
          <table:table-cell table:style-name="ce2"/>
          <table:table-cell table:number-columns-repeated="980"/>
        </table:table-row>
        <table:table-row table:style-name="ro1">
          <table:table-cell table:number-columns-repeated="16"/>
          <table:table-cell office:value-type="string">
            <text:p>XS24-S</text:p>
          </table:table-cell>
          <table:table-cell office:value-type="float" office:value="1386785.43">
            <text:p>1386785.43</text:p>
          </table:table-cell>
          <table:table-cell office:value-type="float" office:value="4917123.78">
            <text:p>4917123.78</text:p>
          </table:table-cell>
          <table:table-cell office:value-type="float" office:value="0">
            <text:p>0</text:p>
          </table:table-cell>
          <table:table-cell office:value-type="string">
            <text:p>XS24-E</text:p>
          </table:table-cell>
          <table:table-cell office:value-type="float" office:value="1386283.88">
            <text:p>1386283.88</text:p>
          </table:table-cell>
          <table:table-cell office:value-type="float" office:value="4916881.08">
            <text:p>4916881.08</text:p>
          </table:table-cell>
          <table:table-cell table:formula="of:=-1/[.Y33]" office:value-type="float" office:value="-2.06654305727096">
            <text:p>-2.0665430573</text:p>
          </table:table-cell>
          <table:table-cell table:formula="of:=([.W33]-[.S33])/([.V33]-[.R33])" office:value-type="float" office:value="0.483899910278464">
            <text:p>0.4838999103</text:p>
          </table:table-cell>
          <table:table-cell table:formula="of:=[Shots.B19]-[Shots.C19]*[.X33]" office:value-type="float" office:value="7782565.48698262">
            <text:p>7782565.48698262</text:p>
          </table:table-cell>
          <table:table-cell table:formula="of:=[.S33]-[.R33]*[.Y33]" office:value-type="float" office:value="4246058.43484752">
            <text:p>4246058.43484752</text:p>
          </table:table-cell>
          <table:table-cell table:style-name="Default" table:number-columns-repeated="5"/>
          <table:table-cell table:formula="of:=-(   [.Z33]-[.AA33]    )/(      [.X33]-[.Y33])" office:value-type="float" office:value="1386624.63624236">
            <text:p>1386624.64</text:p>
          </table:table-cell>
          <table:table-cell table:formula="of:=[.#REF!$17]*[.AG33]+[.Z33]" office:value-type="float" office:value="0">
            <text:p>#REF!</text:p>
          </table:table-cell>
          <table:table-cell table:formula="of:=(([Shots.C19]-[.R33])^2 +([Shots.B19]-[.S33])^2)^0.5" office:value-type="float" office:value="178.630396657499">
            <text:p>178.6303966575</text:p>
          </table:table-cell>
          <table:table-cell table:number-columns-repeated="2"/>
          <table:table-cell table:formula="of:=[Shots.A19]" office:value-type="string" office:string-value="xs24r_bw3">
            <text:p>xs24r_bw3</text:p>
          </table:table-cell>
          <table:table-cell table:formula="of:=[.AI33]" office:value-type="float" office:value="178.630396657499">
            <text:p>178.6303966575</text:p>
          </table:table-cell>
          <table:table-cell table:formula="of:=[Shots.D19]" office:value-type="float" office:value="10.176">
            <text:p>10.176</text:p>
          </table:table-cell>
          <table:table-cell table:formula="of:=[Shots.B19]" office:value-type="float" office:value="4917046.239">
            <text:p>4917046.239</text:p>
          </table:table-cell>
          <table:table-cell table:style-name="ce2" table:formula="of:=[Shots.C19]" office:value-type="float" office:value="1386624.507">
            <text:p>1386624.51</text:p>
          </table:table-cell>
          <table:table-cell table:formula="of:=[Shots.E19]" office:value-type="string" office:string-value="g">
            <text:p>g</text:p>
          </table:table-cell>
          <table:table-cell table:style-name="ce2"/>
          <table:table-cell table:number-columns-repeated="980"/>
        </table:table-row>
        <table:table-row table:style-name="ro1">
          <table:table-cell table:number-columns-repeated="16"/>
          <table:table-cell office:value-type="string">
            <text:p>XS24-S</text:p>
          </table:table-cell>
          <table:table-cell office:value-type="float" office:value="1386785.43">
            <text:p>1386785.43</text:p>
          </table:table-cell>
          <table:table-cell office:value-type="float" office:value="4917123.78">
            <text:p>4917123.78</text:p>
          </table:table-cell>
          <table:table-cell office:value-type="float" office:value="0">
            <text:p>0</text:p>
          </table:table-cell>
          <table:table-cell office:value-type="string">
            <text:p>XS24-E</text:p>
          </table:table-cell>
          <table:table-cell office:value-type="float" office:value="1386283.88">
            <text:p>1386283.88</text:p>
          </table:table-cell>
          <table:table-cell office:value-type="float" office:value="4916881.08">
            <text:p>4916881.08</text:p>
          </table:table-cell>
          <table:table-cell table:formula="of:=-1/[.Y34]" office:value-type="float" office:value="-2.06654305727096">
            <text:p>-2.0665430573</text:p>
          </table:table-cell>
          <table:table-cell table:formula="of:=([.W34]-[.S34])/([.V34]-[.R34])" office:value-type="float" office:value="0.483899910278464">
            <text:p>0.4838999103</text:p>
          </table:table-cell>
          <table:table-cell table:formula="of:=[Shots.B20]-[Shots.C20]*[.X34]" office:value-type="float" office:value="7782582.63664351">
            <text:p>7782582.63664351</text:p>
          </table:table-cell>
          <table:table-cell table:formula="of:=[.S34]-[.R34]*[.Y34]" office:value-type="float" office:value="4246058.43484752">
            <text:p>4246058.43484752</text:p>
          </table:table-cell>
          <table:table-cell table:style-name="Default" table:number-columns-repeated="5"/>
          <table:table-cell table:formula="of:=-(   [.Z34]-[.AA34]    )/(      [.X34]-[.Y34])" office:value-type="float" office:value="1386631.36043149">
            <text:p>1386631.36</text:p>
          </table:table-cell>
          <table:table-cell table:formula="of:=[.#REF!$17]*[.AG34]+[.Z34]" office:value-type="float" office:value="0">
            <text:p>#REF!</text:p>
          </table:table-cell>
          <table:table-cell table:formula="of:=(([Shots.C20]-[.R34])^2 +([Shots.B20]-[.S34])^2)^0.5" office:value-type="float" office:value="171.160710310487">
            <text:p>171.1607103105</text:p>
          </table:table-cell>
          <table:table-cell table:number-columns-repeated="2"/>
          <table:table-cell table:formula="of:=[Shots.A20]" office:value-type="string" office:string-value="xs24r_bw4">
            <text:p>xs24r_bw4</text:p>
          </table:table-cell>
          <table:table-cell table:formula="of:=[.AI34]" office:value-type="float" office:value="171.160710310487">
            <text:p>171.1607103105</text:p>
          </table:table-cell>
          <table:table-cell table:formula="of:=[Shots.D20]" office:value-type="float" office:value="10.115">
            <text:p>10.115</text:p>
          </table:table-cell>
          <table:table-cell table:formula="of:=[Shots.B20]" office:value-type="float" office:value="4917048.803">
            <text:p>4917048.803</text:p>
          </table:table-cell>
          <table:table-cell table:style-name="ce2" table:formula="of:=[Shots.C20]" office:value-type="float" office:value="1386631.565">
            <text:p>1386631.57</text:p>
          </table:table-cell>
          <table:table-cell table:formula="of:=[Shots.E20]" office:value-type="string" office:string-value="g">
            <text:p>g</text:p>
          </table:table-cell>
          <table:table-cell table:style-name="ce2"/>
          <table:table-cell table:number-columns-repeated="980"/>
        </table:table-row>
        <table:table-row table:style-name="ro1">
          <table:table-cell table:number-columns-repeated="16"/>
          <table:table-cell office:value-type="string">
            <text:p>XS24-S</text:p>
          </table:table-cell>
          <table:table-cell office:value-type="float" office:value="1386785.43">
            <text:p>1386785.43</text:p>
          </table:table-cell>
          <table:table-cell office:value-type="float" office:value="4917123.78">
            <text:p>4917123.78</text:p>
          </table:table-cell>
          <table:table-cell office:value-type="float" office:value="0">
            <text:p>0</text:p>
          </table:table-cell>
          <table:table-cell office:value-type="string">
            <text:p>XS24-E</text:p>
          </table:table-cell>
          <table:table-cell office:value-type="float" office:value="1386283.88">
            <text:p>1386283.88</text:p>
          </table:table-cell>
          <table:table-cell office:value-type="float" office:value="4916881.08">
            <text:p>4916881.08</text:p>
          </table:table-cell>
          <table:table-cell table:formula="of:=-1/[.Y35]" office:value-type="float" office:value="-2.06654305727096">
            <text:p>-2.0665430573</text:p>
          </table:table-cell>
          <table:table-cell table:formula="of:=([.W35]-[.S35])/([.V35]-[.R35])" office:value-type="float" office:value="0.483899910278464">
            <text:p>0.4838999103</text:p>
          </table:table-cell>
          <table:table-cell table:formula="of:=[Shots.B21]-[Shots.C21]*[.X35]" office:value-type="float" office:value="7782608.68195769">
            <text:p>7782608.68195769</text:p>
          </table:table-cell>
          <table:table-cell table:formula="of:=[.S35]-[.R35]*[.Y35]" office:value-type="float" office:value="4246058.43484752">
            <text:p>4246058.43484752</text:p>
          </table:table-cell>
          <table:table-cell table:style-name="Default" table:number-columns-repeated="5"/>
          <table:table-cell table:formula="of:=-(   [.Z35]-[.AA35]    )/(      [.X35]-[.Y35])" office:value-type="float" office:value="1386641.57250622">
            <text:p>1386641.57</text:p>
          </table:table-cell>
          <table:table-cell table:formula="of:=[.#REF!$17]*[.AG35]+[.Z35]" office:value-type="float" office:value="0">
            <text:p>#REF!</text:p>
          </table:table-cell>
          <table:table-cell table:formula="of:=(([Shots.C21]-[.R35])^2 +([Shots.B21]-[.S35])^2)^0.5" office:value-type="float" office:value="159.815539294508">
            <text:p>159.8155392945</text:p>
          </table:table-cell>
          <table:table-cell table:number-columns-repeated="2"/>
          <table:table-cell table:formula="of:=[Shots.A21]" office:value-type="string" office:string-value="xs24r_bw5">
            <text:p>xs24r_bw5</text:p>
          </table:table-cell>
          <table:table-cell table:formula="of:=[.AI35]" office:value-type="float" office:value="159.815539294508">
            <text:p>159.8155392945</text:p>
          </table:table-cell>
          <table:table-cell table:formula="of:=[Shots.D21]" office:value-type="float" office:value="9.297">
            <text:p>9.297</text:p>
          </table:table-cell>
          <table:table-cell table:formula="of:=[Shots.B21]" office:value-type="float" office:value="4917054.466">
            <text:p>4917054.466</text:p>
          </table:table-cell>
          <table:table-cell table:style-name="ce2" table:formula="of:=[Shots.C21]" office:value-type="float" office:value="1386641.428">
            <text:p>1386641.43</text:p>
          </table:table-cell>
          <table:table-cell table:formula="of:=[Shots.E21]" office:value-type="string" office:string-value="g">
            <text:p>g</text:p>
          </table:table-cell>
          <table:table-cell table:number-columns-repeated="981"/>
        </table:table-row>
        <table:table-row table:style-name="ro1">
          <table:table-cell table:number-columns-repeated="16"/>
          <table:table-cell office:value-type="string">
            <text:p>XS24-S</text:p>
          </table:table-cell>
          <table:table-cell office:value-type="float" office:value="1386785.43">
            <text:p>1386785.43</text:p>
          </table:table-cell>
          <table:table-cell office:value-type="float" office:value="4917123.78">
            <text:p>4917123.78</text:p>
          </table:table-cell>
          <table:table-cell office:value-type="float" office:value="0">
            <text:p>0</text:p>
          </table:table-cell>
          <table:table-cell office:value-type="string">
            <text:p>XS24-E</text:p>
          </table:table-cell>
          <table:table-cell office:value-type="float" office:value="1386283.88">
            <text:p>1386283.88</text:p>
          </table:table-cell>
          <table:table-cell office:value-type="float" office:value="4916881.08">
            <text:p>4916881.08</text:p>
          </table:table-cell>
          <table:table-cell table:formula="of:=-1/[.Y36]" office:value-type="float" office:value="-2.06654305727096">
            <text:p>-2.0665430573</text:p>
          </table:table-cell>
          <table:table-cell table:formula="of:=([.W36]-[.S36])/([.V36]-[.R36])" office:value-type="float" office:value="0.483899910278464">
            <text:p>0.4838999103</text:p>
          </table:table-cell>
          <table:table-cell table:formula="of:=[Shots.B22]-[Shots.C22]*[.X36]" office:value-type="float" office:value="7782657.79095583">
            <text:p>7782657.79095583</text:p>
          </table:table-cell>
          <table:table-cell table:formula="of:=[.S36]-[.R36]*[.Y36]" office:value-type="float" office:value="4246058.43484752">
            <text:p>4246058.43484752</text:p>
          </table:table-cell>
          <table:table-cell table:style-name="Default" table:number-columns-repeated="5"/>
          <table:table-cell table:formula="of:=-(   [.Z36]-[.AA36]    )/(      [.X36]-[.Y36])" office:value-type="float" office:value="1386660.82759201">
            <text:p>1386660.83</text:p>
          </table:table-cell>
          <table:table-cell table:formula="of:=[.#REF!$17]*[.AG36]+[.Z36]" office:value-type="float" office:value="0">
            <text:p>#REF!</text:p>
          </table:table-cell>
          <table:table-cell table:formula="of:=(([Shots.C22]-[.R36])^2 +([Shots.B22]-[.S36])^2)^0.5" office:value-type="float" office:value="138.424216237765">
            <text:p>138.4242162378</text:p>
          </table:table-cell>
          <table:table-cell table:number-columns-repeated="2"/>
          <table:table-cell table:formula="of:=[Shots.A22]" office:value-type="string" office:string-value="xs24r_bw6">
            <text:p>xs24r_bw6</text:p>
          </table:table-cell>
          <table:table-cell table:formula="of:=[.AI36]" office:value-type="float" office:value="138.424216237765">
            <text:p>138.4242162378</text:p>
          </table:table-cell>
          <table:table-cell table:formula="of:=[Shots.D22]" office:value-type="float" office:value="8.444">
            <text:p>8.444</text:p>
          </table:table-cell>
          <table:table-cell table:formula="of:=[Shots.B22]" office:value-type="float" office:value="4917063.42">
            <text:p>4917063.42</text:p>
          </table:table-cell>
          <table:table-cell table:style-name="ce2" table:formula="of:=[Shots.C22]" office:value-type="float" office:value="1386660.859">
            <text:p>1386660.86</text:p>
          </table:table-cell>
          <table:table-cell table:formula="of:=[Shots.E22]" office:value-type="string" office:string-value="wtr">
            <text:p>wtr</text:p>
          </table:table-cell>
          <table:table-cell table:style-name="ce2"/>
          <table:table-cell table:number-columns-repeated="980"/>
        </table:table-row>
        <table:table-row table:style-name="ro1">
          <table:table-cell table:number-columns-repeated="16"/>
          <table:table-cell office:value-type="string">
            <text:p>XS24-S</text:p>
          </table:table-cell>
          <table:table-cell office:value-type="float" office:value="1386785.43">
            <text:p>1386785.43</text:p>
          </table:table-cell>
          <table:table-cell office:value-type="float" office:value="4917123.78">
            <text:p>4917123.78</text:p>
          </table:table-cell>
          <table:table-cell office:value-type="float" office:value="0">
            <text:p>0</text:p>
          </table:table-cell>
          <table:table-cell office:value-type="string">
            <text:p>XS24-E</text:p>
          </table:table-cell>
          <table:table-cell office:value-type="float" office:value="1386283.88">
            <text:p>1386283.88</text:p>
          </table:table-cell>
          <table:table-cell office:value-type="float" office:value="4916881.08">
            <text:p>4916881.08</text:p>
          </table:table-cell>
          <table:table-cell table:formula="of:=-1/[.Y37]" office:value-type="float" office:value="-2.06654305727096">
            <text:p>-2.0665430573</text:p>
          </table:table-cell>
          <table:table-cell table:formula="of:=([.W37]-[.S37])/([.V37]-[.R37])" office:value-type="float" office:value="0.483899910278464">
            <text:p>0.4838999103</text:p>
          </table:table-cell>
          <table:table-cell table:formula="of:=[Shots.B23]-[Shots.C23]*[.X37]" office:value-type="float" office:value="7782670.78626445">
            <text:p>7782670.78626445</text:p>
          </table:table-cell>
          <table:table-cell table:formula="of:=[.S37]-[.R37]*[.Y37]" office:value-type="float" office:value="4246058.43484752">
            <text:p>4246058.43484752</text:p>
          </table:table-cell>
          <table:table-cell table:style-name="Default" table:number-columns-repeated="5"/>
          <table:table-cell table:formula="of:=-(   [.Z37]-[.AA37]    )/(      [.X37]-[.Y37])" office:value-type="float" office:value="1386665.92290635">
            <text:p>1386665.92</text:p>
          </table:table-cell>
          <table:table-cell table:formula="of:=[.#REF!$17]*[.AG37]+[.Z37]" office:value-type="float" office:value="0">
            <text:p>#REF!</text:p>
          </table:table-cell>
          <table:table-cell table:formula="of:=(([Shots.C23]-[.R37])^2 +([Shots.B23]-[.S37])^2)^0.5" office:value-type="float" office:value="132.763676395464">
            <text:p>132.7636763955</text:p>
          </table:table-cell>
          <table:table-cell table:number-columns-repeated="2"/>
          <table:table-cell table:formula="of:=[Shots.A23]" office:value-type="string" office:string-value="xs24r_bw7">
            <text:p>xs24r_bw7</text:p>
          </table:table-cell>
          <table:table-cell table:formula="of:=[.AI37]" office:value-type="float" office:value="132.763676395464">
            <text:p>132.7636763955</text:p>
          </table:table-cell>
          <table:table-cell table:formula="of:=[Shots.D23]" office:value-type="float" office:value="8.123">
            <text:p>8.123</text:p>
          </table:table-cell>
          <table:table-cell table:formula="of:=[Shots.B23]" office:value-type="float" office:value="4917065.971">
            <text:p>4917065.971</text:p>
          </table:table-cell>
          <table:table-cell table:style-name="ce2" table:formula="of:=[Shots.C23]" office:value-type="float" office:value="1386665.913">
            <text:p>1386665.91</text:p>
          </table:table-cell>
          <table:table-cell table:formula="of:=[Shots.E23]" office:value-type="string" office:string-value="bed">
            <text:p>bed</text:p>
          </table:table-cell>
          <table:table-cell table:style-name="ce2"/>
          <table:table-cell table:number-columns-repeated="980"/>
        </table:table-row>
        <table:table-row table:style-name="ro1">
          <table:table-cell table:number-columns-repeated="16"/>
          <table:table-cell office:value-type="string">
            <text:p>XS24-S</text:p>
          </table:table-cell>
          <table:table-cell office:value-type="float" office:value="1386785.43">
            <text:p>1386785.43</text:p>
          </table:table-cell>
          <table:table-cell office:value-type="float" office:value="4917123.78">
            <text:p>4917123.78</text:p>
          </table:table-cell>
          <table:table-cell office:value-type="float" office:value="0">
            <text:p>0</text:p>
          </table:table-cell>
          <table:table-cell office:value-type="string">
            <text:p>XS24-E</text:p>
          </table:table-cell>
          <table:table-cell office:value-type="float" office:value="1386283.88">
            <text:p>1386283.88</text:p>
          </table:table-cell>
          <table:table-cell office:value-type="float" office:value="4916881.08">
            <text:p>4916881.08</text:p>
          </table:table-cell>
          <table:table-cell table:formula="of:=-1/[.Y38]" office:value-type="float" office:value="-2.06654305727096">
            <text:p>-2.0665430573</text:p>
          </table:table-cell>
          <table:table-cell table:formula="of:=([.W38]-[.S38])/([.V38]-[.R38])" office:value-type="float" office:value="0.483899910278464">
            <text:p>0.4838999103</text:p>
          </table:table-cell>
          <table:table-cell table:formula="of:=[Shots.B24]-[Shots.C24]*[.X38]" office:value-type="float" office:value="7782680.30738867">
            <text:p>7782680.30738867</text:p>
          </table:table-cell>
          <table:table-cell table:formula="of:=[.S38]-[.R38]*[.Y38]" office:value-type="float" office:value="4246058.43484752">
            <text:p>4246058.43484752</text:p>
          </table:table-cell>
          <table:table-cell table:style-name="Default" table:number-columns-repeated="5"/>
          <table:table-cell table:formula="of:=-(   [.Z38]-[.AA38]    )/(      [.X38]-[.Y38])" office:value-type="float" office:value="1386669.65603206">
            <text:p>1386669.66</text:p>
          </table:table-cell>
          <table:table-cell table:formula="of:=[.#REF!$17]*[.AG38]+[.Z38]" office:value-type="float" office:value="0">
            <text:p>#REF!</text:p>
          </table:table-cell>
          <table:table-cell table:formula="of:=(([Shots.C24]-[.R38])^2 +([Shots.B24]-[.S38])^2)^0.5" office:value-type="float" office:value="128.616673833616">
            <text:p>128.6166738336</text:p>
          </table:table-cell>
          <table:table-cell table:number-columns-repeated="2"/>
          <table:table-cell table:formula="of:=[Shots.A24]" office:value-type="string" office:string-value="xs24r_bw8">
            <text:p>xs24r_bw8</text:p>
          </table:table-cell>
          <table:table-cell table:formula="of:=[.AI38]" office:value-type="float" office:value="128.616673833616">
            <text:p>128.6166738336</text:p>
          </table:table-cell>
          <table:table-cell table:formula="of:=[Shots.D24]" office:value-type="float" office:value="7.827">
            <text:p>7.827</text:p>
          </table:table-cell>
          <table:table-cell table:formula="of:=[Shots.B24]" office:value-type="float" office:value="4917067.538">
            <text:p>4917067.538</text:p>
          </table:table-cell>
          <table:table-cell table:style-name="ce2" table:formula="of:=[Shots.C24]" office:value-type="float" office:value="1386669.762">
            <text:p>1386669.76</text:p>
          </table:table-cell>
          <table:table-cell table:formula="of:=[Shots.E24]" office:value-type="string" office:string-value="bed">
            <text:p>bed</text:p>
          </table:table-cell>
          <table:table-cell table:style-name="ce2"/>
          <table:table-cell table:number-columns-repeated="980"/>
        </table:table-row>
        <table:table-row table:style-name="ro1">
          <table:table-cell table:number-columns-repeated="16"/>
          <table:table-cell office:value-type="string">
            <text:p>XS24-S</text:p>
          </table:table-cell>
          <table:table-cell office:value-type="float" office:value="1386785.43">
            <text:p>1386785.43</text:p>
          </table:table-cell>
          <table:table-cell office:value-type="float" office:value="4917123.78">
            <text:p>4917123.78</text:p>
          </table:table-cell>
          <table:table-cell office:value-type="float" office:value="0">
            <text:p>0</text:p>
          </table:table-cell>
          <table:table-cell office:value-type="string">
            <text:p>XS24-E</text:p>
          </table:table-cell>
          <table:table-cell office:value-type="float" office:value="1386283.88">
            <text:p>1386283.88</text:p>
          </table:table-cell>
          <table:table-cell office:value-type="float" office:value="4916881.08">
            <text:p>4916881.08</text:p>
          </table:table-cell>
          <table:table-cell table:formula="of:=-1/[.Y39]" office:value-type="float" office:value="-2.06654305727096">
            <text:p>-2.0665430573</text:p>
          </table:table-cell>
          <table:table-cell table:formula="of:=([.W39]-[.S39])/([.V39]-[.R39])" office:value-type="float" office:value="0.483899910278464">
            <text:p>0.4838999103</text:p>
          </table:table-cell>
          <table:table-cell table:formula="of:=[Shots.B25]-[Shots.C25]*[.X39]" office:value-type="float" office:value="7782693.29344595">
            <text:p>7782693.29344595</text:p>
          </table:table-cell>
          <table:table-cell table:formula="of:=[.S39]-[.R39]*[.Y39]" office:value-type="float" office:value="4246058.43484752">
            <text:p>4246058.43484752</text:p>
          </table:table-cell>
          <table:table-cell table:style-name="Default" table:number-columns-repeated="5"/>
          <table:table-cell table:formula="of:=-(   [.Z39]-[.AA39]    )/(      [.X39]-[.Y39])" office:value-type="float" office:value="1386674.74771905">
            <text:p>1386674.75</text:p>
          </table:table-cell>
          <table:table-cell table:formula="of:=[.#REF!$17]*[.AG39]+[.Z39]" office:value-type="float" office:value="0">
            <text:p>#REF!</text:p>
          </table:table-cell>
          <table:table-cell table:formula="of:=(([Shots.C25]-[.R39])^2 +([Shots.B25]-[.S39])^2)^0.5" office:value-type="float" office:value="122.960016997361">
            <text:p>122.9600169974</text:p>
          </table:table-cell>
          <table:table-cell table:number-columns-repeated="2"/>
          <table:table-cell table:formula="of:=[Shots.A25]" office:value-type="string" office:string-value="xs24r_bw9">
            <text:p>xs24r_bw9</text:p>
          </table:table-cell>
          <table:table-cell table:formula="of:=[.AI39]" office:value-type="float" office:value="122.960016997361">
            <text:p>122.9600169974</text:p>
          </table:table-cell>
          <table:table-cell table:formula="of:=[Shots.D25]" office:value-type="float" office:value="8.08">
            <text:p>8.08</text:p>
          </table:table-cell>
          <table:table-cell table:formula="of:=[Shots.B25]" office:value-type="float" office:value="4917070.336">
            <text:p>4917070.336</text:p>
          </table:table-cell>
          <table:table-cell table:style-name="ce2" table:formula="of:=[Shots.C25]" office:value-type="float" office:value="1386674.692">
            <text:p>1386674.69</text:p>
          </table:table-cell>
          <table:table-cell table:formula="of:=[Shots.E25]" office:value-type="string" office:string-value="bed">
            <text:p>bed</text:p>
          </table:table-cell>
          <table:table-cell table:style-name="ce2"/>
          <table:table-cell table:number-columns-repeated="980"/>
        </table:table-row>
        <table:table-row table:style-name="ro1">
          <table:table-cell table:number-columns-repeated="16"/>
          <table:table-cell office:value-type="string">
            <text:p>XS24-S</text:p>
          </table:table-cell>
          <table:table-cell office:value-type="float" office:value="1386785.43">
            <text:p>1386785.43</text:p>
          </table:table-cell>
          <table:table-cell office:value-type="float" office:value="4917123.78">
            <text:p>4917123.78</text:p>
          </table:table-cell>
          <table:table-cell office:value-type="float" office:value="0">
            <text:p>0</text:p>
          </table:table-cell>
          <table:table-cell office:value-type="string">
            <text:p>XS24-E</text:p>
          </table:table-cell>
          <table:table-cell office:value-type="float" office:value="1386283.88">
            <text:p>1386283.88</text:p>
          </table:table-cell>
          <table:table-cell office:value-type="float" office:value="4916881.08">
            <text:p>4916881.08</text:p>
          </table:table-cell>
          <table:table-cell table:formula="of:=-1/[.Y40]" office:value-type="float" office:value="-2.06654305727096">
            <text:p>-2.0665430573</text:p>
          </table:table-cell>
          <table:table-cell table:formula="of:=([.W40]-[.S40])/([.V40]-[.R40])" office:value-type="float" office:value="0.483899910278464">
            <text:p>0.4838999103</text:p>
          </table:table-cell>
          <table:table-cell table:formula="of:=[Shots.B26]-[Shots.C26]*[.X40]" office:value-type="float" office:value="7782705.41618348">
            <text:p>7782705.41618348</text:p>
          </table:table-cell>
          <table:table-cell table:formula="of:=[.S40]-[.R40]*[.Y40]" office:value-type="float" office:value="4246058.43484752">
            <text:p>4246058.43484752</text:p>
          </table:table-cell>
          <table:table-cell table:style-name="Default" table:number-columns-repeated="5"/>
          <table:table-cell table:formula="of:=-(   [.Z40]-[.AA40]    )/(      [.X40]-[.Y40])" office:value-type="float" office:value="1386679.50090808">
            <text:p>1386679.50</text:p>
          </table:table-cell>
          <table:table-cell table:formula="of:=[.#REF!$17]*[.AG40]+[.Z40]" office:value-type="float" office:value="0">
            <text:p>#REF!</text:p>
          </table:table-cell>
          <table:table-cell table:formula="of:=(([Shots.C26]-[.R40])^2 +([Shots.B26]-[.S40])^2)^0.5" office:value-type="float" office:value="117.679506491251">
            <text:p>117.6795064913</text:p>
          </table:table-cell>
          <table:table-cell table:number-columns-repeated="2"/>
          <table:table-cell table:formula="of:=[Shots.A26]" office:value-type="string" office:string-value="xs24r_bw10">
            <text:p>xs24r_bw10</text:p>
          </table:table-cell>
          <table:table-cell table:formula="of:=[.AI40]" office:value-type="float" office:value="117.679506491251">
            <text:p>117.6795064913</text:p>
          </table:table-cell>
          <table:table-cell table:formula="of:=[Shots.D26]" office:value-type="float" office:value="7.843">
            <text:p>7.843</text:p>
          </table:table-cell>
          <table:table-cell table:formula="of:=[Shots.B26]" office:value-type="float" office:value="4917072.498">
            <text:p>4917072.498</text:p>
          </table:table-cell>
          <table:table-cell table:style-name="ce2" table:formula="of:=[Shots.C26]" office:value-type="float" office:value="1386679.512">
            <text:p>1386679.51</text:p>
          </table:table-cell>
          <table:table-cell table:formula="of:=[Shots.E26]" office:value-type="string" office:string-value="bed">
            <text:p>bed</text:p>
          </table:table-cell>
          <table:table-cell table:style-name="ce2"/>
          <table:table-cell table:number-columns-repeated="980"/>
        </table:table-row>
        <table:table-row table:style-name="ro1">
          <table:table-cell table:number-columns-repeated="16"/>
          <table:table-cell office:value-type="string">
            <text:p>XS24-S</text:p>
          </table:table-cell>
          <table:table-cell office:value-type="float" office:value="1386785.43">
            <text:p>1386785.43</text:p>
          </table:table-cell>
          <table:table-cell office:value-type="float" office:value="4917123.78">
            <text:p>4917123.78</text:p>
          </table:table-cell>
          <table:table-cell office:value-type="float" office:value="0">
            <text:p>0</text:p>
          </table:table-cell>
          <table:table-cell office:value-type="string">
            <text:p>XS24-E</text:p>
          </table:table-cell>
          <table:table-cell office:value-type="float" office:value="1386283.88">
            <text:p>1386283.88</text:p>
          </table:table-cell>
          <table:table-cell office:value-type="float" office:value="4916881.08">
            <text:p>4916881.08</text:p>
          </table:table-cell>
          <table:table-cell table:formula="of:=-1/[.Y41]" office:value-type="float" office:value="-2.06654305727096">
            <text:p>-2.0665430573</text:p>
          </table:table-cell>
          <table:table-cell table:formula="of:=([.W41]-[.S41])/([.V41]-[.R41])" office:value-type="float" office:value="0.483899910278464">
            <text:p>0.4838999103</text:p>
          </table:table-cell>
          <table:table-cell table:formula="of:=[Shots.B27]-[Shots.C27]*[.X41]" office:value-type="float" office:value="7782714.60800837">
            <text:p>7782714.60800837</text:p>
          </table:table-cell>
          <table:table-cell table:formula="of:=[.S41]-[.R41]*[.Y41]" office:value-type="float" office:value="4246058.43484752">
            <text:p>4246058.43484752</text:p>
          </table:table-cell>
          <table:table-cell table:style-name="Default" table:number-columns-repeated="5"/>
          <table:table-cell table:formula="of:=-(   [.Z41]-[.AA41]    )/(      [.X41]-[.Y41])" office:value-type="float" office:value="1386683.10491923">
            <text:p>1386683.10</text:p>
          </table:table-cell>
          <table:table-cell table:formula="of:=[.#REF!$17]*[.AG41]+[.Z41]" office:value-type="float" office:value="0">
            <text:p>#REF!</text:p>
          </table:table-cell>
          <table:table-cell table:formula="of:=(([Shots.C27]-[.R41])^2 +([Shots.B27]-[.S41])^2)^0.5" office:value-type="float" office:value="113.675718216688">
            <text:p>113.6757182167</text:p>
          </table:table-cell>
          <table:table-cell table:number-columns-repeated="2"/>
          <table:table-cell table:formula="of:=[Shots.A27]" office:value-type="string" office:string-value="xs24r_bw11">
            <text:p>xs24r_bw11</text:p>
          </table:table-cell>
          <table:table-cell table:formula="of:=[.AI41]" office:value-type="float" office:value="113.675718216688">
            <text:p>113.6757182167</text:p>
          </table:table-cell>
          <table:table-cell table:formula="of:=[Shots.D27]" office:value-type="float" office:value="7.634">
            <text:p>7.634</text:p>
          </table:table-cell>
          <table:table-cell table:formula="of:=[Shots.B27]" office:value-type="float" office:value="4917074.304">
            <text:p>4917074.304</text:p>
          </table:table-cell>
          <table:table-cell table:style-name="ce2" table:formula="of:=[Shots.C27]" office:value-type="float" office:value="1386683.086">
            <text:p>1386683.09</text:p>
          </table:table-cell>
          <table:table-cell table:formula="of:=[Shots.E27]" office:value-type="string" office:string-value="bed">
            <text:p>bed</text:p>
          </table:table-cell>
          <table:table-cell table:style-name="ce2"/>
          <table:table-cell table:number-columns-repeated="980"/>
        </table:table-row>
        <table:table-row table:style-name="ro1">
          <table:table-cell table:number-columns-repeated="16"/>
          <table:table-cell office:value-type="string">
            <text:p>XS24-S</text:p>
          </table:table-cell>
          <table:table-cell office:value-type="float" office:value="1386785.43">
            <text:p>1386785.43</text:p>
          </table:table-cell>
          <table:table-cell office:value-type="float" office:value="4917123.78">
            <text:p>4917123.78</text:p>
          </table:table-cell>
          <table:table-cell office:value-type="float" office:value="0">
            <text:p>0</text:p>
          </table:table-cell>
          <table:table-cell office:value-type="string">
            <text:p>XS24-E</text:p>
          </table:table-cell>
          <table:table-cell office:value-type="float" office:value="1386283.88">
            <text:p>1386283.88</text:p>
          </table:table-cell>
          <table:table-cell office:value-type="float" office:value="4916881.08">
            <text:p>4916881.08</text:p>
          </table:table-cell>
          <table:table-cell table:formula="of:=-1/[.Y42]" office:value-type="float" office:value="-2.06654305727096">
            <text:p>-2.0665430573</text:p>
          </table:table-cell>
          <table:table-cell table:formula="of:=([.W42]-[.S42])/([.V42]-[.R42])" office:value-type="float" office:value="0.483899910278464">
            <text:p>0.4838999103</text:p>
          </table:table-cell>
          <table:table-cell table:formula="of:=[Shots.B28]-[Shots.C28]*[.X42]" office:value-type="float" office:value="7782726.76584047">
            <text:p>7782726.76584047</text:p>
          </table:table-cell>
          <table:table-cell table:formula="of:=[.S42]-[.R42]*[.Y42]" office:value-type="float" office:value="4246058.43484752">
            <text:p>4246058.43484752</text:p>
          </table:table-cell>
          <table:table-cell table:style-name="Default" table:number-columns-repeated="5"/>
          <table:table-cell table:formula="of:=-(   [.Z42]-[.AA42]    )/(      [.X42]-[.Y42])" office:value-type="float" office:value="1386687.87186844">
            <text:p>1386687.87</text:p>
          </table:table-cell>
          <table:table-cell table:formula="of:=[.#REF!$17]*[.AG42]+[.Z42]" office:value-type="float" office:value="0">
            <text:p>#REF!</text:p>
          </table:table-cell>
          <table:table-cell table:formula="of:=(([Shots.C28]-[.R42])^2 +([Shots.B28]-[.S42])^2)^0.5" office:value-type="float" office:value="108.392964370213">
            <text:p>108.3929643702</text:p>
          </table:table-cell>
          <table:table-cell table:number-columns-repeated="2"/>
          <table:table-cell table:formula="of:=[Shots.A28]" office:value-type="string" office:string-value="xs24r_bw12">
            <text:p>xs24r_bw12</text:p>
          </table:table-cell>
          <table:table-cell table:formula="of:=[.AI42]" office:value-type="float" office:value="108.392964370213">
            <text:p>108.3929643702</text:p>
          </table:table-cell>
          <table:table-cell table:formula="of:=[Shots.D28]" office:value-type="float" office:value="7.619">
            <text:p>7.619</text:p>
          </table:table-cell>
          <table:table-cell table:formula="of:=[Shots.B28]" office:value-type="float" office:value="4917078.082">
            <text:p>4917078.082</text:p>
          </table:table-cell>
          <table:table-cell table:style-name="ce2" table:formula="of:=[Shots.C28]" office:value-type="float" office:value="1386687.141">
            <text:p>1386687.14</text:p>
          </table:table-cell>
          <table:table-cell table:formula="of:=[Shots.E28]" office:value-type="string" office:string-value="bed">
            <text:p>bed</text:p>
          </table:table-cell>
          <table:table-cell table:style-name="ce2"/>
          <table:table-cell table:number-columns-repeated="980"/>
        </table:table-row>
        <table:table-row table:style-name="ro1">
          <table:table-cell table:number-columns-repeated="16"/>
          <table:table-cell office:value-type="string">
            <text:p>XS24-S</text:p>
          </table:table-cell>
          <table:table-cell office:value-type="float" office:value="1386785.43">
            <text:p>1386785.43</text:p>
          </table:table-cell>
          <table:table-cell office:value-type="float" office:value="4917123.78">
            <text:p>4917123.78</text:p>
          </table:table-cell>
          <table:table-cell office:value-type="float" office:value="0">
            <text:p>0</text:p>
          </table:table-cell>
          <table:table-cell office:value-type="string">
            <text:p>XS24-E</text:p>
          </table:table-cell>
          <table:table-cell office:value-type="float" office:value="1386283.88">
            <text:p>1386283.88</text:p>
          </table:table-cell>
          <table:table-cell office:value-type="float" office:value="4916881.08">
            <text:p>4916881.08</text:p>
          </table:table-cell>
          <table:table-cell table:formula="of:=-1/[.Y43]" office:value-type="float" office:value="-2.06654305727096">
            <text:p>-2.0665430573</text:p>
          </table:table-cell>
          <table:table-cell table:formula="of:=([.W43]-[.S43])/([.V43]-[.R43])" office:value-type="float" office:value="0.483899910278464">
            <text:p>0.4838999103</text:p>
          </table:table-cell>
          <table:table-cell table:formula="of:=[Shots.B29]-[Shots.C29]*[.X43]" office:value-type="float" office:value="7782744.02179329">
            <text:p>7782744.02179329</text:p>
          </table:table-cell>
          <table:table-cell table:formula="of:=[.S43]-[.R43]*[.Y43]" office:value-type="float" office:value="4246058.43484752">
            <text:p>4246058.43484752</text:p>
          </table:table-cell>
          <table:table-cell table:style-name="Default" table:number-columns-repeated="5"/>
          <table:table-cell table:formula="of:=-(   [.Z43]-[.AA43]    )/(      [.X43]-[.Y43])" office:value-type="float" office:value="1386694.63773345">
            <text:p>1386694.64</text:p>
          </table:table-cell>
          <table:table-cell table:formula="of:=[.#REF!$17]*[.AG43]+[.Z43]" office:value-type="float" office:value="0">
            <text:p>#REF!</text:p>
          </table:table-cell>
          <table:table-cell table:formula="of:=(([Shots.C29]-[.R43])^2 +([Shots.B29]-[.S43])^2)^0.5" office:value-type="float" office:value="100.863874682909">
            <text:p>100.8638746829</text:p>
          </table:table-cell>
          <table:table-cell table:number-columns-repeated="2"/>
          <table:table-cell table:formula="of:=[Shots.A29]" office:value-type="string" office:string-value="xs24r_bw13">
            <text:p>xs24r_bw13</text:p>
          </table:table-cell>
          <table:table-cell table:formula="of:=[.AI43]" office:value-type="float" office:value="100.863874682909">
            <text:p>100.8638746829</text:p>
          </table:table-cell>
          <table:table-cell table:formula="of:=[Shots.D29]" office:value-type="float" office:value="7.969">
            <text:p>7.969</text:p>
          </table:table-cell>
          <table:table-cell table:formula="of:=[Shots.B29]" office:value-type="float" office:value="4917080.06">
            <text:p>4917080.06</text:p>
          </table:table-cell>
          <table:table-cell table:style-name="ce2" table:formula="of:=[Shots.C29]" office:value-type="float" office:value="1386694.534">
            <text:p>1386694.53</text:p>
          </table:table-cell>
          <table:table-cell table:formula="of:=[Shots.E29]" office:value-type="string" office:string-value="bed">
            <text:p>bed</text:p>
          </table:table-cell>
          <table:table-cell table:style-name="ce2"/>
          <table:table-cell table:number-columns-repeated="980"/>
        </table:table-row>
        <table:table-row table:style-name="ro1">
          <table:table-cell table:number-columns-repeated="16"/>
          <table:table-cell office:value-type="string">
            <text:p>XS24-S</text:p>
          </table:table-cell>
          <table:table-cell office:value-type="float" office:value="1386785.43">
            <text:p>1386785.43</text:p>
          </table:table-cell>
          <table:table-cell office:value-type="float" office:value="4917123.78">
            <text:p>4917123.78</text:p>
          </table:table-cell>
          <table:table-cell office:value-type="float" office:value="0">
            <text:p>0</text:p>
          </table:table-cell>
          <table:table-cell office:value-type="string">
            <text:p>XS24-E</text:p>
          </table:table-cell>
          <table:table-cell office:value-type="float" office:value="1386283.88">
            <text:p>1386283.88</text:p>
          </table:table-cell>
          <table:table-cell office:value-type="float" office:value="4916881.08">
            <text:p>4916881.08</text:p>
          </table:table-cell>
          <table:table-cell table:formula="of:=-1/[.Y44]" office:value-type="float" office:value="-2.06654305727096">
            <text:p>-2.0665430573</text:p>
          </table:table-cell>
          <table:table-cell table:formula="of:=([.W44]-[.S44])/([.V44]-[.R44])" office:value-type="float" office:value="0.483899910278464">
            <text:p>0.4838999103</text:p>
          </table:table-cell>
          <table:table-cell table:formula="of:=[Shots.B30]-[Shots.C30]*[.X44]" office:value-type="float" office:value="7782750.40015093">
            <text:p>7782750.40015093</text:p>
          </table:table-cell>
          <table:table-cell table:formula="of:=[.S44]-[.R44]*[.Y44]" office:value-type="float" office:value="4246058.43484752">
            <text:p>4246058.43484752</text:p>
          </table:table-cell>
          <table:table-cell table:style-name="Default" table:number-columns-repeated="5"/>
          <table:table-cell table:formula="of:=-(   [.Z44]-[.AA44]    )/(      [.X44]-[.Y44])" office:value-type="float" office:value="1386697.13861574">
            <text:p>1386697.14</text:p>
          </table:table-cell>
          <table:table-cell table:formula="of:=[.#REF!$17]*[.AG44]+[.Z44]" office:value-type="float" office:value="0">
            <text:p>#REF!</text:p>
          </table:table-cell>
          <table:table-cell table:formula="of:=(([Shots.C30]-[.R44])^2 +([Shots.B30]-[.S44])^2)^0.5" office:value-type="float" office:value="98.0855895635206">
            <text:p>98.0855895635</text:p>
          </table:table-cell>
          <table:table-cell table:number-columns-repeated="2"/>
          <table:table-cell table:formula="of:=[Shots.A30]" office:value-type="string" office:string-value="xs24r_bw14">
            <text:p>xs24r_bw14</text:p>
          </table:table-cell>
          <table:table-cell table:formula="of:=[.AI44]" office:value-type="float" office:value="98.0855895635206">
            <text:p>98.0855895635</text:p>
          </table:table-cell>
          <table:table-cell table:formula="of:=[Shots.D30]" office:value-type="float" office:value="7.515">
            <text:p>7.515</text:p>
          </table:table-cell>
          <table:table-cell table:formula="of:=[Shots.B30]" office:value-type="float" office:value="4917081.272">
            <text:p>4917081.272</text:p>
          </table:table-cell>
          <table:table-cell table:style-name="ce2" table:formula="of:=[Shots.C30]" office:value-type="float" office:value="1386697.034">
            <text:p>1386697.03</text:p>
          </table:table-cell>
          <table:table-cell table:formula="of:=[Shots.E30]" office:value-type="string" office:string-value="bed">
            <text:p>bed</text:p>
          </table:table-cell>
          <table:table-cell table:style-name="ce2"/>
          <table:table-cell table:number-columns-repeated="980"/>
        </table:table-row>
        <table:table-row table:style-name="ro1">
          <table:table-cell table:number-columns-repeated="16"/>
          <table:table-cell office:value-type="string">
            <text:p>XS25-S</text:p>
          </table:table-cell>
          <table:table-cell office:value-type="float" office:value="1386757.9">
            <text:p>1386757.9</text:p>
          </table:table-cell>
          <table:table-cell office:value-type="float" office:value="4917517.98">
            <text:p>4917517.98</text:p>
          </table:table-cell>
          <table:table-cell office:value-type="float" office:value="0">
            <text:p>0</text:p>
          </table:table-cell>
          <table:table-cell office:value-type="string">
            <text:p>XS25-E</text:p>
          </table:table-cell>
          <table:table-cell office:value-type="float" office:value="1386181.47">
            <text:p>1386181.47</text:p>
          </table:table-cell>
          <table:table-cell office:value-type="float" office:value="4917023.88">
            <text:p>4917023.88</text:p>
          </table:table-cell>
          <table:table-cell table:formula="of:=-1/[.Y45]" office:value-type="float" office:value="-1.16662618902911">
            <text:p>-1.166626189</text:p>
          </table:table-cell>
          <table:table-cell table:formula="of:=([.W45]-[.S45])/([.V45]-[.R45])" office:value-type="float" office:value="0.857172596847171">
            <text:p>0.8571725968</text:p>
          </table:table-cell>
          <table:table-cell table:formula="of:=[Shots.B31]-[Shots.C31]*[.X45]" office:value-type="float" office:value="6534179.49314923">
            <text:p>6534179.49314923</text:p>
          </table:table-cell>
          <table:table-cell table:formula="of:=[.S45]-[.R45]*[.Y45]" office:value-type="float" office:value="3728827.10965867">
            <text:p>3728827.10965867</text:p>
          </table:table-cell>
          <table:table-cell table:style-name="Default" table:number-columns-repeated="5"/>
          <table:table-cell table:formula="of:=-(   [.Z45]-[.AA45]    )/(      [.X45]-[.Y45])" office:value-type="float" office:value="1386181.47370608">
            <text:p>1386181.47</text:p>
          </table:table-cell>
          <table:table-cell table:formula="of:=[.#REF!$17]*[.AG45]+[.Z45]" office:value-type="float" office:value="0">
            <text:p>#REF!</text:p>
          </table:table-cell>
          <table:table-cell table:formula="of:=(([Shots.C31]-[.R45])^2 +([Shots.B31]-[.S45])^2)^0.5" office:value-type="float" office:value="759.209420018886">
            <text:p>759.2094200189</text:p>
          </table:table-cell>
          <table:table-cell table:number-columns-repeated="2"/>
          <table:table-cell table:formula="of:=[Shots.A31]" office:value-type="string" office:string-value="xs25r_bw1">
            <text:p>xs25r_bw1</text:p>
          </table:table-cell>
          <table:table-cell table:formula="of:=[.AI45]" office:value-type="float" office:value="759.209420018886">
            <text:p>759.2094200189</text:p>
          </table:table-cell>
          <table:table-cell table:formula="of:=[Shots.D31]" office:value-type="float" office:value="14.184">
            <text:p>14.184</text:p>
          </table:table-cell>
          <table:table-cell table:formula="of:=[Shots.B31]" office:value-type="float" office:value="4917023.898">
            <text:p>4917023.898</text:p>
          </table:table-cell>
          <table:table-cell table:style-name="ce2" table:formula="of:=[Shots.C31]" office:value-type="float" office:value="1386181.461">
            <text:p>1386181.46</text:p>
          </table:table-cell>
          <table:table-cell table:formula="of:=[Shots.E31]" office:value-type="string" office:string-value="so">
            <text:p>so</text:p>
          </table:table-cell>
          <table:table-cell table:style-name="ce2"/>
          <table:table-cell table:number-columns-repeated="980"/>
        </table:table-row>
        <table:table-row table:style-name="ro1">
          <table:table-cell table:number-columns-repeated="16"/>
          <table:table-cell office:value-type="string">
            <text:p>XS25-S</text:p>
          </table:table-cell>
          <table:table-cell office:value-type="float" office:value="1386757.9">
            <text:p>1386757.9</text:p>
          </table:table-cell>
          <table:table-cell office:value-type="float" office:value="4917517.98">
            <text:p>4917517.98</text:p>
          </table:table-cell>
          <table:table-cell office:value-type="float" office:value="0">
            <text:p>0</text:p>
          </table:table-cell>
          <table:table-cell office:value-type="string">
            <text:p>XS25-E</text:p>
          </table:table-cell>
          <table:table-cell office:value-type="float" office:value="1386181.47">
            <text:p>1386181.47</text:p>
          </table:table-cell>
          <table:table-cell office:value-type="float" office:value="4917023.88">
            <text:p>4917023.88</text:p>
          </table:table-cell>
          <table:table-cell table:formula="of:=-1/[.Y46]" office:value-type="float" office:value="-1.16662618902911">
            <text:p>-1.166626189</text:p>
          </table:table-cell>
          <table:table-cell table:formula="of:=([.W46]-[.S46])/([.V46]-[.R46])" office:value-type="float" office:value="0.857172596847171">
            <text:p>0.8571725968</text:p>
          </table:table-cell>
          <table:table-cell table:formula="of:=[Shots.B32]-[Shots.C32]*[.X46]" office:value-type="float" office:value="6534200.5032343">
            <text:p>6534200.5032343</text:p>
          </table:table-cell>
          <table:table-cell table:formula="of:=[.S46]-[.R46]*[.Y46]" office:value-type="float" office:value="3728827.10965867">
            <text:p>3728827.10965867</text:p>
          </table:table-cell>
          <table:table-cell table:style-name="Default" table:number-columns-repeated="5"/>
          <table:table-cell table:formula="of:=-(   [.Z46]-[.AA46]    )/(      [.X46]-[.Y46])" office:value-type="float" office:value="1386191.85521496">
            <text:p>1386191.86</text:p>
          </table:table-cell>
          <table:table-cell table:formula="of:=[.#REF!$17]*[.AG46]+[.Z46]" office:value-type="float" office:value="0">
            <text:p>#REF!</text:p>
          </table:table-cell>
          <table:table-cell table:formula="of:=(([Shots.C32]-[.R46])^2 +([Shots.B32]-[.S46])^2)^0.5" office:value-type="float" office:value="745.535996652906">
            <text:p>745.5359966529</text:p>
          </table:table-cell>
          <table:table-cell table:number-columns-repeated="2"/>
          <table:table-cell table:formula="of:=[Shots.A32]" office:value-type="string" office:string-value="xs25r_bw2">
            <text:p>xs25r_bw2</text:p>
          </table:table-cell>
          <table:table-cell table:formula="of:=[.AI46]" office:value-type="float" office:value="745.535996652906">
            <text:p>745.5359966529</text:p>
          </table:table-cell>
          <table:table-cell table:formula="of:=[Shots.D32]" office:value-type="float" office:value="14.436">
            <text:p>14.436</text:p>
          </table:table-cell>
          <table:table-cell table:formula="of:=[Shots.B32]" office:value-type="float" office:value="4917032.949">
            <text:p>4917032.949</text:p>
          </table:table-cell>
          <table:table-cell table:style-name="ce2" table:formula="of:=[Shots.C32]" office:value-type="float" office:value="1386191.712">
            <text:p>1386191.71</text:p>
          </table:table-cell>
          <table:table-cell table:formula="of:=[Shots.E32]" office:value-type="string" office:string-value="f+bb">
            <text:p>f+bb</text:p>
          </table:table-cell>
          <table:table-cell table:style-name="ce2"/>
          <table:table-cell table:number-columns-repeated="980"/>
        </table:table-row>
        <table:table-row table:style-name="ro1">
          <table:table-cell table:number-columns-repeated="16"/>
          <table:table-cell office:value-type="string">
            <text:p>XS25-S</text:p>
          </table:table-cell>
          <table:table-cell office:value-type="float" office:value="1386757.9">
            <text:p>1386757.9</text:p>
          </table:table-cell>
          <table:table-cell office:value-type="float" office:value="4917517.98">
            <text:p>4917517.98</text:p>
          </table:table-cell>
          <table:table-cell office:value-type="float" office:value="0">
            <text:p>0</text:p>
          </table:table-cell>
          <table:table-cell office:value-type="string">
            <text:p>XS25-E</text:p>
          </table:table-cell>
          <table:table-cell office:value-type="float" office:value="1386181.47">
            <text:p>1386181.47</text:p>
          </table:table-cell>
          <table:table-cell office:value-type="float" office:value="4917023.88">
            <text:p>4917023.88</text:p>
          </table:table-cell>
          <table:table-cell table:formula="of:=-1/[.Y47]" office:value-type="float" office:value="-1.16662618902911">
            <text:p>-1.166626189</text:p>
          </table:table-cell>
          <table:table-cell table:formula="of:=([.W47]-[.S47])/([.V47]-[.R47])" office:value-type="float" office:value="0.857172596847171">
            <text:p>0.8571725968</text:p>
          </table:table-cell>
          <table:table-cell table:formula="of:=[Shots.B33]-[Shots.C33]*[.X47]" office:value-type="float" office:value="6534215.79325717">
            <text:p>6534215.79325717</text:p>
          </table:table-cell>
          <table:table-cell table:formula="of:=[.S47]-[.R47]*[.Y47]" office:value-type="float" office:value="3728827.10965867">
            <text:p>3728827.10965867</text:p>
          </table:table-cell>
          <table:table-cell table:style-name="Default" table:number-columns-repeated="5"/>
          <table:table-cell table:formula="of:=-(   [.Z47]-[.AA47]    )/(      [.X47]-[.Y47])" office:value-type="float" office:value="1386199.41032517">
            <text:p>1386199.41</text:p>
          </table:table-cell>
          <table:table-cell table:formula="of:=[.#REF!$17]*[.AG47]+[.Z47]" office:value-type="float" office:value="0">
            <text:p>#REF!</text:p>
          </table:table-cell>
          <table:table-cell table:formula="of:=(([Shots.C33]-[.R47])^2 +([Shots.B33]-[.S47])^2)^0.5" office:value-type="float" office:value="735.58515145777">
            <text:p>735.5851514578</text:p>
          </table:table-cell>
          <table:table-cell table:number-columns-repeated="2"/>
          <table:table-cell table:formula="of:=[Shots.A33]" office:value-type="string" office:string-value="xs25r_bw3">
            <text:p>xs25r_bw3</text:p>
          </table:table-cell>
          <table:table-cell table:formula="of:=[.AI47]" office:value-type="float" office:value="735.58515145777">
            <text:p>735.5851514578</text:p>
          </table:table-cell>
          <table:table-cell table:formula="of:=[Shots.D33]" office:value-type="float" office:value="17.256">
            <text:p>17.256</text:p>
          </table:table-cell>
          <table:table-cell table:formula="of:=[Shots.B33]" office:value-type="float" office:value="4917039.291">
            <text:p>4917039.291</text:p>
          </table:table-cell>
          <table:table-cell table:style-name="ce2" table:formula="of:=[Shots.C33]" office:value-type="float" office:value="1386199.382">
            <text:p>1386199.38</text:p>
          </table:table-cell>
          <table:table-cell table:formula="of:=[Shots.E33]" office:value-type="string" office:string-value="tb">
            <text:p>tb</text:p>
          </table:table-cell>
          <table:table-cell table:style-name="ce2"/>
          <table:table-cell table:number-columns-repeated="980"/>
        </table:table-row>
        <table:table-row table:style-name="ro1">
          <table:table-cell table:number-columns-repeated="16"/>
          <table:table-cell office:value-type="string">
            <text:p>XS25-S</text:p>
          </table:table-cell>
          <table:table-cell office:value-type="float" office:value="1386757.9">
            <text:p>1386757.9</text:p>
          </table:table-cell>
          <table:table-cell office:value-type="float" office:value="4917517.98">
            <text:p>4917517.98</text:p>
          </table:table-cell>
          <table:table-cell office:value-type="float" office:value="0">
            <text:p>0</text:p>
          </table:table-cell>
          <table:table-cell office:value-type="string">
            <text:p>XS25-E</text:p>
          </table:table-cell>
          <table:table-cell office:value-type="float" office:value="1386181.47">
            <text:p>1386181.47</text:p>
          </table:table-cell>
          <table:table-cell office:value-type="float" office:value="4917023.88">
            <text:p>4917023.88</text:p>
          </table:table-cell>
          <table:table-cell table:formula="of:=-1/[.Y48]" office:value-type="float" office:value="-1.16662618902911">
            <text:p>-1.166626189</text:p>
          </table:table-cell>
          <table:table-cell table:formula="of:=([.W48]-[.S48])/([.V48]-[.R48])" office:value-type="float" office:value="0.857172596847171">
            <text:p>0.8571725968</text:p>
          </table:table-cell>
          <table:table-cell table:formula="of:=[Shots.B34]-[Shots.C34]*[.X48]" office:value-type="float" office:value="6534217.38955739">
            <text:p>6534217.38955739</text:p>
          </table:table-cell>
          <table:table-cell table:formula="of:=[.S48]-[.R48]*[.Y48]" office:value-type="float" office:value="3728827.10965867">
            <text:p>3728827.10965867</text:p>
          </table:table-cell>
          <table:table-cell table:style-name="Default" table:number-columns-repeated="5"/>
          <table:table-cell table:formula="of:=-(   [.Z48]-[.AA48]    )/(      [.X48]-[.Y48])" office:value-type="float" office:value="1386200.19908947">
            <text:p>1386200.20</text:p>
          </table:table-cell>
          <table:table-cell table:formula="of:=[.#REF!$17]*[.AG48]+[.Z48]" office:value-type="float" office:value="0">
            <text:p>#REF!</text:p>
          </table:table-cell>
          <table:table-cell table:formula="of:=(([Shots.C34]-[.R48])^2 +([Shots.B34]-[.S48])^2)^0.5" office:value-type="float" office:value="734.546270979024">
            <text:p>734.546270979</text:p>
          </table:table-cell>
          <table:table-cell table:number-columns-repeated="2"/>
          <table:table-cell table:formula="of:=[Shots.A34]" office:value-type="string" office:string-value="xs25r_bw4">
            <text:p>xs25r_bw4</text:p>
          </table:table-cell>
          <table:table-cell table:formula="of:=[.AI48]" office:value-type="float" office:value="734.546270979024">
            <text:p>734.546270979</text:p>
          </table:table-cell>
          <table:table-cell table:formula="of:=[Shots.D34]" office:value-type="float" office:value="17.297">
            <text:p>17.297</text:p>
          </table:table-cell>
          <table:table-cell table:formula="of:=[Shots.B34]" office:value-type="float" office:value="4917039.933">
            <text:p>4917039.933</text:p>
          </table:table-cell>
          <table:table-cell table:style-name="ce2" table:formula="of:=[Shots.C34]" office:value-type="float" office:value="1386200.2">
            <text:p>1386200.20</text:p>
          </table:table-cell>
          <table:table-cell table:formula="of:=[Shots.E34]" office:value-type="string" office:string-value="so">
            <text:p>so</text:p>
          </table:table-cell>
          <table:table-cell table:style-name="ce2"/>
          <table:table-cell table:number-columns-repeated="980"/>
        </table:table-row>
        <table:table-row table:style-name="ro1">
          <table:table-cell table:number-columns-repeated="16"/>
          <table:table-cell office:value-type="string">
            <text:p>XS25-S</text:p>
          </table:table-cell>
          <table:table-cell office:value-type="float" office:value="1386757.9">
            <text:p>1386757.9</text:p>
          </table:table-cell>
          <table:table-cell office:value-type="float" office:value="4917517.98">
            <text:p>4917517.98</text:p>
          </table:table-cell>
          <table:table-cell office:value-type="float" office:value="0">
            <text:p>0</text:p>
          </table:table-cell>
          <table:table-cell office:value-type="string">
            <text:p>XS25-E</text:p>
          </table:table-cell>
          <table:table-cell office:value-type="float" office:value="1386181.47">
            <text:p>1386181.47</text:p>
          </table:table-cell>
          <table:table-cell office:value-type="float" office:value="4917023.88">
            <text:p>4917023.88</text:p>
          </table:table-cell>
          <table:table-cell table:formula="of:=-1/[.Y49]" office:value-type="float" office:value="-1.16662618902911">
            <text:p>-1.166626189</text:p>
          </table:table-cell>
          <table:table-cell table:formula="of:=([.W49]-[.S49])/([.V49]-[.R49])" office:value-type="float" office:value="0.857172596847171">
            <text:p>0.8571725968</text:p>
          </table:table-cell>
          <table:table-cell table:formula="of:=[Shots.B35]-[Shots.C35]*[.X49]" office:value-type="float" office:value="6534219.31935239">
            <text:p>6534219.31935239</text:p>
          </table:table-cell>
          <table:table-cell table:formula="of:=[.S49]-[.R49]*[.Y49]" office:value-type="float" office:value="3728827.10965867">
            <text:p>3728827.10965867</text:p>
          </table:table-cell>
          <table:table-cell table:style-name="Default" table:number-columns-repeated="5"/>
          <table:table-cell table:formula="of:=-(   [.Z49]-[.AA49]    )/(      [.X49]-[.Y49])" office:value-type="float" office:value="1386201.15264029">
            <text:p>1386201.15</text:p>
          </table:table-cell>
          <table:table-cell table:formula="of:=[.#REF!$17]*[.AG49]+[.Z49]" office:value-type="float" office:value="0">
            <text:p>#REF!</text:p>
          </table:table-cell>
          <table:table-cell table:formula="of:=(([Shots.C35]-[.R49])^2 +([Shots.B35]-[.S49])^2)^0.5" office:value-type="float" office:value="733.290351970373">
            <text:p>733.2903519704</text:p>
          </table:table-cell>
          <table:table-cell table:number-columns-repeated="2"/>
          <table:table-cell table:formula="of:=[Shots.A35]" office:value-type="string" office:string-value="xs25r_bw5">
            <text:p>xs25r_bw5</text:p>
          </table:table-cell>
          <table:table-cell table:formula="of:=[.AI49]" office:value-type="float" office:value="733.290351970373">
            <text:p>733.2903519704</text:p>
          </table:table-cell>
          <table:table-cell table:formula="of:=[Shots.D35]" office:value-type="float" office:value="17.236">
            <text:p>17.236</text:p>
          </table:table-cell>
          <table:table-cell table:formula="of:=[Shots.B35]" office:value-type="float" office:value="4917040.758">
            <text:p>4917040.758</text:p>
          </table:table-cell>
          <table:table-cell table:style-name="ce2" table:formula="of:=[Shots.C35]" office:value-type="float" office:value="1386201.147">
            <text:p>1386201.15</text:p>
          </table:table-cell>
          <table:table-cell table:formula="of:=[Shots.E35]" office:value-type="string" office:string-value="tb">
            <text:p>tb</text:p>
          </table:table-cell>
          <table:table-cell table:style-name="ce2"/>
          <table:table-cell table:number-columns-repeated="980"/>
        </table:table-row>
        <table:table-row table:style-name="ro1">
          <table:table-cell table:number-columns-repeated="16"/>
          <table:table-cell office:value-type="string">
            <text:p>XS25-S</text:p>
          </table:table-cell>
          <table:table-cell office:value-type="float" office:value="1386757.9">
            <text:p>1386757.9</text:p>
          </table:table-cell>
          <table:table-cell office:value-type="float" office:value="4917517.98">
            <text:p>4917517.98</text:p>
          </table:table-cell>
          <table:table-cell office:value-type="float" office:value="0">
            <text:p>0</text:p>
          </table:table-cell>
          <table:table-cell office:value-type="string">
            <text:p>XS25-E</text:p>
          </table:table-cell>
          <table:table-cell office:value-type="float" office:value="1386181.47">
            <text:p>1386181.47</text:p>
          </table:table-cell>
          <table:table-cell office:value-type="float" office:value="4917023.88">
            <text:p>4917023.88</text:p>
          </table:table-cell>
          <table:table-cell table:formula="of:=-1/[.Y50]" office:value-type="float" office:value="-1.16662618902911">
            <text:p>-1.166626189</text:p>
          </table:table-cell>
          <table:table-cell table:formula="of:=([.W50]-[.S50])/([.V50]-[.R50])" office:value-type="float" office:value="0.857172596847171">
            <text:p>0.8571725968</text:p>
          </table:table-cell>
          <table:table-cell table:formula="of:=[Shots.B36]-[Shots.C36]*[.X50]" office:value-type="float" office:value="6534228.2633393">
            <text:p>6534228.2633393</text:p>
          </table:table-cell>
          <table:table-cell table:formula="of:=[.S50]-[.R50]*[.Y50]" office:value-type="float" office:value="3728827.10965867">
            <text:p>3728827.10965867</text:p>
          </table:table-cell>
          <table:table-cell table:style-name="Default" table:number-columns-repeated="5"/>
          <table:table-cell table:formula="of:=-(   [.Z50]-[.AA50]    )/(      [.X50]-[.Y50])" office:value-type="float" office:value="1386205.5720455">
            <text:p>1386205.57</text:p>
          </table:table-cell>
          <table:table-cell table:formula="of:=[.#REF!$17]*[.AG50]+[.Z50]" office:value-type="float" office:value="0">
            <text:p>#REF!</text:p>
          </table:table-cell>
          <table:table-cell table:formula="of:=(([Shots.C36]-[.R50])^2 +([Shots.B36]-[.S50])^2)^0.5" office:value-type="float" office:value="727.469566391338">
            <text:p>727.4695663913</text:p>
          </table:table-cell>
          <table:table-cell table:number-columns-repeated="2"/>
          <table:table-cell table:formula="of:=[Shots.A36]" office:value-type="string" office:string-value="xs25r_bw6">
            <text:p>xs25r_bw6</text:p>
          </table:table-cell>
          <table:table-cell table:formula="of:=[.AI50]" office:value-type="float" office:value="727.469566391338">
            <text:p>727.4695663913</text:p>
          </table:table-cell>
          <table:table-cell table:formula="of:=[Shots.D36]" office:value-type="float" office:value="14.914">
            <text:p>14.914</text:p>
          </table:table-cell>
          <table:table-cell table:formula="of:=[Shots.B36]" office:value-type="float" office:value="4917044.521">
            <text:p>4917044.521</text:p>
          </table:table-cell>
          <table:table-cell table:style-name="ce2" table:formula="of:=[Shots.C36]" office:value-type="float" office:value="1386205.588">
            <text:p>1386205.59</text:p>
          </table:table-cell>
          <table:table-cell table:formula="of:=[Shots.E36]" office:value-type="string" office:string-value="bb+f">
            <text:p>bb+f</text:p>
          </table:table-cell>
          <table:table-cell table:style-name="ce2"/>
          <table:table-cell table:number-columns-repeated="980"/>
        </table:table-row>
        <table:table-row table:style-name="ro1">
          <table:table-cell table:number-columns-repeated="16"/>
          <table:table-cell office:value-type="string">
            <text:p>XS25-S</text:p>
          </table:table-cell>
          <table:table-cell office:value-type="float" office:value="1386757.9">
            <text:p>1386757.9</text:p>
          </table:table-cell>
          <table:table-cell office:value-type="float" office:value="4917517.98">
            <text:p>4917517.98</text:p>
          </table:table-cell>
          <table:table-cell office:value-type="float" office:value="0">
            <text:p>0</text:p>
          </table:table-cell>
          <table:table-cell office:value-type="string">
            <text:p>XS25-E</text:p>
          </table:table-cell>
          <table:table-cell office:value-type="float" office:value="1386181.47">
            <text:p>1386181.47</text:p>
          </table:table-cell>
          <table:table-cell office:value-type="float" office:value="4917023.88">
            <text:p>4917023.88</text:p>
          </table:table-cell>
          <table:table-cell table:formula="of:=-1/[.Y51]" office:value-type="float" office:value="-1.16662618902911">
            <text:p>-1.166626189</text:p>
          </table:table-cell>
          <table:table-cell table:formula="of:=([.W51]-[.S51])/([.V51]-[.R51])" office:value-type="float" office:value="0.857172596847171">
            <text:p>0.8571725968</text:p>
          </table:table-cell>
          <table:table-cell table:formula="of:=[Shots.B37]-[Shots.C37]*[.X51]" office:value-type="float" office:value="6534259.81753806">
            <text:p>6534259.81753806</text:p>
          </table:table-cell>
          <table:table-cell table:formula="of:=[.S51]-[.R51]*[.Y51]" office:value-type="float" office:value="3728827.10965867">
            <text:p>3728827.10965867</text:p>
          </table:table-cell>
          <table:table-cell table:style-name="Default" table:number-columns-repeated="5"/>
          <table:table-cell table:formula="of:=-(   [.Z51]-[.AA51]    )/(      [.X51]-[.Y51])" office:value-type="float" office:value="1386221.16361468">
            <text:p>1386221.16</text:p>
          </table:table-cell>
          <table:table-cell table:formula="of:=[.#REF!$17]*[.AG51]+[.Z51]" office:value-type="float" office:value="0">
            <text:p>#REF!</text:p>
          </table:table-cell>
          <table:table-cell table:formula="of:=(([Shots.C37]-[.R51])^2 +([Shots.B37]-[.S51])^2)^0.5" office:value-type="float" office:value="706.933972066086">
            <text:p>706.9339720661</text:p>
          </table:table-cell>
          <table:table-cell table:number-columns-repeated="2"/>
          <table:table-cell table:formula="of:=[Shots.A37]" office:value-type="string" office:string-value="xs25r_bw7">
            <text:p>xs25r_bw7</text:p>
          </table:table-cell>
          <table:table-cell table:formula="of:=[.AI51]" office:value-type="float" office:value="706.933972066086">
            <text:p>706.9339720661</text:p>
          </table:table-cell>
          <table:table-cell table:formula="of:=[Shots.D37]" office:value-type="float" office:value="14.945">
            <text:p>14.945</text:p>
          </table:table-cell>
          <table:table-cell table:formula="of:=[Shots.B37]" office:value-type="float" office:value="4917057.786">
            <text:p>4917057.786</text:p>
          </table:table-cell>
          <table:table-cell table:style-name="ce2" table:formula="of:=[Shots.C37]" office:value-type="float" office:value="1386221.265">
            <text:p>1386221.27</text:p>
          </table:table-cell>
          <table:table-cell table:formula="of:=[Shots.E37]" office:value-type="string" office:string-value="so">
            <text:p>so</text:p>
          </table:table-cell>
          <table:table-cell table:style-name="ce2"/>
          <table:table-cell table:number-columns-repeated="980"/>
        </table:table-row>
        <table:table-row table:style-name="ro1">
          <table:table-cell table:number-columns-repeated="16"/>
          <table:table-cell office:value-type="string">
            <text:p>XS25-S</text:p>
          </table:table-cell>
          <table:table-cell office:value-type="float" office:value="1386757.9">
            <text:p>1386757.9</text:p>
          </table:table-cell>
          <table:table-cell office:value-type="float" office:value="4917517.98">
            <text:p>4917517.98</text:p>
          </table:table-cell>
          <table:table-cell office:value-type="float" office:value="0">
            <text:p>0</text:p>
          </table:table-cell>
          <table:table-cell office:value-type="string">
            <text:p>XS25-E</text:p>
          </table:table-cell>
          <table:table-cell office:value-type="float" office:value="1386181.47">
            <text:p>1386181.47</text:p>
          </table:table-cell>
          <table:table-cell office:value-type="float" office:value="4917023.88">
            <text:p>4917023.88</text:p>
          </table:table-cell>
          <table:table-cell table:formula="of:=-1/[.Y52]" office:value-type="float" office:value="-1.16662618902911">
            <text:p>-1.166626189</text:p>
          </table:table-cell>
          <table:table-cell table:formula="of:=([.W52]-[.S52])/([.V52]-[.R52])" office:value-type="float" office:value="0.857172596847171">
            <text:p>0.8571725968</text:p>
          </table:table-cell>
          <table:table-cell table:formula="of:=[Shots.B38]-[Shots.C38]*[.X52]" office:value-type="float" office:value="6534278.37217085">
            <text:p>6534278.37217085</text:p>
          </table:table-cell>
          <table:table-cell table:formula="of:=[.S52]-[.R52]*[.Y52]" office:value-type="float" office:value="3728827.10965867">
            <text:p>3728827.10965867</text:p>
          </table:table-cell>
          <table:table-cell table:style-name="Default" table:number-columns-repeated="5"/>
          <table:table-cell table:formula="of:=-(   [.Z52]-[.AA52]    )/(      [.X52]-[.Y52])" office:value-type="float" office:value="1386230.33183482">
            <text:p>1386230.33</text:p>
          </table:table-cell>
          <table:table-cell table:formula="of:=[.#REF!$17]*[.AG52]+[.Z52]" office:value-type="float" office:value="0">
            <text:p>#REF!</text:p>
          </table:table-cell>
          <table:table-cell table:formula="of:=(([Shots.C38]-[.R52])^2 +([Shots.B38]-[.S52])^2)^0.5" office:value-type="float" office:value="694.85851847556">
            <text:p>694.8585184756</text:p>
          </table:table-cell>
          <table:table-cell table:number-columns-repeated="2"/>
          <table:table-cell table:formula="of:=[Shots.A38]" office:value-type="string" office:string-value="xs25r_bw8">
            <text:p>xs25r_bw8</text:p>
          </table:table-cell>
          <table:table-cell table:formula="of:=[.AI52]" office:value-type="float" office:value="694.85851847556">
            <text:p>694.8585184756</text:p>
          </table:table-cell>
          <table:table-cell table:formula="of:=[Shots.D38]" office:value-type="float" office:value="14.526">
            <text:p>14.526</text:p>
          </table:table-cell>
          <table:table-cell table:formula="of:=[Shots.B38]" office:value-type="float" office:value="4917065.757">
            <text:p>4917065.757</text:p>
          </table:table-cell>
          <table:table-cell table:style-name="ce2" table:formula="of:=[Shots.C38]" office:value-type="float" office:value="1386230.337">
            <text:p>1386230.34</text:p>
          </table:table-cell>
          <table:table-cell table:formula="of:=[Shots.E38]" office:value-type="string" office:string-value="so">
            <text:p>so</text:p>
          </table:table-cell>
          <table:table-cell table:style-name="ce2"/>
          <table:table-cell table:number-columns-repeated="980"/>
        </table:table-row>
        <table:table-row table:style-name="ro1">
          <table:table-cell table:number-columns-repeated="16"/>
          <table:table-cell office:value-type="string">
            <text:p>XS25-S</text:p>
          </table:table-cell>
          <table:table-cell office:value-type="float" office:value="1386757.9">
            <text:p>1386757.9</text:p>
          </table:table-cell>
          <table:table-cell office:value-type="float" office:value="4917517.98">
            <text:p>4917517.98</text:p>
          </table:table-cell>
          <table:table-cell office:value-type="float" office:value="0">
            <text:p>0</text:p>
          </table:table-cell>
          <table:table-cell office:value-type="string">
            <text:p>XS25-E</text:p>
          </table:table-cell>
          <table:table-cell office:value-type="float" office:value="1386181.47">
            <text:p>1386181.47</text:p>
          </table:table-cell>
          <table:table-cell office:value-type="float" office:value="4917023.88">
            <text:p>4917023.88</text:p>
          </table:table-cell>
          <table:table-cell table:formula="of:=-1/[.Y53]" office:value-type="float" office:value="-1.16662618902911">
            <text:p>-1.166626189</text:p>
          </table:table-cell>
          <table:table-cell table:formula="of:=([.W53]-[.S53])/([.V53]-[.R53])" office:value-type="float" office:value="0.857172596847171">
            <text:p>0.8571725968</text:p>
          </table:table-cell>
          <table:table-cell table:formula="of:=[Shots.B39]-[Shots.C39]*[.X53]" office:value-type="float" office:value="6534287.24083907">
            <text:p>6534287.24083907</text:p>
          </table:table-cell>
          <table:table-cell table:formula="of:=[.S53]-[.R53]*[.Y53]" office:value-type="float" office:value="3728827.10965867">
            <text:p>3728827.10965867</text:p>
          </table:table-cell>
          <table:table-cell table:style-name="Default" table:number-columns-repeated="5"/>
          <table:table-cell table:formula="of:=-(   [.Z53]-[.AA53]    )/(      [.X53]-[.Y53])" office:value-type="float" office:value="1386234.71402354">
            <text:p>1386234.71</text:p>
          </table:table-cell>
          <table:table-cell table:formula="of:=[.X$17]*[.AG53]+[.Z53]" office:value-type="float" office:value="3273864.33922351">
            <text:p>3273864.34</text:p>
          </table:table-cell>
          <table:table-cell table:formula="of:=(([Shots.C39]-[.R53])^2 +([Shots.B39]-[.S53])^2)^0.5" office:value-type="float" office:value="689.086902375656">
            <text:p>689.0869023757</text:p>
          </table:table-cell>
          <table:table-cell table:number-columns-repeated="2"/>
          <table:table-cell table:formula="of:=[Shots.A39]" office:value-type="string" office:string-value="xs25r_bw9">
            <text:p>xs25r_bw9</text:p>
          </table:table-cell>
          <table:table-cell table:formula="of:=[.AI53]" office:value-type="float" office:value="689.086902375656">
            <text:p>689.0869023757</text:p>
          </table:table-cell>
          <table:table-cell table:formula="of:=[Shots.D39]" office:value-type="float" office:value="13.802">
            <text:p>13.802</text:p>
          </table:table-cell>
          <table:table-cell table:formula="of:=[Shots.B39]" office:value-type="float" office:value="4917069.867">
            <text:p>4917069.867</text:p>
          </table:table-cell>
          <table:table-cell table:style-name="ce2" table:formula="of:=[Shots.C39]" office:value-type="float" office:value="1386234.416">
            <text:p>1386234.42</text:p>
          </table:table-cell>
          <table:table-cell table:formula="of:=[Shots.E39]" office:value-type="string" office:string-value="so">
            <text:p>so</text:p>
          </table:table-cell>
          <table:table-cell table:style-name="ce2"/>
          <table:table-cell table:number-columns-repeated="980"/>
        </table:table-row>
        <table:table-row table:style-name="ro1">
          <table:table-cell table:number-columns-repeated="16"/>
          <table:table-cell office:value-type="string">
            <text:p>XS25-S</text:p>
          </table:table-cell>
          <table:table-cell office:value-type="float" office:value="1386757.9">
            <text:p>1386757.9</text:p>
          </table:table-cell>
          <table:table-cell office:value-type="float" office:value="4917517.98">
            <text:p>4917517.98</text:p>
          </table:table-cell>
          <table:table-cell office:value-type="float" office:value="0">
            <text:p>0</text:p>
          </table:table-cell>
          <table:table-cell office:value-type="string">
            <text:p>XS25-E</text:p>
          </table:table-cell>
          <table:table-cell office:value-type="float" office:value="1386181.47">
            <text:p>1386181.47</text:p>
          </table:table-cell>
          <table:table-cell office:value-type="float" office:value="4917023.88">
            <text:p>4917023.88</text:p>
          </table:table-cell>
          <table:table-cell table:formula="of:=-1/[.Y54]" office:value-type="float" office:value="-1.16662618902911">
            <text:p>-1.166626189</text:p>
          </table:table-cell>
          <table:table-cell table:formula="of:=([.W54]-[.S54])/([.V54]-[.R54])" office:value-type="float" office:value="0.857172596847171">
            <text:p>0.8571725968</text:p>
          </table:table-cell>
          <table:table-cell table:formula="of:=[Shots.B40]-[Shots.C40]*[.X54]" office:value-type="float" office:value="6534296.59346237">
            <text:p>6534296.59346237</text:p>
          </table:table-cell>
          <table:table-cell table:formula="of:=[.S54]-[.R54]*[.Y54]" office:value-type="float" office:value="3728827.10965867">
            <text:p>3728827.10965867</text:p>
          </table:table-cell>
          <table:table-cell table:style-name="Default" table:number-columns-repeated="5"/>
          <table:table-cell table:formula="of:=-(   [.Z54]-[.AA54]    )/(      [.X54]-[.Y54])" office:value-type="float" office:value="1386239.33534428">
            <text:p>1386239.34</text:p>
          </table:table-cell>
          <table:table-cell table:formula="of:=[.#REF!$17]*[.AG54]+[.Z54]" office:value-type="float" office:value="0">
            <text:p>#REF!</text:p>
          </table:table-cell>
          <table:table-cell table:formula="of:=(([Shots.C40]-[.R54])^2 +([Shots.B40]-[.S54])^2)^0.5" office:value-type="float" office:value="683.000147599648">
            <text:p>683.0001475996</text:p>
          </table:table-cell>
          <table:table-cell table:number-columns-repeated="2"/>
          <table:table-cell table:formula="of:=[Shots.A40]" office:value-type="string" office:string-value="xs25r_bw10">
            <text:p>xs25r_bw10</text:p>
          </table:table-cell>
          <table:table-cell table:formula="of:=[.AI54]" office:value-type="float" office:value="683.000147599648">
            <text:p>683.0001475996</text:p>
          </table:table-cell>
          <table:table-cell table:formula="of:=[Shots.D40]" office:value-type="float" office:value="12.738">
            <text:p>12.738</text:p>
          </table:table-cell>
          <table:table-cell table:formula="of:=[Shots.B40]" office:value-type="float" office:value="4917073.166">
            <text:p>4917073.166</text:p>
          </table:table-cell>
          <table:table-cell table:style-name="ce2" table:formula="of:=[Shots.C40]" office:value-type="float" office:value="1386239.605">
            <text:p>1386239.61</text:p>
          </table:table-cell>
          <table:table-cell table:formula="of:=[Shots.E40]" office:value-type="string" office:string-value="so">
            <text:p>so</text:p>
          </table:table-cell>
          <table:table-cell table:style-name="ce2"/>
          <table:table-cell table:number-columns-repeated="980"/>
        </table:table-row>
        <table:table-row table:style-name="ro1">
          <table:table-cell table:number-columns-repeated="16"/>
          <table:table-cell office:value-type="string">
            <text:p>XS25-S</text:p>
          </table:table-cell>
          <table:table-cell office:value-type="float" office:value="1386757.9">
            <text:p>1386757.9</text:p>
          </table:table-cell>
          <table:table-cell office:value-type="float" office:value="4917517.98">
            <text:p>4917517.98</text:p>
          </table:table-cell>
          <table:table-cell office:value-type="float" office:value="0">
            <text:p>0</text:p>
          </table:table-cell>
          <table:table-cell office:value-type="string">
            <text:p>XS25-E</text:p>
          </table:table-cell>
          <table:table-cell office:value-type="float" office:value="1386181.47">
            <text:p>1386181.47</text:p>
          </table:table-cell>
          <table:table-cell office:value-type="float" office:value="4917023.88">
            <text:p>4917023.88</text:p>
          </table:table-cell>
          <table:table-cell table:formula="of:=-1/[.Y55]" office:value-type="float" office:value="-1.16662618902911">
            <text:p>-1.166626189</text:p>
          </table:table-cell>
          <table:table-cell table:formula="of:=([.W55]-[.S55])/([.V55]-[.R55])" office:value-type="float" office:value="0.857172596847171">
            <text:p>0.8571725968</text:p>
          </table:table-cell>
          <table:table-cell table:formula="of:=[Shots.B41]-[Shots.C41]*[.X55]" office:value-type="float" office:value="6534310.30318502">
            <text:p>6534310.30318502</text:p>
          </table:table-cell>
          <table:table-cell table:formula="of:=[.S55]-[.R55]*[.Y55]" office:value-type="float" office:value="3728827.10965867">
            <text:p>3728827.10965867</text:p>
          </table:table-cell>
          <table:table-cell table:style-name="Default" table:number-columns-repeated="5"/>
          <table:table-cell table:formula="of:=-(   [.Z55]-[.AA55]    )/(      [.X55]-[.Y55])" office:value-type="float" office:value="1386246.10959612">
            <text:p>1386246.11</text:p>
          </table:table-cell>
          <table:table-cell table:formula="of:=[.#REF!$17]*[.AG55]+[.Z55]" office:value-type="float" office:value="0">
            <text:p>#REF!</text:p>
          </table:table-cell>
          <table:table-cell table:formula="of:=(([Shots.C41]-[.R55])^2 +([Shots.B41]-[.S55])^2)^0.5" office:value-type="float" office:value="674.077885598669">
            <text:p>674.0778855987</text:p>
          </table:table-cell>
          <table:table-cell table:number-columns-repeated="2"/>
          <table:table-cell table:formula="of:=[Shots.A41]" office:value-type="string" office:string-value="xs25r_bw11">
            <text:p>xs25r_bw11</text:p>
          </table:table-cell>
          <table:table-cell table:formula="of:=[.AI55]" office:value-type="float" office:value="674.077885598669">
            <text:p>674.0778855987</text:p>
          </table:table-cell>
          <table:table-cell table:formula="of:=[Shots.D41]" office:value-type="float" office:value="13.075">
            <text:p>13.075</text:p>
          </table:table-cell>
          <table:table-cell table:formula="of:=[Shots.B41]" office:value-type="float" office:value="4917078.882">
            <text:p>4917078.882</text:p>
          </table:table-cell>
          <table:table-cell table:style-name="ce2" table:formula="of:=[Shots.C41]" office:value-type="float" office:value="1386246.457">
            <text:p>1386246.46</text:p>
          </table:table-cell>
          <table:table-cell table:formula="of:=[Shots.E41]" office:value-type="string" office:string-value="so">
            <text:p>so</text:p>
          </table:table-cell>
          <table:table-cell table:style-name="ce2"/>
          <table:table-cell table:number-columns-repeated="980"/>
        </table:table-row>
        <table:table-row table:style-name="ro1">
          <table:table-cell table:number-columns-repeated="16"/>
          <table:table-cell office:value-type="string">
            <text:p>XS25-S</text:p>
          </table:table-cell>
          <table:table-cell office:value-type="float" office:value="1386757.9">
            <text:p>1386757.9</text:p>
          </table:table-cell>
          <table:table-cell office:value-type="float" office:value="4917517.98">
            <text:p>4917517.98</text:p>
          </table:table-cell>
          <table:table-cell office:value-type="float" office:value="0">
            <text:p>0</text:p>
          </table:table-cell>
          <table:table-cell office:value-type="string">
            <text:p>XS25-E</text:p>
          </table:table-cell>
          <table:table-cell office:value-type="float" office:value="1386181.47">
            <text:p>1386181.47</text:p>
          </table:table-cell>
          <table:table-cell office:value-type="float" office:value="4917023.88">
            <text:p>4917023.88</text:p>
          </table:table-cell>
          <table:table-cell table:formula="of:=-1/[.Y56]" office:value-type="float" office:value="-1.16662618902911">
            <text:p>-1.166626189</text:p>
          </table:table-cell>
          <table:table-cell table:formula="of:=([.W56]-[.S56])/([.V56]-[.R56])" office:value-type="float" office:value="0.857172596847171">
            <text:p>0.8571725968</text:p>
          </table:table-cell>
          <table:table-cell table:formula="of:=[Shots.B42]-[Shots.C42]*[.X56]" office:value-type="float" office:value="6534318.6206837">
            <text:p>6534318.6206837</text:p>
          </table:table-cell>
          <table:table-cell table:formula="of:=[.S56]-[.R56]*[.Y56]" office:value-type="float" office:value="3728827.10965867">
            <text:p>3728827.10965867</text:p>
          </table:table-cell>
          <table:table-cell table:style-name="Default" table:number-columns-repeated="5"/>
          <table:table-cell table:formula="of:=-(   [.Z56]-[.AA56]    )/(      [.X56]-[.Y56])" office:value-type="float" office:value="1386250.21944081">
            <text:p>1386250.22</text:p>
          </table:table-cell>
          <table:table-cell table:formula="of:=[.#REF!$17]*[.AG56]+[.Z56]" office:value-type="float" office:value="0">
            <text:p>#REF!</text:p>
          </table:table-cell>
          <table:table-cell table:formula="of:=(([Shots.C42]-[.R56])^2 +([Shots.B42]-[.S56])^2)^0.5" office:value-type="float" office:value="668.664874756564">
            <text:p>668.6648747566</text:p>
          </table:table-cell>
          <table:table-cell table:number-columns-repeated="2"/>
          <table:table-cell table:formula="of:=[Shots.A42]" office:value-type="string" office:string-value="xs25r_bw12">
            <text:p>xs25r_bw12</text:p>
          </table:table-cell>
          <table:table-cell table:formula="of:=[.AI56]" office:value-type="float" office:value="668.664874756564">
            <text:p>668.6648747566</text:p>
          </table:table-cell>
          <table:table-cell table:formula="of:=[Shots.D42]" office:value-type="float" office:value="13.03">
            <text:p>13.03</text:p>
          </table:table-cell>
          <table:table-cell table:formula="of:=[Shots.B42]" office:value-type="float" office:value="4917082.358">
            <text:p>4917082.358</text:p>
          </table:table-cell>
          <table:table-cell table:style-name="ce2" table:formula="of:=[Shots.C42]" office:value-type="float" office:value="1386250.607">
            <text:p>1386250.61</text:p>
          </table:table-cell>
          <table:table-cell table:formula="of:=[Shots.E42]" office:value-type="string" office:string-value="so+f">
            <text:p>so+f</text:p>
          </table:table-cell>
          <table:table-cell table:style-name="ce2"/>
          <table:table-cell table:number-columns-repeated="980"/>
        </table:table-row>
        <table:table-row table:style-name="ro1">
          <table:table-cell table:number-columns-repeated="16"/>
          <table:table-cell office:value-type="string">
            <text:p>XS25-S</text:p>
          </table:table-cell>
          <table:table-cell office:value-type="float" office:value="1386757.9">
            <text:p>1386757.9</text:p>
          </table:table-cell>
          <table:table-cell office:value-type="float" office:value="4917517.98">
            <text:p>4917517.98</text:p>
          </table:table-cell>
          <table:table-cell office:value-type="float" office:value="0">
            <text:p>0</text:p>
          </table:table-cell>
          <table:table-cell office:value-type="string">
            <text:p>XS25-E</text:p>
          </table:table-cell>
          <table:table-cell office:value-type="float" office:value="1386181.47">
            <text:p>1386181.47</text:p>
          </table:table-cell>
          <table:table-cell office:value-type="float" office:value="4917023.88">
            <text:p>4917023.88</text:p>
          </table:table-cell>
          <table:table-cell table:formula="of:=-1/[.Y57]" office:value-type="float" office:value="-1.16662618902911">
            <text:p>-1.166626189</text:p>
          </table:table-cell>
          <table:table-cell table:formula="of:=([.W57]-[.S57])/([.V57]-[.R57])" office:value-type="float" office:value="0.857172596847171">
            <text:p>0.8571725968</text:p>
          </table:table-cell>
          <table:table-cell table:formula="of:=[Shots.B43]-[Shots.C43]*[.X57]" office:value-type="float" office:value="6534335.85385984">
            <text:p>6534335.85385984</text:p>
          </table:table-cell>
          <table:table-cell table:formula="of:=[.S57]-[.R57]*[.Y57]" office:value-type="float" office:value="3728827.10965867">
            <text:p>3728827.10965867</text:p>
          </table:table-cell>
          <table:table-cell table:style-name="Default" table:number-columns-repeated="5"/>
          <table:table-cell table:formula="of:=-(   [.Z57]-[.AA57]    )/(      [.X57]-[.Y57])" office:value-type="float" office:value="1386258.73470243">
            <text:p>1386258.73</text:p>
          </table:table-cell>
          <table:table-cell table:formula="of:=[.#REF!$17]*[.AG57]+[.Z57]" office:value-type="float" office:value="0">
            <text:p>#REF!</text:p>
          </table:table-cell>
          <table:table-cell table:formula="of:=(([Shots.C43]-[.R57])^2 +([Shots.B43]-[.S57])^2)^0.5" office:value-type="float" office:value="657.449211721405">
            <text:p>657.4492117214</text:p>
          </table:table-cell>
          <table:table-cell table:number-columns-repeated="2"/>
          <table:table-cell table:formula="of:=[Shots.A43]" office:value-type="string" office:string-value="xs25r_bw13">
            <text:p>xs25r_bw13</text:p>
          </table:table-cell>
          <table:table-cell table:formula="of:=[.AI57]" office:value-type="float" office:value="657.449211721405">
            <text:p>657.4492117214</text:p>
          </table:table-cell>
          <table:table-cell table:formula="of:=[Shots.D43]" office:value-type="float" office:value="12.258">
            <text:p>12.258</text:p>
          </table:table-cell>
          <table:table-cell table:formula="of:=[Shots.B43]" office:value-type="float" office:value="4917090.257">
            <text:p>4917090.257</text:p>
          </table:table-cell>
          <table:table-cell table:style-name="ce2" table:formula="of:=[Shots.C43]" office:value-type="float" office:value="1386258.608">
            <text:p>1386258.61</text:p>
          </table:table-cell>
          <table:table-cell table:formula="of:=[Shots.E43]" office:value-type="string" office:string-value="so">
            <text:p>so</text:p>
          </table:table-cell>
          <table:table-cell table:style-name="ce2"/>
          <table:table-cell table:number-columns-repeated="980"/>
        </table:table-row>
        <table:table-row table:style-name="ro1">
          <table:table-cell table:number-columns-repeated="16"/>
          <table:table-cell office:value-type="string">
            <text:p>XS25-S</text:p>
          </table:table-cell>
          <table:table-cell office:value-type="float" office:value="1386757.9">
            <text:p>1386757.9</text:p>
          </table:table-cell>
          <table:table-cell office:value-type="float" office:value="4917517.98">
            <text:p>4917517.98</text:p>
          </table:table-cell>
          <table:table-cell office:value-type="float" office:value="0">
            <text:p>0</text:p>
          </table:table-cell>
          <table:table-cell office:value-type="string">
            <text:p>XS25-E</text:p>
          </table:table-cell>
          <table:table-cell office:value-type="float" office:value="1386181.47">
            <text:p>1386181.47</text:p>
          </table:table-cell>
          <table:table-cell office:value-type="float" office:value="4917023.88">
            <text:p>4917023.88</text:p>
          </table:table-cell>
          <table:table-cell table:formula="of:=-1/[.Y58]" office:value-type="float" office:value="-1.16662618902911">
            <text:p>-1.166626189</text:p>
          </table:table-cell>
          <table:table-cell table:formula="of:=([.W58]-[.S58])/([.V58]-[.R58])" office:value-type="float" office:value="0.857172596847171">
            <text:p>0.8571725968</text:p>
          </table:table-cell>
          <table:table-cell table:formula="of:=[Shots.B44]-[Shots.C44]*[.X58]" office:value-type="float" office:value="6534360.23486986">
            <text:p>6534360.23486986</text:p>
          </table:table-cell>
          <table:table-cell table:formula="of:=[.S58]-[.R58]*[.Y58]" office:value-type="float" office:value="3728827.10965867">
            <text:p>3728827.10965867</text:p>
          </table:table-cell>
          <table:table-cell table:style-name="Default" table:number-columns-repeated="5"/>
          <table:table-cell table:formula="of:=-(   [.Z58]-[.AA58]    )/(      [.X58]-[.Y58])" office:value-type="float" office:value="1386270.78185365">
            <text:p>1386270.78</text:p>
          </table:table-cell>
          <table:table-cell table:formula="of:=[.#REF!$17]*[.AG58]+[.Z58]" office:value-type="float" office:value="0">
            <text:p>#REF!</text:p>
          </table:table-cell>
          <table:table-cell table:formula="of:=(([Shots.C44]-[.R58])^2 +([Shots.B44]-[.S58])^2)^0.5" office:value-type="float" office:value="641.581923268912">
            <text:p>641.5819232689</text:p>
          </table:table-cell>
          <table:table-cell table:number-columns-repeated="2"/>
          <table:table-cell table:formula="of:=[Shots.A44]" office:value-type="string" office:string-value="xs25r_bw14">
            <text:p>xs25r_bw14</text:p>
          </table:table-cell>
          <table:table-cell table:formula="of:=[.AI58]" office:value-type="float" office:value="641.581923268912">
            <text:p>641.5819232689</text:p>
          </table:table-cell>
          <table:table-cell table:formula="of:=[Shots.D44]" office:value-type="float" office:value="13.057">
            <text:p>13.057</text:p>
          </table:table-cell>
          <table:table-cell table:formula="of:=[Shots.B44]" office:value-type="float" office:value="4917100.516">
            <text:p>4917100.516</text:p>
          </table:table-cell>
          <table:table-cell table:style-name="ce2" table:formula="of:=[Shots.C44]" office:value-type="float" office:value="1386270.713">
            <text:p>1386270.71</text:p>
          </table:table-cell>
          <table:table-cell table:formula="of:=[Shots.E44]" office:value-type="string" office:string-value="so">
            <text:p>so</text:p>
          </table:table-cell>
          <table:table-cell table:style-name="ce2"/>
          <table:table-cell table:number-columns-repeated="980"/>
        </table:table-row>
        <table:table-row table:style-name="ro1">
          <table:table-cell table:number-columns-repeated="16"/>
          <table:table-cell office:value-type="string">
            <text:p>XS25-S</text:p>
          </table:table-cell>
          <table:table-cell office:value-type="float" office:value="1386757.9">
            <text:p>1386757.9</text:p>
          </table:table-cell>
          <table:table-cell office:value-type="float" office:value="4917517.98">
            <text:p>4917517.98</text:p>
          </table:table-cell>
          <table:table-cell office:value-type="float" office:value="0">
            <text:p>0</text:p>
          </table:table-cell>
          <table:table-cell office:value-type="string">
            <text:p>XS25-E</text:p>
          </table:table-cell>
          <table:table-cell office:value-type="float" office:value="1386181.47">
            <text:p>1386181.47</text:p>
          </table:table-cell>
          <table:table-cell office:value-type="float" office:value="4917023.88">
            <text:p>4917023.88</text:p>
          </table:table-cell>
          <table:table-cell table:formula="of:=-1/[.Y59]" office:value-type="float" office:value="-1.16662618902911">
            <text:p>-1.166626189</text:p>
          </table:table-cell>
          <table:table-cell table:formula="of:=([.W59]-[.S59])/([.V59]-[.R59])" office:value-type="float" office:value="0.857172596847171">
            <text:p>0.8571725968</text:p>
          </table:table-cell>
          <table:table-cell table:formula="of:=[Shots.B45]-[Shots.C45]*[.X59]" office:value-type="float" office:value="6534389.53977836">
            <text:p>6534389.53977836</text:p>
          </table:table-cell>
          <table:table-cell table:formula="of:=[.S59]-[.R59]*[.Y59]" office:value-type="float" office:value="3728827.10965867">
            <text:p>3728827.10965867</text:p>
          </table:table-cell>
          <table:table-cell table:style-name="Default" table:number-columns-repeated="5"/>
          <table:table-cell table:formula="of:=-(   [.Z59]-[.AA59]    )/(      [.X59]-[.Y59])" office:value-type="float" office:value="1386285.26200292">
            <text:p>1386285.26</text:p>
          </table:table-cell>
          <table:table-cell table:formula="of:=[.#REF!$17]*[.AG59]+[.Z59]" office:value-type="float" office:value="0">
            <text:p>#REF!</text:p>
          </table:table-cell>
          <table:table-cell table:formula="of:=(([Shots.C45]-[.R59])^2 +([Shots.B45]-[.S59])^2)^0.5" office:value-type="float" office:value="622.510159214568">
            <text:p>622.5101592146</text:p>
          </table:table-cell>
          <table:table-cell table:number-columns-repeated="2"/>
          <table:table-cell table:formula="of:=[Shots.A45]" office:value-type="string" office:string-value="xs25r_bw15">
            <text:p>xs25r_bw15</text:p>
          </table:table-cell>
          <table:table-cell table:formula="of:=[.AI59]" office:value-type="float" office:value="622.510159214568">
            <text:p>622.5101592146</text:p>
          </table:table-cell>
          <table:table-cell table:formula="of:=[Shots.D45]" office:value-type="float" office:value="14.296">
            <text:p>14.296</text:p>
          </table:table-cell>
          <table:table-cell table:formula="of:=[Shots.B45]" office:value-type="float" office:value="4917112.773">
            <text:p>4917112.773</text:p>
          </table:table-cell>
          <table:table-cell table:style-name="ce2" table:formula="of:=[Shots.C45]" office:value-type="float" office:value="1386285.326">
            <text:p>1386285.33</text:p>
          </table:table-cell>
          <table:table-cell table:formula="of:=[Shots.E45]" office:value-type="string" office:string-value="so">
            <text:p>so</text:p>
          </table:table-cell>
          <table:table-cell table:style-name="ce2"/>
          <table:table-cell table:number-columns-repeated="980"/>
        </table:table-row>
        <table:table-row table:style-name="ro1">
          <table:table-cell table:number-columns-repeated="16"/>
          <table:table-cell office:value-type="string">
            <text:p>XS25-S</text:p>
          </table:table-cell>
          <table:table-cell office:value-type="float" office:value="1386757.9">
            <text:p>1386757.9</text:p>
          </table:table-cell>
          <table:table-cell office:value-type="float" office:value="4917517.98">
            <text:p>4917517.98</text:p>
          </table:table-cell>
          <table:table-cell office:value-type="float" office:value="0">
            <text:p>0</text:p>
          </table:table-cell>
          <table:table-cell office:value-type="string">
            <text:p>XS25-E</text:p>
          </table:table-cell>
          <table:table-cell office:value-type="float" office:value="1386181.47">
            <text:p>1386181.47</text:p>
          </table:table-cell>
          <table:table-cell office:value-type="float" office:value="4917023.88">
            <text:p>4917023.88</text:p>
          </table:table-cell>
          <table:table-cell table:formula="of:=-1/[.Y60]" office:value-type="float" office:value="-1.16662618902911">
            <text:p>-1.166626189</text:p>
          </table:table-cell>
          <table:table-cell table:formula="of:=([.W60]-[.S60])/([.V60]-[.R60])" office:value-type="float" office:value="0.857172596847171">
            <text:p>0.8571725968</text:p>
          </table:table-cell>
          <table:table-cell table:formula="of:=[Shots.B46]-[Shots.C46]*[.X60]" office:value-type="float" office:value="6534406.60876018">
            <text:p>6534406.60876018</text:p>
          </table:table-cell>
          <table:table-cell table:formula="of:=[.S60]-[.R60]*[.Y60]" office:value-type="float" office:value="3728827.10965867">
            <text:p>3728827.10965867</text:p>
          </table:table-cell>
          <table:table-cell table:style-name="Default" table:number-columns-repeated="5"/>
          <table:table-cell table:formula="of:=-(   [.Z60]-[.AA60]    )/(      [.X60]-[.Y60])" office:value-type="float" office:value="1386293.6961328">
            <text:p>1386293.70</text:p>
          </table:table-cell>
          <table:table-cell table:formula="of:=[.#REF!$17]*[.AG60]+[.Z60]" office:value-type="float" office:value="0">
            <text:p>#REF!</text:p>
          </table:table-cell>
          <table:table-cell table:formula="of:=(([Shots.C46]-[.R60])^2 +([Shots.B46]-[.S60])^2)^0.5" office:value-type="float" office:value="611.401773354609">
            <text:p>611.4017733546</text:p>
          </table:table-cell>
          <table:table-cell table:number-columns-repeated="2"/>
          <table:table-cell table:formula="of:=[Shots.A46]" office:value-type="string" office:string-value="xs25r_bw16">
            <text:p>xs25r_bw16</text:p>
          </table:table-cell>
          <table:table-cell table:formula="of:=[.AI60]" office:value-type="float" office:value="611.401773354609">
            <text:p>611.4017733546</text:p>
          </table:table-cell>
          <table:table-cell table:formula="of:=[Shots.D46]" office:value-type="float" office:value="14.655">
            <text:p>14.655</text:p>
          </table:table-cell>
          <table:table-cell table:formula="of:=[Shots.B46]" office:value-type="float" office:value="4917119.711">
            <text:p>4917119.711</text:p>
          </table:table-cell>
          <table:table-cell table:style-name="ce2" table:formula="of:=[Shots.C46]" office:value-type="float" office:value="1386294.01">
            <text:p>1386294.01</text:p>
          </table:table-cell>
          <table:table-cell table:formula="of:=[Shots.E46]" office:value-type="string" office:string-value="so">
            <text:p>so</text:p>
          </table:table-cell>
          <table:table-cell table:style-name="ce2"/>
          <table:table-cell table:number-columns-repeated="980"/>
        </table:table-row>
        <table:table-row table:style-name="ro1">
          <table:table-cell table:number-columns-repeated="16"/>
          <table:table-cell office:value-type="string">
            <text:p>XS25-S</text:p>
          </table:table-cell>
          <table:table-cell office:value-type="float" office:value="1386757.9">
            <text:p>1386757.9</text:p>
          </table:table-cell>
          <table:table-cell office:value-type="float" office:value="4917517.98">
            <text:p>4917517.98</text:p>
          </table:table-cell>
          <table:table-cell office:value-type="float" office:value="0">
            <text:p>0</text:p>
          </table:table-cell>
          <table:table-cell office:value-type="string">
            <text:p>XS25-E</text:p>
          </table:table-cell>
          <table:table-cell office:value-type="float" office:value="1386181.47">
            <text:p>1386181.47</text:p>
          </table:table-cell>
          <table:table-cell office:value-type="float" office:value="4917023.88">
            <text:p>4917023.88</text:p>
          </table:table-cell>
          <table:table-cell table:formula="of:=-1/[.Y61]" office:value-type="float" office:value="-1.16662618902911">
            <text:p>-1.166626189</text:p>
          </table:table-cell>
          <table:table-cell table:formula="of:=([.W61]-[.S61])/([.V61]-[.R61])" office:value-type="float" office:value="0.857172596847171">
            <text:p>0.8571725968</text:p>
          </table:table-cell>
          <table:table-cell table:formula="of:=[Shots.B47]-[Shots.C47]*[.X61]" office:value-type="float" office:value="6534418.74868151">
            <text:p>6534418.74868151</text:p>
          </table:table-cell>
          <table:table-cell table:formula="of:=[.S61]-[.R61]*[.Y61]" office:value-type="float" office:value="3728827.10965867">
            <text:p>3728827.10965867</text:p>
          </table:table-cell>
          <table:table-cell table:style-name="Default" table:number-columns-repeated="5"/>
          <table:table-cell table:formula="of:=-(   [.Z61]-[.AA61]    )/(      [.X61]-[.Y61])" office:value-type="float" office:value="1386299.694714">
            <text:p>1386299.69</text:p>
          </table:table-cell>
          <table:table-cell table:formula="of:=[.#REF!$17]*[.AG61]+[.Z61]" office:value-type="float" office:value="0">
            <text:p>#REF!</text:p>
          </table:table-cell>
          <table:table-cell table:formula="of:=(([Shots.C47]-[.R61])^2 +([Shots.B47]-[.S61])^2)^0.5" office:value-type="float" office:value="603.501146014707">
            <text:p>603.5011460147</text:p>
          </table:table-cell>
          <table:table-cell table:number-columns-repeated="2"/>
          <table:table-cell table:formula="of:=[Shots.A47]" office:value-type="string" office:string-value="xs25r_bw17">
            <text:p>xs25r_bw17</text:p>
          </table:table-cell>
          <table:table-cell table:formula="of:=[.AI61]" office:value-type="float" office:value="603.501146014707">
            <text:p>603.5011460147</text:p>
          </table:table-cell>
          <table:table-cell table:formula="of:=[Shots.D47]" office:value-type="float" office:value="14.367">
            <text:p>14.367</text:p>
          </table:table-cell>
          <table:table-cell table:formula="of:=[Shots.B47]" office:value-type="float" office:value="4917124.78">
            <text:p>4917124.78</text:p>
          </table:table-cell>
          <table:table-cell table:style-name="ce2" table:formula="of:=[Shots.C47]" office:value-type="float" office:value="1386300.071">
            <text:p>1386300.07</text:p>
          </table:table-cell>
          <table:table-cell table:formula="of:=[Shots.E47]" office:value-type="string" office:string-value="so">
            <text:p>so</text:p>
          </table:table-cell>
          <table:table-cell table:style-name="ce2"/>
          <table:table-cell table:number-columns-repeated="980"/>
        </table:table-row>
        <table:table-row table:style-name="ro1">
          <table:table-cell table:number-columns-repeated="16"/>
          <table:table-cell office:value-type="string">
            <text:p>XS25-S</text:p>
          </table:table-cell>
          <table:table-cell office:value-type="float" office:value="1386757.9">
            <text:p>1386757.9</text:p>
          </table:table-cell>
          <table:table-cell office:value-type="float" office:value="4917517.98">
            <text:p>4917517.98</text:p>
          </table:table-cell>
          <table:table-cell office:value-type="float" office:value="0">
            <text:p>0</text:p>
          </table:table-cell>
          <table:table-cell office:value-type="string">
            <text:p>XS25-E</text:p>
          </table:table-cell>
          <table:table-cell office:value-type="float" office:value="1386181.47">
            <text:p>1386181.47</text:p>
          </table:table-cell>
          <table:table-cell office:value-type="float" office:value="4917023.88">
            <text:p>4917023.88</text:p>
          </table:table-cell>
          <table:table-cell table:formula="of:=-1/[.Y62]" office:value-type="float" office:value="-1.16662618902911">
            <text:p>-1.166626189</text:p>
          </table:table-cell>
          <table:table-cell table:formula="of:=([.W62]-[.S62])/([.V62]-[.R62])" office:value-type="float" office:value="0.857172596847171">
            <text:p>0.8571725968</text:p>
          </table:table-cell>
          <table:table-cell table:formula="of:=[Shots.B48]-[Shots.C48]*[.X62]" office:value-type="float" office:value="6534433.41722709">
            <text:p>6534433.41722709</text:p>
          </table:table-cell>
          <table:table-cell table:formula="of:=[.S62]-[.R62]*[.Y62]" office:value-type="float" office:value="3728827.10965867">
            <text:p>3728827.10965867</text:p>
          </table:table-cell>
          <table:table-cell table:style-name="Default" table:number-columns-repeated="5"/>
          <table:table-cell table:formula="of:=-(   [.Z62]-[.AA62]    )/(      [.X62]-[.Y62])" office:value-type="float" office:value="1386306.94273968">
            <text:p>1386306.94</text:p>
          </table:table-cell>
          <table:table-cell table:formula="of:=[.#REF!$17]*[.AG62]+[.Z62]" office:value-type="float" office:value="0">
            <text:p>#REF!</text:p>
          </table:table-cell>
          <table:table-cell table:formula="of:=(([Shots.C48]-[.R62])^2 +([Shots.B48]-[.S62])^2)^0.5" office:value-type="float" office:value="593.954627076108">
            <text:p>593.9546270761</text:p>
          </table:table-cell>
          <table:table-cell table:number-columns-repeated="2"/>
          <table:table-cell table:formula="of:=[Shots.A48]" office:value-type="string" office:string-value="xs25r_bw18">
            <text:p>xs25r_bw18</text:p>
          </table:table-cell>
          <table:table-cell table:formula="of:=[.AI62]" office:value-type="float" office:value="593.954627076108">
            <text:p>593.9546270761</text:p>
          </table:table-cell>
          <table:table-cell table:formula="of:=[Shots.D48]" office:value-type="float" office:value="13.548">
            <text:p>13.548</text:p>
          </table:table-cell>
          <table:table-cell table:formula="of:=[Shots.B48]" office:value-type="float" office:value="4917131.155">
            <text:p>4917131.155</text:p>
          </table:table-cell>
          <table:table-cell table:style-name="ce2" table:formula="of:=[Shots.C48]" office:value-type="float" office:value="1386307.18">
            <text:p>1386307.18</text:p>
          </table:table-cell>
          <table:table-cell table:formula="of:=[Shots.E48]" office:value-type="string" office:string-value="tb rvr">
            <text:p>tb rvr</text:p>
          </table:table-cell>
          <table:table-cell table:style-name="ce2"/>
          <table:table-cell table:number-columns-repeated="980"/>
        </table:table-row>
        <table:table-row table:style-name="ro1">
          <table:table-cell table:number-columns-repeated="16"/>
          <table:table-cell office:value-type="string">
            <text:p>XS27-S</text:p>
          </table:table-cell>
          <table:table-cell office:value-type="float" office:value="1386131.36">
            <text:p>1386131.36</text:p>
          </table:table-cell>
          <table:table-cell office:value-type="float" office:value="4917924.3">
            <text:p>4917924.3</text:p>
          </table:table-cell>
          <table:table-cell office:value-type="float" office:value="0">
            <text:p>0</text:p>
          </table:table-cell>
          <table:table-cell office:value-type="string">
            <text:p>XS27-E</text:p>
          </table:table-cell>
          <table:table-cell office:value-type="float" office:value="1386023.32">
            <text:p>1386023.32</text:p>
          </table:table-cell>
          <table:table-cell office:value-type="float" office:value="4917096.16">
            <text:p>4917096.16</text:p>
          </table:table-cell>
          <table:table-cell table:formula="of:=-1/[.Y63]" office:value-type="float" office:value="-0.130461033158742">
            <text:p>-0.1304610332</text:p>
          </table:table-cell>
          <table:table-cell table:formula="of:=([.W63]-[.S63])/([.V63]-[.R63])" office:value-type="float" office:value="7.66512402813198">
            <text:p>7.6651240281</text:p>
          </table:table-cell>
          <table:table-cell table:formula="of:=[Shots.B49]-[Shots.C49]*[.X63]" office:value-type="float" office:value="5098586.65038478">
            <text:p>5098586.65038478</text:p>
          </table:table-cell>
          <table:table-cell table:formula="of:=[.S63]-[.R63]*[.Y63]" office:value-type="float" office:value="-5706944.49368326">
            <text:p>-5706944.49368326</text:p>
          </table:table-cell>
          <table:table-cell table:style-name="Default" table:number-columns-repeated="5"/>
          <table:table-cell table:formula="of:=-(   [.Z63]-[.AA63]    )/(      [.X63]-[.Y63])" office:value-type="float" office:value="1386109.06803177">
            <text:p>1386109.07</text:p>
          </table:table-cell>
          <table:table-cell table:formula="of:=[.#REF!$17]*[.AG63]+[.Z63]" office:value-type="float" office:value="0">
            <text:p>#REF!</text:p>
          </table:table-cell>
          <table:table-cell table:formula="of:=(([Shots.C49]-[.R63])^2 +([Shots.B49]-[.S63])^2)^0.5" office:value-type="float" office:value="172.318693036958">
            <text:p>172.318693037</text:p>
          </table:table-cell>
          <table:table-cell table:number-columns-repeated="2"/>
          <table:table-cell table:formula="of:=[Shots.A49]" office:value-type="string" office:string-value="xs27r_bw1">
            <text:p>xs27r_bw1</text:p>
          </table:table-cell>
          <table:table-cell table:formula="of:=[.AI63]" office:value-type="float" office:value="172.318693036958">
            <text:p>172.318693037</text:p>
          </table:table-cell>
          <table:table-cell table:formula="of:=[Shots.D49]" office:value-type="float" office:value="11.478">
            <text:p>11.478</text:p>
          </table:table-cell>
          <table:table-cell table:formula="of:=[Shots.B49]" office:value-type="float" office:value="4917753.437">
            <text:p>4917753.437</text:p>
          </table:table-cell>
          <table:table-cell table:style-name="ce2" table:formula="of:=[Shots.C49]" office:value-type="float" office:value="1386109.009">
            <text:p>1386109.01</text:p>
          </table:table-cell>
          <table:table-cell table:formula="of:=[Shots.E49]" office:value-type="string" office:string-value="bb+g">
            <text:p>bb+g</text:p>
          </table:table-cell>
          <table:table-cell table:style-name="ce2"/>
          <table:table-cell table:number-columns-repeated="980"/>
        </table:table-row>
        <table:table-row table:style-name="ro1">
          <table:table-cell table:number-columns-repeated="16"/>
          <table:table-cell office:value-type="string">
            <text:p>XS27-S</text:p>
          </table:table-cell>
          <table:table-cell office:value-type="float" office:value="1386131.36">
            <text:p>1386131.36</text:p>
          </table:table-cell>
          <table:table-cell office:value-type="float" office:value="4917924.3">
            <text:p>4917924.3</text:p>
          </table:table-cell>
          <table:table-cell office:value-type="float" office:value="0">
            <text:p>0</text:p>
          </table:table-cell>
          <table:table-cell office:value-type="string">
            <text:p>XS27-E</text:p>
          </table:table-cell>
          <table:table-cell office:value-type="float" office:value="1386023.32">
            <text:p>1386023.32</text:p>
          </table:table-cell>
          <table:table-cell office:value-type="float" office:value="4917096.16">
            <text:p>4917096.16</text:p>
          </table:table-cell>
          <table:table-cell table:formula="of:=-1/[.Y64]" office:value-type="float" office:value="-0.130461033158742">
            <text:p>-0.1304610332</text:p>
          </table:table-cell>
          <table:table-cell table:formula="of:=([.W64]-[.S64])/([.V64]-[.R64])" office:value-type="float" office:value="7.66512402813198">
            <text:p>7.6651240281</text:p>
          </table:table-cell>
          <table:table-cell table:formula="of:=[Shots.B50]-[Shots.C50]*[.X64]" office:value-type="float" office:value="5098591.62601393">
            <text:p>5098591.62601393</text:p>
          </table:table-cell>
          <table:table-cell table:formula="of:=[.S64]-[.R64]*[.Y64]" office:value-type="float" office:value="-5706944.49368326">
            <text:p>-5706944.49368326</text:p>
          </table:table-cell>
          <table:table-cell table:style-name="Default" table:number-columns-repeated="5"/>
          <table:table-cell table:formula="of:=-(   [.Z64]-[.AA64]    )/(      [.X64]-[.Y64])" office:value-type="float" office:value="1386109.70629421">
            <text:p>1386109.71</text:p>
          </table:table-cell>
          <table:table-cell table:formula="of:=[.#REF!$17]*[.AG64]+[.Z64]" office:value-type="float" office:value="0">
            <text:p>#REF!</text:p>
          </table:table-cell>
          <table:table-cell table:formula="of:=(([Shots.C50]-[.R64])^2 +([Shots.B50]-[.S64])^2)^0.5" office:value-type="float" office:value="167.384883741115">
            <text:p>167.3848837411</text:p>
          </table:table-cell>
          <table:table-cell table:number-columns-repeated="2"/>
          <table:table-cell table:formula="of:=[Shots.A50]" office:value-type="string" office:string-value="xs27r_bw2">
            <text:p>xs27r_bw2</text:p>
          </table:table-cell>
          <table:table-cell table:formula="of:=[.AI64]" office:value-type="float" office:value="167.384883741115">
            <text:p>167.3848837411</text:p>
          </table:table-cell>
          <table:table-cell table:formula="of:=[Shots.D50]" office:value-type="float" office:value="10.727">
            <text:p>10.727</text:p>
          </table:table-cell>
          <table:table-cell table:formula="of:=[Shots.B50]" office:value-type="float" office:value="4917758.311">
            <text:p>4917758.311</text:p>
          </table:table-cell>
          <table:table-cell table:style-name="ce2" table:formula="of:=[Shots.C50]" office:value-type="float" office:value="1386109.788">
            <text:p>1386109.79</text:p>
          </table:table-cell>
          <table:table-cell table:formula="of:=[Shots.E50]" office:value-type="string" office:string-value="g">
            <text:p>g</text:p>
          </table:table-cell>
          <table:table-cell table:style-name="ce2"/>
          <table:table-cell table:number-columns-repeated="980"/>
        </table:table-row>
        <table:table-row table:style-name="ro1">
          <table:table-cell table:number-columns-repeated="16"/>
          <table:table-cell office:value-type="string">
            <text:p>XS27-S</text:p>
          </table:table-cell>
          <table:table-cell office:value-type="float" office:value="1386131.36">
            <text:p>1386131.36</text:p>
          </table:table-cell>
          <table:table-cell office:value-type="float" office:value="4917924.3">
            <text:p>4917924.3</text:p>
          </table:table-cell>
          <table:table-cell office:value-type="float" office:value="0">
            <text:p>0</text:p>
          </table:table-cell>
          <table:table-cell office:value-type="string">
            <text:p>XS27-E</text:p>
          </table:table-cell>
          <table:table-cell office:value-type="float" office:value="1386023.32">
            <text:p>1386023.32</text:p>
          </table:table-cell>
          <table:table-cell office:value-type="float" office:value="4917096.16">
            <text:p>4917096.16</text:p>
          </table:table-cell>
          <table:table-cell table:formula="of:=-1/[.Y65]" office:value-type="float" office:value="-0.130461033158742">
            <text:p>-0.1304610332</text:p>
          </table:table-cell>
          <table:table-cell table:formula="of:=([.W65]-[.S65])/([.V65]-[.R65])" office:value-type="float" office:value="7.66512402813198">
            <text:p>7.6651240281</text:p>
          </table:table-cell>
          <table:table-cell table:formula="of:=[Shots.B51]-[Shots.C51]*[.X65]" office:value-type="float" office:value="5098600.71942946">
            <text:p>5098600.71942946</text:p>
          </table:table-cell>
          <table:table-cell table:formula="of:=[.S65]-[.R65]*[.Y65]" office:value-type="float" office:value="-5706944.49368326">
            <text:p>-5706944.49368326</text:p>
          </table:table-cell>
          <table:table-cell table:style-name="Default" table:number-columns-repeated="5"/>
          <table:table-cell table:formula="of:=-(   [.Z65]-[.AA65]    )/(      [.X65]-[.Y65])" office:value-type="float" office:value="1386110.87277696">
            <text:p>1386110.87</text:p>
          </table:table-cell>
          <table:table-cell table:formula="of:=[.#REF!$17]*[.AG65]+[.Z65]" office:value-type="float" office:value="0">
            <text:p>#REF!</text:p>
          </table:table-cell>
          <table:table-cell table:formula="of:=(([Shots.C51]-[.R65])^2 +([Shots.B51]-[.S65])^2)^0.5" office:value-type="float" office:value="158.367943274372">
            <text:p>158.3679432744</text:p>
          </table:table-cell>
          <table:table-cell table:number-columns-repeated="2"/>
          <table:table-cell table:formula="of:=[Shots.A51]" office:value-type="string" office:string-value="xs27r_bw3">
            <text:p>xs27r_bw3</text:p>
          </table:table-cell>
          <table:table-cell table:formula="of:=[.AI65]" office:value-type="float" office:value="158.367943274372">
            <text:p>158.3679432744</text:p>
          </table:table-cell>
          <table:table-cell table:formula="of:=[Shots.D51]" office:value-type="float" office:value="9.809">
            <text:p>9.809</text:p>
          </table:table-cell>
          <table:table-cell table:formula="of:=[Shots.B51]" office:value-type="float" office:value="4917767.284">
            <text:p>4917767.284</text:p>
          </table:table-cell>
          <table:table-cell table:style-name="ce2" table:formula="of:=[Shots.C51]" office:value-type="float" office:value="1386110.711">
            <text:p>1386110.71</text:p>
          </table:table-cell>
          <table:table-cell table:formula="of:=[Shots.E51]" office:value-type="string" office:string-value="g">
            <text:p>g</text:p>
          </table:table-cell>
          <table:table-cell table:style-name="ce2"/>
          <table:table-cell table:number-columns-repeated="980"/>
        </table:table-row>
        <table:table-row table:style-name="ro1">
          <table:table-cell table:number-columns-repeated="16"/>
          <table:table-cell office:value-type="string">
            <text:p>XS27-S</text:p>
          </table:table-cell>
          <table:table-cell office:value-type="float" office:value="1386131.36">
            <text:p>1386131.36</text:p>
          </table:table-cell>
          <table:table-cell office:value-type="float" office:value="4917924.3">
            <text:p>4917924.3</text:p>
          </table:table-cell>
          <table:table-cell office:value-type="float" office:value="0">
            <text:p>0</text:p>
          </table:table-cell>
          <table:table-cell office:value-type="string">
            <text:p>XS27-E</text:p>
          </table:table-cell>
          <table:table-cell office:value-type="float" office:value="1386023.32">
            <text:p>1386023.32</text:p>
          </table:table-cell>
          <table:table-cell office:value-type="float" office:value="4917096.16">
            <text:p>4917096.16</text:p>
          </table:table-cell>
          <table:table-cell table:formula="of:=-1/[.Y66]" office:value-type="float" office:value="-0.130461033158742">
            <text:p>-0.1304610332</text:p>
          </table:table-cell>
          <table:table-cell table:formula="of:=([.W66]-[.S66])/([.V66]-[.R66])" office:value-type="float" office:value="7.66512402813198">
            <text:p>7.6651240281</text:p>
          </table:table-cell>
          <table:table-cell table:formula="of:=[Shots.B52]-[Shots.C52]*[.X66]" office:value-type="float" office:value="5098608.25341536">
            <text:p>5098608.25341536</text:p>
          </table:table-cell>
          <table:table-cell table:formula="of:=[.S66]-[.R66]*[.Y66]" office:value-type="float" office:value="-5706944.49368326">
            <text:p>-5706944.49368326</text:p>
          </table:table-cell>
          <table:table-cell table:style-name="Default" table:number-columns-repeated="5"/>
          <table:table-cell table:formula="of:=-(   [.Z66]-[.AA66]    )/(      [.X66]-[.Y66])" office:value-type="float" office:value="1386111.83921961">
            <text:p>1386111.84</text:p>
          </table:table-cell>
          <table:table-cell table:formula="of:=[.#REF!$17]*[.AG66]+[.Z66]" office:value-type="float" office:value="0">
            <text:p>#REF!</text:p>
          </table:table-cell>
          <table:table-cell table:formula="of:=(([Shots.C52]-[.R66])^2 +([Shots.B52]-[.S66])^2)^0.5" office:value-type="float" office:value="150.897181166083">
            <text:p>150.8971811661</text:p>
          </table:table-cell>
          <table:table-cell table:number-columns-repeated="2"/>
          <table:table-cell table:formula="of:=[Shots.A52]" office:value-type="string" office:string-value="xs27r_bw4">
            <text:p>xs27r_bw4</text:p>
          </table:table-cell>
          <table:table-cell table:formula="of:=[.AI66]" office:value-type="float" office:value="150.897181166083">
            <text:p>150.8971811661</text:p>
          </table:table-cell>
          <table:table-cell table:formula="of:=[Shots.D52]" office:value-type="float" office:value="9.153">
            <text:p>9.153</text:p>
          </table:table-cell>
          <table:table-cell table:formula="of:=[Shots.B52]" office:value-type="float" office:value="4917774.672">
            <text:p>4917774.672</text:p>
          </table:table-cell>
          <table:table-cell table:style-name="ce2" table:formula="of:=[Shots.C52]" office:value-type="float" office:value="1386111.83">
            <text:p>1386111.83</text:p>
          </table:table-cell>
          <table:table-cell table:formula="of:=[Shots.E52]" office:value-type="string" office:string-value="g">
            <text:p>g</text:p>
          </table:table-cell>
          <table:table-cell table:style-name="ce2"/>
          <table:table-cell table:number-columns-repeated="980"/>
        </table:table-row>
        <table:table-row table:style-name="ro1">
          <table:table-cell table:number-columns-repeated="16"/>
          <table:table-cell office:value-type="string">
            <text:p>XS27-S</text:p>
          </table:table-cell>
          <table:table-cell office:value-type="float" office:value="1386131.36">
            <text:p>1386131.36</text:p>
          </table:table-cell>
          <table:table-cell office:value-type="float" office:value="4917924.3">
            <text:p>4917924.3</text:p>
          </table:table-cell>
          <table:table-cell office:value-type="float" office:value="0">
            <text:p>0</text:p>
          </table:table-cell>
          <table:table-cell office:value-type="string">
            <text:p>XS27-E</text:p>
          </table:table-cell>
          <table:table-cell office:value-type="float" office:value="1386023.32">
            <text:p>1386023.32</text:p>
          </table:table-cell>
          <table:table-cell office:value-type="float" office:value="4917096.16">
            <text:p>4917096.16</text:p>
          </table:table-cell>
          <table:table-cell table:formula="of:=-1/[.Y67]" office:value-type="float" office:value="-0.130461033158742">
            <text:p>-0.1304610332</text:p>
          </table:table-cell>
          <table:table-cell table:formula="of:=([.W67]-[.S67])/([.V67]-[.R67])" office:value-type="float" office:value="7.66512402813198">
            <text:p>7.6651240281</text:p>
          </table:table-cell>
          <table:table-cell table:formula="of:=[Shots.B53]-[Shots.C53]*[.X67]" office:value-type="float" office:value="5098614.4560451">
            <text:p>5098614.4560451</text:p>
          </table:table-cell>
          <table:table-cell table:formula="of:=[.S67]-[.R67]*[.Y67]" office:value-type="float" office:value="-5706944.49368326">
            <text:p>-5706944.49368326</text:p>
          </table:table-cell>
          <table:table-cell table:style-name="Default" table:number-columns-repeated="5"/>
          <table:table-cell table:formula="of:=-(   [.Z67]-[.AA67]    )/(      [.X67]-[.Y67])" office:value-type="float" office:value="1386112.63487891">
            <text:p>1386112.63</text:p>
          </table:table-cell>
          <table:table-cell table:formula="of:=[.#REF!$17]*[.AG67]+[.Z67]" office:value-type="float" office:value="0">
            <text:p>#REF!</text:p>
          </table:table-cell>
          <table:table-cell table:formula="of:=(([Shots.C53]-[.R67])^2 +([Shots.B53]-[.S67])^2)^0.5" office:value-type="float" office:value="144.746671409326">
            <text:p>144.7466714093</text:p>
          </table:table-cell>
          <table:table-cell table:number-columns-repeated="2"/>
          <table:table-cell table:formula="of:=[Shots.A53]" office:value-type="string" office:string-value="xs27r_bw5">
            <text:p>xs27r_bw5</text:p>
          </table:table-cell>
          <table:table-cell table:formula="of:=[.AI67]" office:value-type="float" office:value="144.746671409326">
            <text:p>144.7466714093</text:p>
          </table:table-cell>
          <table:table-cell table:formula="of:=[Shots.D53]" office:value-type="float" office:value="8.965">
            <text:p>8.965</text:p>
          </table:table-cell>
          <table:table-cell table:formula="of:=[Shots.B53]" office:value-type="float" office:value="4917780.77">
            <text:p>4917780.77</text:p>
          </table:table-cell>
          <table:table-cell table:style-name="ce2" table:formula="of:=[Shots.C53]" office:value-type="float" office:value="1386112.632">
            <text:p>1386112.63</text:p>
          </table:table-cell>
          <table:table-cell table:formula="of:=[Shots.E53]" office:value-type="string" office:string-value="wtr">
            <text:p>wtr</text:p>
          </table:table-cell>
          <table:table-cell table:style-name="ce2"/>
          <table:table-cell table:number-columns-repeated="980"/>
        </table:table-row>
        <table:table-row table:style-name="ro1" table:number-rows-repeated="87">
          <table:table-cell table:number-columns-repeated="41"/>
          <table:table-cell table:style-name="ce2"/>
          <table:table-cell/>
          <table:table-cell table:style-name="ce2"/>
          <table:table-cell table:number-columns-repeated="980"/>
        </table:table-row>
        <table:table-row table:style-name="ro1" table:number-rows-repeated="14">
          <table:table-cell table:number-columns-repeated="42"/>
          <table:table-cell table:style-name="ce2" table:number-columns-repeated="2"/>
          <table:table-cell table:number-columns-repeated="980"/>
        </table:table-row>
        <table:table-row table:style-name="ro1">
          <table:table-cell table:number-columns-repeated="42"/>
          <table:table-cell table:style-name="ce2" table:number-columns-repeated="2"/>
          <table:table-cell table:number-columns-repeated="3"/>
          <table:table-cell office:value-type="string">
            <text:p>A</text:p>
          </table:table-cell>
          <table:table-cell table:number-columns-repeated="976"/>
        </table:table-row>
        <table:table-row table:style-name="ro1" table:number-rows-repeated="19">
          <table:table-cell table:number-columns-repeated="42"/>
          <table:table-cell table:style-name="ce2" table:number-columns-repeated="2"/>
          <table:table-cell table:number-columns-repeated="980"/>
        </table:table-row>
        <table:table-row table:style-name="ro1">
          <table:table-cell table:number-columns-repeated="42"/>
          <table:table-cell table:style-name="ce2" table:number-columns-repeated="2"/>
          <table:table-cell table:number-columns-repeated="3"/>
          <table:table-cell office:value-type="string">
            <text:p>A</text:p>
          </table:table-cell>
          <table:table-cell table:number-columns-repeated="976"/>
        </table:table-row>
        <table:table-row table:style-name="ro1" table:number-rows-repeated="19">
          <table:table-cell table:number-columns-repeated="42"/>
          <table:table-cell table:style-name="ce2" table:number-columns-repeated="2"/>
          <table:table-cell table:number-columns-repeated="980"/>
        </table:table-row>
        <table:table-row table:style-name="ro1">
          <table:table-cell table:number-columns-repeated="42"/>
          <table:table-cell table:style-name="ce2" table:number-columns-repeated="2"/>
          <table:table-cell table:number-columns-repeated="3"/>
          <table:table-cell office:value-type="string">
            <text:p>A</text:p>
          </table:table-cell>
          <table:table-cell table:number-columns-repeated="976"/>
        </table:table-row>
        <table:table-row table:style-name="ro1" table:number-rows-repeated="79">
          <table:table-cell table:number-columns-repeated="42"/>
          <table:table-cell table:style-name="ce2" table:number-columns-repeated="2"/>
          <table:table-cell table:number-columns-repeated="980"/>
        </table:table-row>
        <table:table-row table:style-name="ro1">
          <table:table-cell table:number-columns-repeated="42"/>
          <table:table-cell table:style-name="ce2" table:number-columns-repeated="2"/>
          <table:table-cell table:number-columns-repeated="3"/>
          <table:table-cell office:value-type="string">
            <text:p>A</text:p>
          </table:table-cell>
          <table:table-cell table:number-columns-repeated="976"/>
        </table:table-row>
        <table:table-row table:style-name="ro1" table:number-rows-repeated="6">
          <table:table-cell table:number-columns-repeated="42"/>
          <table:table-cell table:style-name="ce2" table:number-columns-repeated="2"/>
          <table:table-cell table:number-columns-repeated="980"/>
        </table:table-row>
        <table:table-row table:style-name="ro1">
          <table:table-cell table:number-columns-repeated="42"/>
          <table:table-cell table:style-name="ce2" table:number-columns-repeated="2"/>
          <table:table-cell table:number-columns-repeated="3"/>
          <table:table-cell office:value-type="string">
            <text:p>A</text:p>
          </table:table-cell>
          <table:table-cell table:number-columns-repeated="976"/>
        </table:table-row>
        <table:table-row table:style-name="ro1">
          <table:table-cell table:number-columns-repeated="42"/>
          <table:table-cell table:style-name="ce2" table:number-columns-repeated="2"/>
          <table:table-cell table:number-columns-repeated="3"/>
          <table:table-cell office:value-type="string">
            <text:p>AA</text:p>
          </table:table-cell>
          <table:table-cell table:number-columns-repeated="976"/>
        </table:table-row>
        <table:table-row table:style-name="ro1" table:number-rows-repeated="13">
          <table:table-cell table:number-columns-repeated="42"/>
          <table:table-cell table:style-name="ce2" table:number-columns-repeated="2"/>
          <table:table-cell table:number-columns-repeated="980"/>
        </table:table-row>
        <table:table-row table:style-name="ro1">
          <table:table-cell table:number-columns-repeated="42"/>
          <table:table-cell table:style-name="ce2" table:number-columns-repeated="2"/>
          <table:table-cell table:number-columns-repeated="3"/>
          <table:table-cell office:value-type="string">
            <text:p>A</text:p>
          </table:table-cell>
          <table:table-cell table:number-columns-repeated="976"/>
        </table:table-row>
        <table:table-row table:style-name="ro1" table:number-rows-repeated="87">
          <table:table-cell table:number-columns-repeated="42"/>
          <table:table-cell table:style-name="ce2" table:number-columns-repeated="2"/>
          <table:table-cell table:number-columns-repeated="980"/>
        </table:table-row>
        <table:table-row table:style-name="ro1">
          <table:table-cell table:number-columns-repeated="42"/>
          <table:table-cell table:style-name="ce2" table:number-columns-repeated="2"/>
          <table:table-cell table:number-columns-repeated="3"/>
          <table:table-cell office:value-type="string">
            <text:p>A</text:p>
          </table:table-cell>
          <table:table-cell table:number-columns-repeated="976"/>
        </table:table-row>
        <table:table-row table:style-name="ro1" table:number-rows-repeated="21">
          <table:table-cell table:number-columns-repeated="42"/>
          <table:table-cell table:style-name="ce2" table:number-columns-repeated="2"/>
          <table:table-cell table:number-columns-repeated="980"/>
        </table:table-row>
        <table:table-row table:style-name="ro1">
          <table:table-cell table:number-columns-repeated="42"/>
          <table:table-cell table:style-name="ce2" table:number-columns-repeated="2"/>
          <table:table-cell table:number-columns-repeated="3"/>
          <table:table-cell office:value-type="string">
            <text:p>A</text:p>
          </table:table-cell>
          <table:table-cell table:number-columns-repeated="976"/>
        </table:table-row>
        <table:table-row table:style-name="ro1" table:number-rows-repeated="27">
          <table:table-cell table:number-columns-repeated="42"/>
          <table:table-cell table:style-name="ce2" table:number-columns-repeated="2"/>
          <table:table-cell table:number-columns-repeated="980"/>
        </table:table-row>
        <table:table-row table:style-name="ro1">
          <table:table-cell table:number-columns-repeated="42"/>
          <table:table-cell table:style-name="ce2" table:number-columns-repeated="2"/>
          <table:table-cell table:number-columns-repeated="3"/>
          <table:table-cell office:value-type="string">
            <text:p>A</text:p>
          </table:table-cell>
          <table:table-cell table:number-columns-repeated="976"/>
        </table:table-row>
        <table:table-row table:style-name="ro1" table:number-rows-repeated="10481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ots" table:style-name="ta1" table:print="false">
        <table:table-column table:style-name="co23" table:number-columns-repeated="4" table:default-cell-style-name="ce1"/>
        <table:table-column table:style-name="co24" table:default-cell-style-name="ce1"/>
        <table:table-column table:style-name="co23" table:number-columns-repeated="10" table:default-cell-style-name="Default"/>
        <table:table-column table:style-name="co24" table:default-cell-style-name="Default"/>
        <table:table-column table:style-name="co23" table:number-columns-repeated="1008" table:default-cell-style-name="Default"/>
        <table:table-row table:style-name="ro1">
          <table:table-cell table:style-name="ce3" office:value-type="string">
            <text:p>Point</text:p>
          </table:table-cell>
          <table:table-cell table:style-name="ce3" office:value-type="string">
            <text:p>N</text:p>
          </table:table-cell>
          <table:table-cell table:style-name="ce3" office:value-type="string">
            <text:p>E</text:p>
          </table:table-cell>
          <table:table-cell table:style-name="ce3" office:value-type="string">
            <text:p>Elevation</text:p>
          </table:table-cell>
          <table:table-cell table:style-name="ce3" office:value-type="string">
            <text:p>Code</text:p>
          </table:table-cell>
          <table:table-cell table:style-name="ce3"/>
          <table:table-cell table:style-name="ce3" office:value-type="string">
            <text:p>Surveyor</text:p>
          </table:table-cell>
          <table:table-cell table:style-name="ce3" office:value-type="string">
            <text:p>Date</text:p>
          </table:table-cell>
          <table:table-cell table:style-name="ce3" table:number-columns-repeated="1016"/>
        </table:table-row>
        <table:table-row table:style-name="ro1">
          <table:table-cell table:style-name="Default" table:number-columns-repeated="5"/>
          <table:table-cell table:number-columns-repeated="1019"/>
        </table:table-row>
        <table:table-row table:style-name="ro1">
          <table:table-cell office:value-type="string">
            <text:p>xs04r_100</text:p>
          </table:table-cell>
          <table:table-cell office:value-type="float" office:value="4912584.078">
            <text:p>4912584.078</text:p>
          </table:table-cell>
          <table:table-cell office:value-type="float" office:value="1387343.126">
            <text:p>1387343.126</text:p>
          </table:table-cell>
          <table:table-cell office:value-type="float" office:value="11.642">
            <text:p>11.642</text:p>
          </table:table-cell>
          <table:table-cell office:value-type="string">
            <text:p>so</text:p>
          </table:table-cell>
          <table:table-cell table:number-columns-repeated="1019"/>
        </table:table-row>
        <table:table-row table:style-name="ro1">
          <table:table-cell office:value-type="string">
            <text:p>xs04r_101</text:p>
          </table:table-cell>
          <table:table-cell office:value-type="float" office:value="4912588.484">
            <text:p>4912588.484</text:p>
          </table:table-cell>
          <table:table-cell office:value-type="float" office:value="1387353.397">
            <text:p>1387353.397</text:p>
          </table:table-cell>
          <table:table-cell office:value-type="float" office:value="11.765">
            <text:p>11.765</text:p>
          </table:table-cell>
          <table:table-cell office:value-type="string">
            <text:p>f+bb</text:p>
          </table:table-cell>
          <table:table-cell table:number-columns-repeated="1019"/>
        </table:table-row>
        <table:table-row table:style-name="ro1">
          <table:table-cell office:value-type="string">
            <text:p>xs04r_102</text:p>
          </table:table-cell>
          <table:table-cell office:value-type="float" office:value="4912591.721">
            <text:p>4912591.721</text:p>
          </table:table-cell>
          <table:table-cell office:value-type="float" office:value="1387360.458">
            <text:p>1387360.458</text:p>
          </table:table-cell>
          <table:table-cell office:value-type="float" office:value="13.874">
            <text:p>13.874</text:p>
          </table:table-cell>
          <table:table-cell office:value-type="string">
            <text:p>tb</text:p>
          </table:table-cell>
          <table:table-cell table:number-columns-repeated="1019"/>
        </table:table-row>
        <table:table-row table:style-name="ro1">
          <table:table-cell office:value-type="string">
            <text:p>xs04r_103</text:p>
          </table:table-cell>
          <table:table-cell office:value-type="float" office:value="4912592.156">
            <text:p>4912592.156</text:p>
          </table:table-cell>
          <table:table-cell office:value-type="float" office:value="1387361.71">
            <text:p>1387361.71</text:p>
          </table:table-cell>
          <table:table-cell office:value-type="float" office:value="13.965">
            <text:p>13.965</text:p>
          </table:table-cell>
          <table:table-cell office:value-type="string">
            <text:p>so</text:p>
          </table:table-cell>
          <table:table-cell table:number-columns-repeated="1019"/>
        </table:table-row>
        <table:table-row table:style-name="ro1">
          <table:table-cell office:value-type="string">
            <text:p>xs04r_104</text:p>
          </table:table-cell>
          <table:table-cell office:value-type="float" office:value="4912592.599">
            <text:p>4912592.599</text:p>
          </table:table-cell>
          <table:table-cell office:value-type="float" office:value="1387362.88">
            <text:p>1387362.88</text:p>
          </table:table-cell>
          <table:table-cell office:value-type="float" office:value="13.93">
            <text:p>13.93</text:p>
          </table:table-cell>
          <table:table-cell office:value-type="string">
            <text:p>tb</text:p>
          </table:table-cell>
          <table:table-cell table:number-columns-repeated="1019"/>
        </table:table-row>
        <table:table-row table:style-name="ro1">
          <table:table-cell office:value-type="string">
            <text:p>xs04r_105</text:p>
          </table:table-cell>
          <table:table-cell office:value-type="float" office:value="4912595.035">
            <text:p>4912595.035</text:p>
          </table:table-cell>
          <table:table-cell office:value-type="float" office:value="1387367.724">
            <text:p>1387367.724</text:p>
          </table:table-cell>
          <table:table-cell office:value-type="float" office:value="12.337">
            <text:p>12.337</text:p>
          </table:table-cell>
          <table:table-cell office:value-type="string">
            <text:p>bb</text:p>
          </table:table-cell>
          <table:table-cell table:number-columns-repeated="1019"/>
        </table:table-row>
        <table:table-row table:style-name="ro1">
          <table:table-cell office:value-type="string">
            <text:p>xs04r_106</text:p>
          </table:table-cell>
          <table:table-cell office:value-type="float" office:value="4912595.428">
            <text:p>4912595.428</text:p>
          </table:table-cell>
          <table:table-cell office:value-type="float" office:value="1387369.713">
            <text:p>1387369.713</text:p>
          </table:table-cell>
          <table:table-cell office:value-type="float" office:value="12.223">
            <text:p>12.223</text:p>
          </table:table-cell>
          <table:table-cell office:value-type="string">
            <text:p>f</text:p>
          </table:table-cell>
          <table:table-cell table:number-columns-repeated="1019"/>
        </table:table-row>
        <table:table-row table:style-name="ro1">
          <table:table-cell office:value-type="string">
            <text:p>xs04r_107</text:p>
          </table:table-cell>
          <table:table-cell office:value-type="float" office:value="4912596.796">
            <text:p>4912596.796</text:p>
          </table:table-cell>
          <table:table-cell office:value-type="float" office:value="1387372.823">
            <text:p>1387372.823</text:p>
          </table:table-cell>
          <table:table-cell office:value-type="float" office:value="12.153">
            <text:p>12.153</text:p>
          </table:table-cell>
          <table:table-cell office:value-type="string">
            <text:p>re</text:p>
          </table:table-cell>
          <table:table-cell table:number-columns-repeated="1019"/>
        </table:table-row>
        <table:table-row table:style-name="ro1">
          <table:table-cell office:value-type="string">
            <text:p>xs04r_108</text:p>
          </table:table-cell>
          <table:table-cell office:value-type="float" office:value="4912598.243">
            <text:p>4912598.243</text:p>
          </table:table-cell>
          <table:table-cell office:value-type="float" office:value="1387376.42">
            <text:p>1387376.42</text:p>
          </table:table-cell>
          <table:table-cell office:value-type="float" office:value="12.232">
            <text:p>12.232</text:p>
          </table:table-cell>
          <table:table-cell office:value-type="string">
            <text:p>cl</text:p>
          </table:table-cell>
          <table:table-cell table:number-columns-repeated="1019"/>
        </table:table-row>
        <table:table-row table:style-name="ro1">
          <table:table-cell office:value-type="string">
            <text:p>xs04r_109</text:p>
          </table:table-cell>
          <table:table-cell office:value-type="float" office:value="4912599.438">
            <text:p>4912599.438</text:p>
          </table:table-cell>
          <table:table-cell office:value-type="float" office:value="1387378.953">
            <text:p>1387378.953</text:p>
          </table:table-cell>
          <table:table-cell office:value-type="float" office:value="12.139">
            <text:p>12.139</text:p>
          </table:table-cell>
          <table:table-cell office:value-type="string">
            <text:p>XS04_E-XS04_S</text:p>
          </table:table-cell>
          <table:table-cell table:number-columns-repeated="1019"/>
        </table:table-row>
        <table:table-row table:style-name="ro1">
          <table:table-cell office:value-type="string">
            <text:p>xs04r_110</text:p>
          </table:table-cell>
          <table:table-cell office:value-type="float" office:value="4912605.041">
            <text:p>4912605.041</text:p>
          </table:table-cell>
          <table:table-cell office:value-type="float" office:value="1387392.061">
            <text:p>1387392.061</text:p>
          </table:table-cell>
          <table:table-cell office:value-type="float" office:value="11.975">
            <text:p>11.975</text:p>
          </table:table-cell>
          <table:table-cell office:value-type="string">
            <text:p>f</text:p>
          </table:table-cell>
          <table:table-cell table:number-columns-repeated="1019"/>
        </table:table-row>
        <table:table-row table:style-name="ro1">
          <table:table-cell office:value-type="string">
            <text:p>xs04r_111</text:p>
          </table:table-cell>
          <table:table-cell office:value-type="float" office:value="4912610.782">
            <text:p>4912610.782</text:p>
          </table:table-cell>
          <table:table-cell office:value-type="float" office:value="1387406.102">
            <text:p>1387406.102</text:p>
          </table:table-cell>
          <table:table-cell office:value-type="float" office:value="11.065">
            <text:p>11.065</text:p>
          </table:table-cell>
          <table:table-cell office:value-type="string">
            <text:p>f</text:p>
          </table:table-cell>
          <table:table-cell table:number-columns-repeated="1019"/>
        </table:table-row>
        <table:table-row table:style-name="ro1">
          <table:table-cell office:value-type="string">
            <text:p>xs04r_112</text:p>
          </table:table-cell>
          <table:table-cell office:value-type="float" office:value="4912614.125">
            <text:p>4912614.125</text:p>
          </table:table-cell>
          <table:table-cell office:value-type="float" office:value="1387414.19">
            <text:p>1387414.19</text:p>
          </table:table-cell>
          <table:table-cell office:value-type="float" office:value="10.242">
            <text:p>10.242</text:p>
          </table:table-cell>
          <table:table-cell office:value-type="string">
            <text:p>tb rvr</text:p>
          </table:table-cell>
          <table:table-cell table:number-columns-repeated="1019"/>
        </table:table-row>
        <table:table-row table:style-name="ro1">
          <table:table-cell office:value-type="string">
            <text:p>xs04r_113</text:p>
          </table:table-cell>
          <table:table-cell office:value-type="float" office:value="4912623.759">
            <text:p>4912623.759</text:p>
          </table:table-cell>
          <table:table-cell office:value-type="float" office:value="1387412.123">
            <text:p>1387412.123</text:p>
          </table:table-cell>
          <table:table-cell office:value-type="float" office:value="10.116">
            <text:p>10.116</text:p>
          </table:table-cell>
          <table:table-cell office:value-type="string">
            <text:p>tb for bank grade</text:p>
          </table:table-cell>
          <table:table-cell table:number-columns-repeated="1019"/>
        </table:table-row>
        <table:table-row table:style-name="ro1">
          <table:table-cell office:value-type="string">
            <text:p>xs24r_bw1</text:p>
          </table:table-cell>
          <table:table-cell office:value-type="float" office:value="4917039.64">
            <text:p>4917039.64</text:p>
          </table:table-cell>
          <table:table-cell office:value-type="float" office:value="1386611.428">
            <text:p>1386611.428</text:p>
          </table:table-cell>
          <table:table-cell office:value-type="float" office:value="10.625">
            <text:p>10.625</text:p>
          </table:table-cell>
          <table:table-cell office:value-type="string">
            <text:p>bb+g</text:p>
          </table:table-cell>
          <table:table-cell table:number-columns-repeated="1019"/>
        </table:table-row>
        <table:table-row table:style-name="ro1">
          <table:table-cell office:value-type="string">
            <text:p>xs24r_bw2</text:p>
          </table:table-cell>
          <table:table-cell office:value-type="float" office:value="4917043.604">
            <text:p>4917043.604</text:p>
          </table:table-cell>
          <table:table-cell office:value-type="float" office:value="1386619.836">
            <text:p>1386619.836</text:p>
          </table:table-cell>
          <table:table-cell office:value-type="float" office:value="10.206">
            <text:p>10.206</text:p>
          </table:table-cell>
          <table:table-cell office:value-type="string">
            <text:p>g</text:p>
          </table:table-cell>
          <table:table-cell table:number-columns-repeated="1019"/>
        </table:table-row>
        <table:table-row table:style-name="ro1">
          <table:table-cell office:value-type="string">
            <text:p>xs24r_bw3</text:p>
          </table:table-cell>
          <table:table-cell office:value-type="float" office:value="4917046.239">
            <text:p>4917046.239</text:p>
          </table:table-cell>
          <table:table-cell office:value-type="float" office:value="1386624.507">
            <text:p>1386624.507</text:p>
          </table:table-cell>
          <table:table-cell office:value-type="float" office:value="10.176">
            <text:p>10.176</text:p>
          </table:table-cell>
          <table:table-cell office:value-type="string">
            <text:p>g</text:p>
          </table:table-cell>
          <table:table-cell table:number-columns-repeated="1019"/>
        </table:table-row>
        <table:table-row table:style-name="ro1">
          <table:table-cell office:value-type="string">
            <text:p>xs24r_bw4</text:p>
          </table:table-cell>
          <table:table-cell office:value-type="float" office:value="4917048.803">
            <text:p>4917048.803</text:p>
          </table:table-cell>
          <table:table-cell office:value-type="float" office:value="1386631.565">
            <text:p>1386631.565</text:p>
          </table:table-cell>
          <table:table-cell office:value-type="float" office:value="10.115">
            <text:p>10.115</text:p>
          </table:table-cell>
          <table:table-cell office:value-type="string">
            <text:p>g</text:p>
          </table:table-cell>
          <table:table-cell table:number-columns-repeated="1019"/>
        </table:table-row>
        <table:table-row table:style-name="ro1">
          <table:table-cell office:value-type="string">
            <text:p>xs24r_bw5</text:p>
          </table:table-cell>
          <table:table-cell office:value-type="float" office:value="4917054.466">
            <text:p>4917054.466</text:p>
          </table:table-cell>
          <table:table-cell office:value-type="float" office:value="1386641.428">
            <text:p>1386641.428</text:p>
          </table:table-cell>
          <table:table-cell office:value-type="float" office:value="9.297">
            <text:p>9.297</text:p>
          </table:table-cell>
          <table:table-cell office:value-type="string">
            <text:p>g</text:p>
          </table:table-cell>
          <table:table-cell table:number-columns-repeated="1019"/>
        </table:table-row>
        <table:table-row table:style-name="ro1">
          <table:table-cell office:value-type="string">
            <text:p>xs24r_bw6</text:p>
          </table:table-cell>
          <table:table-cell office:value-type="float" office:value="4917063.42">
            <text:p>4917063.42</text:p>
          </table:table-cell>
          <table:table-cell office:value-type="float" office:value="1386660.859">
            <text:p>1386660.859</text:p>
          </table:table-cell>
          <table:table-cell office:value-type="float" office:value="8.444">
            <text:p>8.444</text:p>
          </table:table-cell>
          <table:table-cell office:value-type="string">
            <text:p>wtr</text:p>
          </table:table-cell>
          <table:table-cell table:number-columns-repeated="1019"/>
        </table:table-row>
        <table:table-row table:style-name="ro1">
          <table:table-cell office:value-type="string">
            <text:p>xs24r_bw7</text:p>
          </table:table-cell>
          <table:table-cell office:value-type="float" office:value="4917065.971">
            <text:p>4917065.971</text:p>
          </table:table-cell>
          <table:table-cell office:value-type="float" office:value="1386665.913">
            <text:p>1386665.913</text:p>
          </table:table-cell>
          <table:table-cell office:value-type="float" office:value="8.123">
            <text:p>8.123</text:p>
          </table:table-cell>
          <table:table-cell office:value-type="string">
            <text:p>bed</text:p>
          </table:table-cell>
          <table:table-cell table:number-columns-repeated="1019"/>
        </table:table-row>
        <table:table-row table:style-name="ro1">
          <table:table-cell office:value-type="string">
            <text:p>xs24r_bw8</text:p>
          </table:table-cell>
          <table:table-cell office:value-type="float" office:value="4917067.538">
            <text:p>4917067.538</text:p>
          </table:table-cell>
          <table:table-cell office:value-type="float" office:value="1386669.762">
            <text:p>1386669.762</text:p>
          </table:table-cell>
          <table:table-cell office:value-type="float" office:value="7.827">
            <text:p>7.827</text:p>
          </table:table-cell>
          <table:table-cell office:value-type="string">
            <text:p>bed</text:p>
          </table:table-cell>
          <table:table-cell table:number-columns-repeated="1019"/>
        </table:table-row>
        <table:table-row table:style-name="ro1">
          <table:table-cell office:value-type="string">
            <text:p>xs24r_bw9</text:p>
          </table:table-cell>
          <table:table-cell office:value-type="float" office:value="4917070.336">
            <text:p>4917070.336</text:p>
          </table:table-cell>
          <table:table-cell office:value-type="float" office:value="1386674.692">
            <text:p>1386674.692</text:p>
          </table:table-cell>
          <table:table-cell office:value-type="float" office:value="8.08">
            <text:p>8.08</text:p>
          </table:table-cell>
          <table:table-cell office:value-type="string">
            <text:p>bed</text:p>
          </table:table-cell>
          <table:table-cell table:number-columns-repeated="1019"/>
        </table:table-row>
        <table:table-row table:style-name="ro1">
          <table:table-cell office:value-type="string">
            <text:p>xs24r_bw10</text:p>
          </table:table-cell>
          <table:table-cell office:value-type="float" office:value="4917072.498">
            <text:p>4917072.498</text:p>
          </table:table-cell>
          <table:table-cell office:value-type="float" office:value="1386679.512">
            <text:p>1386679.512</text:p>
          </table:table-cell>
          <table:table-cell office:value-type="float" office:value="7.843">
            <text:p>7.843</text:p>
          </table:table-cell>
          <table:table-cell office:value-type="string">
            <text:p>bed</text:p>
          </table:table-cell>
          <table:table-cell table:number-columns-repeated="1019"/>
        </table:table-row>
        <table:table-row table:style-name="ro1">
          <table:table-cell office:value-type="string">
            <text:p>xs24r_bw11</text:p>
          </table:table-cell>
          <table:table-cell office:value-type="float" office:value="4917074.304">
            <text:p>4917074.304</text:p>
          </table:table-cell>
          <table:table-cell office:value-type="float" office:value="1386683.086">
            <text:p>1386683.086</text:p>
          </table:table-cell>
          <table:table-cell office:value-type="float" office:value="7.634">
            <text:p>7.634</text:p>
          </table:table-cell>
          <table:table-cell office:value-type="string">
            <text:p>bed</text:p>
          </table:table-cell>
          <table:table-cell table:number-columns-repeated="1019"/>
        </table:table-row>
        <table:table-row table:style-name="ro1">
          <table:table-cell office:value-type="string">
            <text:p>xs24r_bw12</text:p>
          </table:table-cell>
          <table:table-cell office:value-type="float" office:value="4917078.082">
            <text:p>4917078.082</text:p>
          </table:table-cell>
          <table:table-cell office:value-type="float" office:value="1386687.141">
            <text:p>1386687.141</text:p>
          </table:table-cell>
          <table:table-cell office:value-type="float" office:value="7.619">
            <text:p>7.619</text:p>
          </table:table-cell>
          <table:table-cell office:value-type="string">
            <text:p>bed</text:p>
          </table:table-cell>
          <table:table-cell table:number-columns-repeated="1019"/>
        </table:table-row>
        <table:table-row table:style-name="ro1">
          <table:table-cell office:value-type="string">
            <text:p>xs24r_bw13</text:p>
          </table:table-cell>
          <table:table-cell office:value-type="float" office:value="4917080.06">
            <text:p>4917080.06</text:p>
          </table:table-cell>
          <table:table-cell office:value-type="float" office:value="1386694.534">
            <text:p>1386694.534</text:p>
          </table:table-cell>
          <table:table-cell office:value-type="float" office:value="7.969">
            <text:p>7.969</text:p>
          </table:table-cell>
          <table:table-cell office:value-type="string">
            <text:p>bed</text:p>
          </table:table-cell>
          <table:table-cell table:number-columns-repeated="1019"/>
        </table:table-row>
        <table:table-row table:style-name="ro1">
          <table:table-cell office:value-type="string">
            <text:p>xs24r_bw14</text:p>
          </table:table-cell>
          <table:table-cell office:value-type="float" office:value="4917081.272">
            <text:p>4917081.272</text:p>
          </table:table-cell>
          <table:table-cell office:value-type="float" office:value="1386697.034">
            <text:p>1386697.034</text:p>
          </table:table-cell>
          <table:table-cell office:value-type="float" office:value="7.515">
            <text:p>7.515</text:p>
          </table:table-cell>
          <table:table-cell office:value-type="string">
            <text:p>bed</text:p>
          </table:table-cell>
          <table:table-cell table:number-columns-repeated="1019"/>
        </table:table-row>
        <table:table-row table:style-name="ro1">
          <table:table-cell office:value-type="string">
            <text:p>xs25r_bw1</text:p>
          </table:table-cell>
          <table:table-cell office:value-type="float" office:value="4917023.898">
            <text:p>4917023.898</text:p>
          </table:table-cell>
          <table:table-cell office:value-type="float" office:value="1386181.461">
            <text:p>1386181.461</text:p>
          </table:table-cell>
          <table:table-cell office:value-type="float" office:value="14.184">
            <text:p>14.184</text:p>
          </table:table-cell>
          <table:table-cell office:value-type="string">
            <text:p>so</text:p>
          </table:table-cell>
          <table:table-cell table:number-columns-repeated="1019"/>
        </table:table-row>
        <table:table-row table:style-name="ro1">
          <table:table-cell office:value-type="string">
            <text:p>xs25r_bw2</text:p>
          </table:table-cell>
          <table:table-cell office:value-type="float" office:value="4917032.949">
            <text:p>4917032.949</text:p>
          </table:table-cell>
          <table:table-cell office:value-type="float" office:value="1386191.712">
            <text:p>1386191.712</text:p>
          </table:table-cell>
          <table:table-cell office:value-type="float" office:value="14.436">
            <text:p>14.436</text:p>
          </table:table-cell>
          <table:table-cell office:value-type="string">
            <text:p>f+bb</text:p>
          </table:table-cell>
          <table:table-cell table:number-columns-repeated="1019"/>
        </table:table-row>
        <table:table-row table:style-name="ro1">
          <table:table-cell office:value-type="string">
            <text:p>xs25r_bw3</text:p>
          </table:table-cell>
          <table:table-cell office:value-type="float" office:value="4917039.291">
            <text:p>4917039.291</text:p>
          </table:table-cell>
          <table:table-cell office:value-type="float" office:value="1386199.382">
            <text:p>1386199.382</text:p>
          </table:table-cell>
          <table:table-cell office:value-type="float" office:value="17.256">
            <text:p>17.256</text:p>
          </table:table-cell>
          <table:table-cell office:value-type="string">
            <text:p>tb</text:p>
          </table:table-cell>
          <table:table-cell table:number-columns-repeated="1019"/>
        </table:table-row>
        <table:table-row table:style-name="ro1">
          <table:table-cell office:value-type="string">
            <text:p>xs25r_bw4</text:p>
          </table:table-cell>
          <table:table-cell office:value-type="float" office:value="4917039.933">
            <text:p>4917039.933</text:p>
          </table:table-cell>
          <table:table-cell office:value-type="float" office:value="1386200.2">
            <text:p>1386200.2</text:p>
          </table:table-cell>
          <table:table-cell office:value-type="float" office:value="17.297">
            <text:p>17.297</text:p>
          </table:table-cell>
          <table:table-cell office:value-type="string">
            <text:p>so</text:p>
          </table:table-cell>
          <table:table-cell table:number-columns-repeated="1019"/>
        </table:table-row>
        <table:table-row table:style-name="ro1">
          <table:table-cell office:value-type="string">
            <text:p>xs25r_bw5</text:p>
          </table:table-cell>
          <table:table-cell office:value-type="float" office:value="4917040.758">
            <text:p>4917040.758</text:p>
          </table:table-cell>
          <table:table-cell office:value-type="float" office:value="1386201.147">
            <text:p>1386201.147</text:p>
          </table:table-cell>
          <table:table-cell office:value-type="float" office:value="17.236">
            <text:p>17.236</text:p>
          </table:table-cell>
          <table:table-cell office:value-type="string">
            <text:p>tb</text:p>
          </table:table-cell>
          <table:table-cell table:number-columns-repeated="1019"/>
        </table:table-row>
        <table:table-row table:style-name="ro1">
          <table:table-cell office:value-type="string">
            <text:p>xs25r_bw6</text:p>
          </table:table-cell>
          <table:table-cell office:value-type="float" office:value="4917044.521">
            <text:p>4917044.521</text:p>
          </table:table-cell>
          <table:table-cell office:value-type="float" office:value="1386205.588">
            <text:p>1386205.588</text:p>
          </table:table-cell>
          <table:table-cell office:value-type="float" office:value="14.914">
            <text:p>14.914</text:p>
          </table:table-cell>
          <table:table-cell office:value-type="string">
            <text:p>bb+f</text:p>
          </table:table-cell>
          <table:table-cell table:number-columns-repeated="1019"/>
        </table:table-row>
        <table:table-row table:style-name="ro1">
          <table:table-cell office:value-type="string">
            <text:p>xs25r_bw7</text:p>
          </table:table-cell>
          <table:table-cell office:value-type="float" office:value="4917057.786">
            <text:p>4917057.786</text:p>
          </table:table-cell>
          <table:table-cell office:value-type="float" office:value="1386221.265">
            <text:p>1386221.265</text:p>
          </table:table-cell>
          <table:table-cell office:value-type="float" office:value="14.945">
            <text:p>14.945</text:p>
          </table:table-cell>
          <table:table-cell office:value-type="string">
            <text:p>so</text:p>
          </table:table-cell>
          <table:table-cell table:number-columns-repeated="1019"/>
        </table:table-row>
        <table:table-row table:style-name="ro1">
          <table:table-cell office:value-type="string">
            <text:p>xs25r_bw8</text:p>
          </table:table-cell>
          <table:table-cell office:value-type="float" office:value="4917065.757">
            <text:p>4917065.757</text:p>
          </table:table-cell>
          <table:table-cell office:value-type="float" office:value="1386230.337">
            <text:p>1386230.337</text:p>
          </table:table-cell>
          <table:table-cell office:value-type="float" office:value="14.526">
            <text:p>14.526</text:p>
          </table:table-cell>
          <table:table-cell office:value-type="string">
            <text:p>so</text:p>
          </table:table-cell>
          <table:table-cell table:number-columns-repeated="1019"/>
        </table:table-row>
        <table:table-row table:style-name="ro1">
          <table:table-cell office:value-type="string">
            <text:p>xs25r_bw9</text:p>
          </table:table-cell>
          <table:table-cell office:value-type="float" office:value="4917069.867">
            <text:p>4917069.867</text:p>
          </table:table-cell>
          <table:table-cell office:value-type="float" office:value="1386234.416">
            <text:p>1386234.416</text:p>
          </table:table-cell>
          <table:table-cell office:value-type="float" office:value="13.802">
            <text:p>13.802</text:p>
          </table:table-cell>
          <table:table-cell office:value-type="string">
            <text:p>so</text:p>
          </table:table-cell>
          <table:table-cell table:number-columns-repeated="1019"/>
        </table:table-row>
        <table:table-row table:style-name="ro1">
          <table:table-cell office:value-type="string">
            <text:p>xs25r_bw10</text:p>
          </table:table-cell>
          <table:table-cell office:value-type="float" office:value="4917073.166">
            <text:p>4917073.166</text:p>
          </table:table-cell>
          <table:table-cell office:value-type="float" office:value="1386239.605">
            <text:p>1386239.605</text:p>
          </table:table-cell>
          <table:table-cell office:value-type="float" office:value="12.738">
            <text:p>12.738</text:p>
          </table:table-cell>
          <table:table-cell office:value-type="string">
            <text:p>so</text:p>
          </table:table-cell>
          <table:table-cell table:number-columns-repeated="1019"/>
        </table:table-row>
        <table:table-row table:style-name="ro1">
          <table:table-cell office:value-type="string">
            <text:p>xs25r_bw11</text:p>
          </table:table-cell>
          <table:table-cell office:value-type="float" office:value="4917078.882">
            <text:p>4917078.882</text:p>
          </table:table-cell>
          <table:table-cell office:value-type="float" office:value="1386246.457">
            <text:p>1386246.457</text:p>
          </table:table-cell>
          <table:table-cell office:value-type="float" office:value="13.075">
            <text:p>13.075</text:p>
          </table:table-cell>
          <table:table-cell office:value-type="string">
            <text:p>so</text:p>
          </table:table-cell>
          <table:table-cell table:number-columns-repeated="1019"/>
        </table:table-row>
        <table:table-row table:style-name="ro1">
          <table:table-cell office:value-type="string">
            <text:p>xs25r_bw12</text:p>
          </table:table-cell>
          <table:table-cell office:value-type="float" office:value="4917082.358">
            <text:p>4917082.358</text:p>
          </table:table-cell>
          <table:table-cell office:value-type="float" office:value="1386250.607">
            <text:p>1386250.607</text:p>
          </table:table-cell>
          <table:table-cell office:value-type="float" office:value="13.03">
            <text:p>13.03</text:p>
          </table:table-cell>
          <table:table-cell office:value-type="string">
            <text:p>so+f</text:p>
          </table:table-cell>
          <table:table-cell table:number-columns-repeated="1019"/>
        </table:table-row>
        <table:table-row table:style-name="ro1">
          <table:table-cell office:value-type="string">
            <text:p>xs25r_bw13</text:p>
          </table:table-cell>
          <table:table-cell office:value-type="float" office:value="4917090.257">
            <text:p>4917090.257</text:p>
          </table:table-cell>
          <table:table-cell office:value-type="float" office:value="1386258.608">
            <text:p>1386258.608</text:p>
          </table:table-cell>
          <table:table-cell office:value-type="float" office:value="12.258">
            <text:p>12.258</text:p>
          </table:table-cell>
          <table:table-cell office:value-type="string">
            <text:p>so</text:p>
          </table:table-cell>
          <table:table-cell table:number-columns-repeated="1019"/>
        </table:table-row>
        <table:table-row table:style-name="ro1">
          <table:table-cell office:value-type="string">
            <text:p>xs25r_bw14</text:p>
          </table:table-cell>
          <table:table-cell office:value-type="float" office:value="4917100.516">
            <text:p>4917100.516</text:p>
          </table:table-cell>
          <table:table-cell office:value-type="float" office:value="1386270.713">
            <text:p>1386270.713</text:p>
          </table:table-cell>
          <table:table-cell office:value-type="float" office:value="13.057">
            <text:p>13.057</text:p>
          </table:table-cell>
          <table:table-cell office:value-type="string">
            <text:p>so</text:p>
          </table:table-cell>
          <table:table-cell table:number-columns-repeated="1019"/>
        </table:table-row>
        <table:table-row table:style-name="ro1">
          <table:table-cell office:value-type="string">
            <text:p>xs25r_bw15</text:p>
          </table:table-cell>
          <table:table-cell office:value-type="float" office:value="4917112.773">
            <text:p>4917112.773</text:p>
          </table:table-cell>
          <table:table-cell office:value-type="float" office:value="1386285.326">
            <text:p>1386285.326</text:p>
          </table:table-cell>
          <table:table-cell office:value-type="float" office:value="14.296">
            <text:p>14.296</text:p>
          </table:table-cell>
          <table:table-cell office:value-type="string">
            <text:p>so</text:p>
          </table:table-cell>
          <table:table-cell table:number-columns-repeated="1019"/>
        </table:table-row>
        <table:table-row table:style-name="ro1">
          <table:table-cell office:value-type="string">
            <text:p>xs25r_bw16</text:p>
          </table:table-cell>
          <table:table-cell office:value-type="float" office:value="4917119.711">
            <text:p>4917119.711</text:p>
          </table:table-cell>
          <table:table-cell office:value-type="float" office:value="1386294.01">
            <text:p>1386294.01</text:p>
          </table:table-cell>
          <table:table-cell office:value-type="float" office:value="14.655">
            <text:p>14.655</text:p>
          </table:table-cell>
          <table:table-cell office:value-type="string">
            <text:p>so</text:p>
          </table:table-cell>
          <table:table-cell table:number-columns-repeated="1019"/>
        </table:table-row>
        <table:table-row table:style-name="ro1">
          <table:table-cell office:value-type="string">
            <text:p>xs25r_bw17</text:p>
          </table:table-cell>
          <table:table-cell office:value-type="float" office:value="4917124.78">
            <text:p>4917124.78</text:p>
          </table:table-cell>
          <table:table-cell office:value-type="float" office:value="1386300.071">
            <text:p>1386300.071</text:p>
          </table:table-cell>
          <table:table-cell office:value-type="float" office:value="14.367">
            <text:p>14.367</text:p>
          </table:table-cell>
          <table:table-cell office:value-type="string">
            <text:p>so</text:p>
          </table:table-cell>
          <table:table-cell table:number-columns-repeated="1019"/>
        </table:table-row>
        <table:table-row table:style-name="ro1">
          <table:table-cell office:value-type="string">
            <text:p>xs25r_bw18</text:p>
          </table:table-cell>
          <table:table-cell office:value-type="float" office:value="4917131.155">
            <text:p>4917131.155</text:p>
          </table:table-cell>
          <table:table-cell office:value-type="float" office:value="1386307.18">
            <text:p>1386307.18</text:p>
          </table:table-cell>
          <table:table-cell office:value-type="float" office:value="13.548">
            <text:p>13.548</text:p>
          </table:table-cell>
          <table:table-cell office:value-type="string">
            <text:p>tb rvr</text:p>
          </table:table-cell>
          <table:table-cell table:number-columns-repeated="1019"/>
        </table:table-row>
        <table:table-row table:style-name="ro1">
          <table:table-cell office:value-type="string">
            <text:p>xs27r_bw1</text:p>
          </table:table-cell>
          <table:table-cell office:value-type="float" office:value="4917753.437">
            <text:p>4917753.437</text:p>
          </table:table-cell>
          <table:table-cell office:value-type="float" office:value="1386109.009">
            <text:p>1386109.009</text:p>
          </table:table-cell>
          <table:table-cell office:value-type="float" office:value="11.478">
            <text:p>11.478</text:p>
          </table:table-cell>
          <table:table-cell office:value-type="string">
            <text:p>bb+g</text:p>
          </table:table-cell>
          <table:table-cell table:number-columns-repeated="1019"/>
        </table:table-row>
        <table:table-row table:style-name="ro1">
          <table:table-cell office:value-type="string">
            <text:p>xs27r_bw2</text:p>
          </table:table-cell>
          <table:table-cell office:value-type="float" office:value="4917758.311">
            <text:p>4917758.311</text:p>
          </table:table-cell>
          <table:table-cell office:value-type="float" office:value="1386109.788">
            <text:p>1386109.788</text:p>
          </table:table-cell>
          <table:table-cell office:value-type="float" office:value="10.727">
            <text:p>10.727</text:p>
          </table:table-cell>
          <table:table-cell office:value-type="string">
            <text:p>g</text:p>
          </table:table-cell>
          <table:table-cell table:number-columns-repeated="1019"/>
        </table:table-row>
        <table:table-row table:style-name="ro1">
          <table:table-cell office:value-type="string">
            <text:p>xs27r_bw3</text:p>
          </table:table-cell>
          <table:table-cell office:value-type="float" office:value="4917767.284">
            <text:p>4917767.284</text:p>
          </table:table-cell>
          <table:table-cell office:value-type="float" office:value="1386110.711">
            <text:p>1386110.711</text:p>
          </table:table-cell>
          <table:table-cell office:value-type="float" office:value="9.809">
            <text:p>9.809</text:p>
          </table:table-cell>
          <table:table-cell office:value-type="string">
            <text:p>g</text:p>
          </table:table-cell>
          <table:table-cell table:number-columns-repeated="1019"/>
        </table:table-row>
        <table:table-row table:style-name="ro1">
          <table:table-cell office:value-type="string">
            <text:p>xs27r_bw4</text:p>
          </table:table-cell>
          <table:table-cell office:value-type="float" office:value="4917774.672">
            <text:p>4917774.672</text:p>
          </table:table-cell>
          <table:table-cell office:value-type="float" office:value="1386111.83">
            <text:p>1386111.83</text:p>
          </table:table-cell>
          <table:table-cell office:value-type="float" office:value="9.153">
            <text:p>9.153</text:p>
          </table:table-cell>
          <table:table-cell office:value-type="string">
            <text:p>g</text:p>
          </table:table-cell>
          <table:table-cell table:number-columns-repeated="1019"/>
        </table:table-row>
        <table:table-row table:style-name="ro1">
          <table:table-cell office:value-type="string">
            <text:p>xs27r_bw5</text:p>
          </table:table-cell>
          <table:table-cell office:value-type="float" office:value="4917780.77">
            <text:p>4917780.77</text:p>
          </table:table-cell>
          <table:table-cell office:value-type="float" office:value="1386112.632">
            <text:p>1386112.632</text:p>
          </table:table-cell>
          <table:table-cell office:value-type="float" office:value="8.965">
            <text:p>8.965</text:p>
          </table:table-cell>
          <table:table-cell office:value-type="string">
            <text:p>wtr</text:p>
          </table:table-cell>
          <table:table-cell table:number-columns-repeated="1019"/>
        </table:table-row>
      </table:table>
      <table:table table:name="Sheet3" table:style-name="ta1" table:print="false">
        <table:table-column table:style-name="co2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NZ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ime-style style:name="N106">
      <number:hours number:style="long"/>
      <number:text>:</number:text>
      <number:minutes number:style="long"/>
      <number:text>:</number:text>
      <number:seconds number:style="long" number:decimal-places="3"/>
      <number:text>. </number:text>
      <number:am-pm/>
    </number:time-style>
    <number:number-style style:name="N107">
      <number:number number:decimal-places="3" number:min-integer-digits="1"/>
    </number:number-style>
    <number:date-style style:name="N8106" number:language="en" number:country="NZ">
      <number:day/>
      <number:text>/</number:text>
      <number:month number:style="long"/>
      <number:text>/</number:text>
      <number:year number:style="long"/>
    </number:date-style>
    <number:date-style style:name="N8107" number:language="en" number:country="NZ">
      <number:day/>
      <number:text>-</number:text>
      <number:month number:textual="true"/>
      <number:text>-</number:text>
      <number:year/>
    </number:date-style>
    <number:date-style style:name="N8108" number:language="en" number:country="NZ">
      <number:day/>
      <number:text>-</number:text>
      <number:month number:textual="true"/>
    </number:date-style>
    <number:date-style style:name="N8109" number:language="en" number:country="NZ">
      <number:month number:textual="true"/>
      <number:text>-</number:text>
      <number:year/>
    </number:date-style>
    <number:time-style style:name="N8110" number:language="en" number:country="NZ">
      <number:hours/>
      <number:text>:</number:text>
      <number:minutes number:style="long"/>
      <number:text> </number:text>
      <number:am-pm/>
    </number:time-style>
    <number:time-style style:name="N8111" number:language="en" number:country="NZ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2" number:language="en" number:country="NZ">
      <number:hours/>
      <number:text>:</number:text>
      <number:minutes number:style="long"/>
    </number:time-style>
    <number:time-style style:name="N8113" number:language="en" number:country="NZ">
      <number:hours/>
      <number:text>:</number:text>
      <number:minutes number:style="long"/>
      <number:text>:</number:text>
      <number:seconds number:style="long"/>
    </number:time-style>
    <number:date-style style:name="N8114" number:language="en" number:country="NZ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15P0" style:volatile="true" number:language="en" number:country="NZ">
      <number:number number:decimal-places="0" number:min-integer-digits="1" number:grouping="true"/>
    </number:number-style>
    <number:number-style style:name="N8115" number:language="en" number:country="NZ">
      <number:text>-</number:text>
      <number:number number:decimal-places="0" number:min-integer-digits="1" number:grouping="true"/>
      <style:map style:condition="value()&gt;=0" style:apply-style-name="N8115P0"/>
    </number:number-style>
    <number:number-style style:name="N8116P0" style:volatile="true" number:language="en" number:country="NZ">
      <number:number number:decimal-places="0" number:min-integer-digits="1" number:grouping="true"/>
    </number:number-style>
    <number:number-style style:name="N8116" number:language="en" number:country="NZ">
      <style:text-properties fo:color="#ff0000"/>
      <number:text>-</number:text>
      <number:number number:decimal-places="0" number:min-integer-digits="1" number:grouping="true"/>
      <style:map style:condition="value()&gt;=0" style:apply-style-name="N8116P0"/>
    </number:number-style>
    <number:number-style style:name="N8117P0" style:volatile="true" number:language="en" number:country="NZ">
      <number:number number:decimal-places="2" number:min-integer-digits="1" number:grouping="true"/>
    </number:number-style>
    <number:number-style style:name="N8117" number:language="en" number:country="NZ">
      <number:text>-</number:text>
      <number:number number:decimal-places="2" number:min-integer-digits="1" number:grouping="true"/>
      <style:map style:condition="value()&gt;=0" style:apply-style-name="N8117P0"/>
    </number:number-style>
    <number:number-style style:name="N8118P0" style:volatile="true" number:language="en" number:country="NZ">
      <number:number number:decimal-places="2" number:min-integer-digits="1" number:grouping="true"/>
    </number:number-style>
    <number:number-style style:name="N8118" number:language="en" number:country="NZ">
      <style:text-properties fo:color="#ff0000"/>
      <number:text>-</number:text>
      <number:number number:decimal-places="2" number:min-integer-digits="1" number:grouping="true"/>
      <style:map style:condition="value()&gt;=0" style:apply-style-name="N8118P0"/>
    </number:number-style>
    <number:number-style style:name="N8119P0" style:volatile="true" number:language="en" number:country="NZ">
      <number:text> </number:text>
      <number:number number:decimal-places="0" number:min-integer-digits="1" number:grouping="true"/>
      <number:text> </number:text>
    </number:number-style>
    <number:number-style style:name="N8119P1" style:volatile="true" number:language="en" number:country="NZ">
      <number:text>-</number:text>
      <number:number number:decimal-places="0" number:min-integer-digits="1" number:grouping="true"/>
      <number:text> </number:text>
    </number:number-style>
    <number:number-style style:name="N8119P2" style:volatile="true" number:language="en" number:country="NZ">
      <number:text> - </number:text>
    </number:number-style>
    <number:text-style style:name="N8119" number:language="en" number:country="NZ">
      <number:text> </number:text>
      <number:text-content/>
      <number:text> </number:text>
      <style:map style:condition="value()&gt;0" style:apply-style-name="N8119P0"/>
      <style:map style:condition="value()&lt;0" style:apply-style-name="N8119P1"/>
      <style:map style:condition="value()=0" style:apply-style-name="N8119P2"/>
    </number:text-style>
    <number:currency-style style:name="N8120P0" style:volatile="true" number:language="en" number:country="NZ">
      <number:text> </number:text>
      <number:currency-symbol/>
      <number:number number:decimal-places="0" number:min-integer-digits="1" number:grouping="true"/>
      <number:text> </number:text>
    </number:currency-style>
    <number:currency-style style:name="N8120P1" style:volatile="true" number:language="en" number:country="NZ">
      <number:text>-</number:text>
      <number:currency-symbol/>
      <number:number number:decimal-places="0" number:min-integer-digits="1" number:grouping="true"/>
      <number:text> </number:text>
    </number:currency-style>
    <number:currency-style style:name="N8120P2" style:volatile="true" number:language="en" number:country="NZ">
      <number:text> </number:text>
      <number:currency-symbol/>
      <number:text>- </number:text>
    </number:currency-style>
    <number:text-style style:name="N8120" number:language="en" number:country="NZ">
      <number:text> </number:text>
      <number:text-content/>
      <number:text> </number:text>
      <style:map style:condition="value()&gt;0" style:apply-style-name="N8120P0"/>
      <style:map style:condition="value()&lt;0" style:apply-style-name="N8120P1"/>
      <style:map style:condition="value()=0" style:apply-style-name="N8120P2"/>
    </number:text-style>
    <number:number-style style:name="N8121P0" style:volatile="true" number:language="en" number:country="NZ">
      <number:text> </number:text>
      <number:number number:decimal-places="2" number:min-integer-digits="1" number:grouping="true"/>
      <number:text> </number:text>
    </number:number-style>
    <number:number-style style:name="N8121P1" style:volatile="true" number:language="en" number:country="NZ">
      <number:text>-</number:text>
      <number:number number:decimal-places="2" number:min-integer-digits="1" number:grouping="true"/>
      <number:text> </number:text>
    </number:number-style>
    <number:number-style style:name="N8121P2" style:volatile="true" number:language="en" number:country="NZ">
      <number:text> -</number:text>
      <number:number number:decimal-places="0" number:min-integer-digits="0"/>
      <number:text> </number:text>
    </number:number-style>
    <number:text-style style:name="N8121" number:language="en" number:country="NZ">
      <number:text> </number:text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currency-style style:name="N8122P0" style:volatile="true" number:language="en" number:country="NZ">
      <number:text> </number:text>
      <number:currency-symbol/>
      <number:number number:decimal-places="2" number:min-integer-digits="1" number:grouping="true"/>
      <number:text> </number:text>
    </number:currency-style>
    <number:currency-style style:name="N8122P1" style:volatile="true" number:language="en" number:country="NZ">
      <number:text>-</number:text>
      <number:currency-symbol/>
      <number:number number:decimal-places="2" number:min-integer-digits="1" number:grouping="true"/>
      <number:text> </number:text>
    </number:currency-style>
    <number:currency-style style:name="N8122P2" style:volatile="true" number:language="en" number:country="NZ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8122" number:language="en" number:country="NZ">
      <number:text> </number:text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time-style style:name="N8123" number:language="en" number:country="NZ">
      <number:minutes number:style="long"/>
      <number:text>:</number:text>
      <number:seconds number:style="long"/>
    </number:time-style>
    <number:time-style style:name="N8124" number:language="en" number:country="NZ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5" number:language="en" number:country="NZ">
      <number:minutes number:style="long"/>
      <number:text>:</number:text>
      <number:seconds number:style="long" number:decimal-places="1"/>
    </number:time-style>
    <number:number-style style:name="N8126" number:language="en" number:country="NZ">
      <number:scientific-number number:decimal-places="1" number:min-integer-digits="3" number:min-exponent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3">23/11/2017</text:date>, <text:time>10:16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ve Taylor</meta:initial-creator>
    <meta:creation-date>2017-11-23T09:34:45</meta:creation-date>
    <dc:date>2017-11-23T10:16:55</dc:date>
    <dc:creator>Steve Taylor</dc:creator>
    <meta:editing-duration>PT26M9S</meta:editing-duration>
    <meta:editing-cycles>3</meta:editing-cycles>
    <meta:generator>OpenOffice/4.1.4$Unix OpenOffice.org_project/414m5$Build-9788</meta:generator>
    <meta:document-statistic meta:table-count="3" meta:cell-count="1342" meta:object-count="0"/>
  </office:meta>
</office:document-meta>
</file>